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7.992cm" table:align="margins" style:writing-mode="lr-tb"/>
    </style:style>
    <style:style style:name="Tableau1.A" style:family="table-column">
      <style:table-column-properties style:column-width="8.996cm" style:rel-column-width="32767*"/>
    </style:style>
    <style:style style:name="Tableau1.B" style:family="table-column">
      <style:table-column-properties style:column-width="8.996cm" style:rel-column-width="32768*"/>
    </style:style>
    <style:style style:name="Tableau1.A1" style:family="table-cell">
      <style:table-cell-properties style:writing-mode="page"/>
    </style:style>
    <style:style style:name="Tableau2" style:family="table">
      <style:table-properties style:width="17.59cm" fo:margin-left="0.205cm" fo:margin-top="0cm" fo:margin-bottom="0cm" table:align="left" style:writing-mode="page"/>
    </style:style>
    <style:style style:name="Tableau2.A" style:family="table-column">
      <style:table-column-properties style:column-width="5.863cm"/>
    </style:style>
    <style:style style:name="Tableau2.1" style:family="table-row">
      <style:table-row-properties style:min-row-height="1.201cm" fo:keep-together="auto"/>
    </style:style>
    <style:style style:name="Tableau2.A1" style:family="table-cell">
      <style:table-cell-properties fo:padding-left="0.004cm" fo:padding-right="0.004cm" fo:padding-top="0cm" fo:padding-bottom="0cm" fo:border="0.25pt solid #000000"/>
    </style:style>
    <style:style style:name="Tableau2.2" style:family="table-row">
      <style:table-row-properties style:min-row-height="1.203cm" fo:keep-together="auto"/>
    </style:style>
    <style:style style:name="Tableau2.4" style:family="table-row">
      <style:table-row-properties style:min-row-height="1.205cm" fo:keep-together="auto"/>
    </style:style>
    <style:style style:name="P1" style:family="paragraph" style:parent-style-name="Table_20_Paragraph">
      <style:paragraph-properties fo:margin-left="0.099cm" fo:margin-right="2.321cm" fo:line-height="103%"/>
    </style:style>
    <style:style style:name="P2" style:family="paragraph" style:parent-style-name="Table_20_Paragraph">
      <style:paragraph-properties fo:margin-left="0.099cm" fo:margin-right="1.76cm" fo:line-height="103%"/>
    </style:style>
    <style:style style:name="P3" style:family="paragraph" style:parent-style-name="Heading_20_1">
      <style:paragraph-properties fo:margin-left="5.516cm" fo:margin-right="5.503cm" fo:margin-top="0.416cm" fo:margin-bottom="0cm" style:contextual-spacing="false"/>
      <style:text-properties fo:color="#04aae1" loext:opacity="100%" style:font-name="Calibri1" style:text-scale="110%"/>
    </style:style>
    <style:style style:name="P4" style:family="paragraph" style:parent-style-name="Heading_20_2">
      <style:paragraph-properties fo:margin-top="0.397cm" fo:margin-bottom="0cm" style:contextual-spacing="false"/>
      <style:text-properties fo:color="#04aae1" loext:opacity="100%" style:font-name="Calibri1" fo:font-weight="bold" style:font-weight-asian="bold" style:font-weight-complex="bold" style:text-scale="110%"/>
    </style:style>
    <style:style style:name="P5" style:family="paragraph" style:parent-style-name="Standard">
      <style:paragraph-properties fo:text-align="center" style:justify-single-word="false"/>
      <style:text-properties fo:color="#04aae1" loext:opacity="100%" style:font-name="Calibri1" fo:font-size="18pt" officeooo:paragraph-rsid="00167741" style:font-size-asian="18pt" style:font-size-complex="18pt"/>
    </style:style>
    <style:style style:name="P6" style:family="paragraph" style:parent-style-name="Standard">
      <style:paragraph-properties fo:margin-left="5.514cm" fo:margin-right="5.509cm" fo:margin-top="0.575cm" fo:margin-bottom="0cm" style:contextual-spacing="false" fo:text-align="center" style:justify-single-word="false" fo:text-indent="0cm" style:auto-text-indent="false"/>
      <style:text-properties fo:color="#04aae1" loext:opacity="100%" style:font-name="Calibri1" fo:font-size="18pt" style:font-size-asian="18pt" style:text-scale="110%"/>
    </style:style>
    <style:style style:name="P7" style:family="paragraph" style:parent-style-name="Standard">
      <style:paragraph-properties fo:text-align="center" style:justify-single-word="false"/>
      <style:text-properties fo:color="#04aae1" loext:opacity="100%" style:font-name="Calibri1" fo:font-size="18pt" fo:letter-spacing="-0.002cm" fo:language="en" fo:country="US" fo:font-style="italic" fo:font-weight="bold" officeooo:rsid="00ffbb9c" officeooo:paragraph-rsid="00167741" style:font-name-asian="Times New Roman1" style:font-size-asian="18pt" style:language-asian="en" style:country-asian="US" style:font-style-asian="italic" style:font-weight-asian="bold" style:font-name-complex="Times New Roman1" style:font-size-complex="18pt" style:language-complex="ar" style:country-complex="SA" style:font-weight-complex="bold" style:text-scale="110%"/>
    </style:style>
    <style:style style:name="P8" style:family="paragraph" style:parent-style-name="Table_20_Contents">
      <style:text-properties fo:color="#04aae1" loext:opacity="100%" style:font-name="Calibri1" fo:font-style="italic" fo:font-weight="bold" officeooo:paragraph-rsid="00167741" style:font-style-asian="italic" style:font-weight-asian="bold" style:font-style-complex="italic" style:font-weight-complex="bold"/>
    </style:style>
    <style:style style:name="P9" style:family="paragraph" style:parent-style-name="Table_20_Contents">
      <style:text-properties fo:color="#04aae1" loext:opacity="100%" style:font-name="Calibri1" fo:font-style="italic" fo:font-weight="bold" officeooo:rsid="001ae477" officeooo:paragraph-rsid="00167741" style:font-style-asian="italic" style:font-weight-asian="bold" style:font-style-complex="italic" style:font-weight-complex="bold"/>
    </style:style>
    <style:style style:name="P10" style:family="paragraph" style:parent-style-name="Standard">
      <style:text-properties fo:color="#04aae1" loext:opacity="100%" style:font-name="Calibri1" fo:font-style="italic" fo:font-weight="bold" officeooo:paragraph-rsid="0145d150" style:font-style-asian="italic" style:font-weight-asian="bold" style:font-style-complex="italic" style:font-weight-complex="bold"/>
    </style:style>
    <style:style style:name="P11" style:family="paragraph" style:parent-style-name="Text_20_body">
      <style:text-properties fo:color="#04aae1" loext:opacity="100%" style:font-name="Calibri1" fo:font-size="10pt" style:font-size-asian="10pt"/>
    </style:style>
    <style:style style:name="P12" style:family="paragraph" style:parent-style-name="Heading_20_2">
      <style:paragraph-properties fo:margin-top="0.25cm" fo:margin-bottom="0cm" style:contextual-spacing="false"/>
      <style:text-properties fo:color="#04aae1" loext:opacity="100%" style:font-name="Calibri1" fo:letter-spacing="-0.004cm" fo:font-weight="bold" officeooo:rsid="00197810" officeooo:paragraph-rsid="001558db" style:font-weight-asian="bold" style:font-weight-complex="bold" style:text-scale="110%"/>
    </style:style>
    <style:style style:name="P13" style:family="paragraph" style:parent-style-name="Standard">
      <style:paragraph-properties fo:margin-left="5.516cm" fo:margin-right="5.509cm" fo:margin-top="0.263cm" fo:margin-bottom="0cm" style:contextual-spacing="false" fo:text-align="center" style:justify-single-word="false" fo:text-indent="0cm" style:auto-text-indent="false"/>
      <style:text-properties fo:color="#04aae1" loext:opacity="100%" style:font-name="Calibri1" fo:font-size="16pt" fo:font-weight="bold" style:font-size-asian="16pt" style:font-weight-asian="bold" style:font-weight-complex="bold" style:text-scale="105%"/>
    </style:style>
    <style:style style:name="P14" style:family="paragraph" style:parent-style-name="Standard">
      <style:paragraph-properties fo:margin-left="5.512cm" fo:margin-right="5.509cm" fo:margin-top="0.561cm" fo:margin-bottom="0cm" style:contextual-spacing="false" fo:text-align="center" style:justify-single-word="false" fo:text-indent="0cm" style:auto-text-indent="false"/>
      <style:text-properties fo:color="#04aae1" loext:opacity="100%" style:font-name="Calibri1" fo:font-size="14pt" fo:font-style="italic" officeooo:rsid="00167741" officeooo:paragraph-rsid="00167741" style:font-size-asian="14pt" style:font-style-asian="italic" style:font-size-complex="14pt" style:font-style-complex="italic" style:text-scale="130%"/>
    </style:style>
    <style:style style:name="P15" style:family="paragraph" style:parent-style-name="Heading_20_2">
      <style:paragraph-properties fo:margin-top="0.346cm" fo:margin-bottom="0cm" style:contextual-spacing="false"/>
      <style:text-properties style:font-name="Calibri1"/>
    </style:style>
    <style:style style:name="P16" style:family="paragraph" style:parent-style-name="Heading_20_2">
      <style:paragraph-properties fo:margin-top="0.25cm" fo:margin-bottom="0cm" style:contextual-spacing="false"/>
      <style:text-properties style:font-name="Calibri1"/>
    </style:style>
    <style:style style:name="P17" style:family="paragraph" style:parent-style-name="Heading_20_2">
      <style:paragraph-properties fo:margin-top="0.455cm" fo:margin-bottom="0cm" style:contextual-spacing="false">
        <style:tab-stops>
          <style:tab-stop style:position="0.949cm"/>
          <style:tab-stop style:position="6.604cm"/>
        </style:tab-stops>
      </style:paragraph-properties>
      <style:text-properties style:font-name="Calibri1"/>
    </style:style>
    <style:style style:name="P18" style:family="paragraph" style:parent-style-name="Heading_20_2">
      <style:paragraph-properties fo:margin-top="0.208cm" fo:margin-bottom="0cm" style:contextual-spacing="false"/>
      <style:text-properties style:font-name="Calibri1"/>
    </style:style>
    <style:style style:name="P19" style:family="paragraph" style:parent-style-name="Heading_20_2">
      <style:text-properties style:font-name="Calibri1"/>
    </style:style>
    <style:style style:name="P20" style:family="paragraph" style:parent-style-name="Heading_20_2">
      <style:paragraph-properties fo:margin-top="0.002cm" fo:margin-bottom="0cm" style:contextual-spacing="false"/>
      <style:text-properties style:font-name="Calibri1"/>
    </style:style>
    <style:style style:name="P21" style:family="paragraph" style:parent-style-name="Heading_20_2">
      <style:paragraph-properties fo:margin-top="0.222cm" fo:margin-bottom="0cm" style:contextual-spacing="false"/>
      <style:text-properties style:font-name="Calibri1"/>
    </style:style>
    <style:style style:name="P22" style:family="paragraph" style:parent-style-name="Heading_20_2" style:master-page-name="">
      <style:paragraph-properties fo:margin-top="0.222cm" fo:margin-bottom="0cm" style:contextual-spacing="false" style:page-number="auto"/>
      <style:text-properties style:font-name="Calibri1"/>
    </style:style>
    <style:style style:name="P23" style:family="paragraph" style:parent-style-name="Heading_20_2">
      <style:paragraph-properties fo:margin-top="0.25cm" fo:margin-bottom="0cm" style:contextual-spacing="false"/>
      <style:text-properties style:font-name="Calibri1" officeooo:paragraph-rsid="006f1ce5"/>
    </style:style>
    <style:style style:name="P24" style:family="paragraph" style:parent-style-name="Text_20_body">
      <style:paragraph-properties fo:margin-left="0.203cm" fo:margin-right="0cm" fo:margin-top="0.002cm" fo:margin-bottom="0cm" style:contextual-spacing="false"/>
      <style:text-properties style:font-name="Calibri1" officeooo:paragraph-rsid="006f1ce5"/>
    </style:style>
    <style:style style:name="P25" style:family="paragraph" style:parent-style-name="Text_20_body">
      <style:paragraph-properties fo:margin-left="0.203cm" fo:margin-right="0cm" fo:margin-top="0.025cm" fo:margin-bottom="0cm" style:contextual-spacing="false"/>
      <style:text-properties style:font-name="Calibri1" officeooo:paragraph-rsid="006f1ce5"/>
    </style:style>
    <style:style style:name="P26" style:family="paragraph" style:parent-style-name="Text_20_body">
      <style:text-properties style:font-name="Calibri1" officeooo:paragraph-rsid="006f1ce5"/>
    </style:style>
    <style:style style:name="P27" style:family="paragraph" style:parent-style-name="Text_20_body">
      <style:paragraph-properties fo:margin-left="0.203cm" fo:margin-right="0cm" fo:line-height="103%"/>
      <style:text-properties style:font-name="Calibri1" fo:font-size="11pt" style:font-size-asian="11pt" style:font-size-complex="11pt"/>
    </style:style>
    <style:style style:name="P28" style:family="paragraph" style:parent-style-name="Text_20_body">
      <style:paragraph-properties fo:margin-left="0.203cm" fo:margin-right="0.718cm" fo:line-height="103%"/>
      <style:text-properties style:font-name="Calibri1" fo:font-size="11pt" style:font-size-asian="11pt" style:font-size-complex="11pt"/>
    </style:style>
    <style:style style:name="P29" style:family="paragraph" style:parent-style-name="Text_20_body">
      <style:paragraph-properties fo:margin-left="0.203cm" fo:margin-right="6.653cm" fo:margin-top="0.005cm" fo:margin-bottom="0cm" style:contextual-spacing="false" fo:line-height="103%"/>
      <style:text-properties style:font-name="Calibri1" fo:font-size="11pt" style:font-size-asian="11pt" style:font-size-complex="11pt"/>
    </style:style>
    <style:style style:name="P30" style:family="paragraph" style:parent-style-name="Text_20_body" style:master-page-name="">
      <loext:graphic-properties draw:fill="none"/>
      <style:paragraph-properties fo:margin-left="0cm" fo:margin-right="0cm" fo:margin-top="0.004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1" style:family="paragraph" style:parent-style-name="Text_20_body" style:master-page-name="">
      <loext:graphic-properties draw:fill="none"/>
      <style:paragraph-properties fo:margin-left="0cm" fo:margin-right="0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2" style:family="paragraph" style:parent-style-name="Text_20_body" style:master-page-name="">
      <loext:graphic-properties draw:fill="none"/>
      <style:paragraph-properties fo:margin-left="0cm" fo:margin-right="0.3cm" fo:margin-top="0.021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3" style:family="paragraph" style:parent-style-name="Text_20_body" style:master-page-name="">
      <loext:graphic-properties draw:fill="none"/>
      <style:paragraph-properties fo:margin-left="0cm" fo:margin-right="0.3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4" style:family="paragraph" style:parent-style-name="Text_20_body" style:master-page-name="">
      <loext:graphic-properties draw:fill="none"/>
      <style:paragraph-properties fo:margin-left="0cm" fo:margin-right="0.3cm" fo:margin-top="0.002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5" style:family="paragraph" style:parent-style-name="Text_20_body" style:master-page-name="">
      <loext:graphic-properties draw:fill="none"/>
      <style:paragraph-properties fo:margin-left="0cm" fo:margin-right="0cm" fo:margin-top="0cm" fo:margin-bottom="0cm" style:contextual-spacing="false" fo:line-height="0.462cm"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6" style:family="paragraph" style:parent-style-name="Text_20_body">
      <style:paragraph-properties fo:margin-left="0.203cm" fo:margin-right="0cm" fo:margin-top="0.004cm" fo:margin-bottom="0cm" style:contextual-spacing="false"/>
      <style:text-properties style:font-name="Calibri1" fo:font-size="11pt" style:font-size-asian="11pt" style:font-size-complex="11pt"/>
    </style:style>
    <style:style style:name="P37" style:family="paragraph" style:parent-style-name="Text_20_body">
      <style:paragraph-properties fo:margin-left="0.203cm" fo:margin-right="0cm" fo:margin-top="0.025cm" fo:margin-bottom="0cm" style:contextual-spacing="false"/>
      <style:text-properties style:font-name="Calibri1" fo:font-size="11pt" style:font-size-asian="11pt" style:font-size-complex="11pt"/>
    </style:style>
    <style:style style:name="P38" style:family="paragraph" style:parent-style-name="Text_20_body">
      <style:paragraph-properties fo:margin-top="0.002cm" fo:margin-bottom="0cm" style:contextual-spacing="false"/>
      <style:text-properties style:font-name="Calibri1" fo:font-size="11pt" style:font-size-asian="11pt" style:font-size-complex="11pt"/>
    </style:style>
    <style:style style:name="P39" style:family="paragraph" style:parent-style-name="List_20_Paragraph">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40" style:family="paragraph" style:parent-style-name="Standard">
      <style:text-properties style:font-name="Calibri1" fo:font-size="11pt" officeooo:paragraph-rsid="01989cbb" style:font-size-asian="11pt" style:font-size-complex="11pt"/>
    </style:style>
    <style:style style:name="P41" style:family="paragraph" style:parent-style-name="Standard">
      <style:text-properties style:font-name="Calibri1" fo:font-size="11pt" style:font-size-asian="11pt" style:font-size-complex="11pt"/>
    </style:style>
    <style:style style:name="P42" style:family="paragraph" style:parent-style-name="Standard">
      <style:text-properties style:font-name="Calibri1" fo:font-size="11pt" officeooo:paragraph-rsid="012f92bf" style:font-size-asian="11pt" style:font-size-complex="11pt"/>
    </style:style>
    <style:style style:name="P43" style:family="paragraph" style:parent-style-name="Standard">
      <style:text-properties style:font-name="Calibri1" fo:font-size="11pt" officeooo:paragraph-rsid="0130570f" style:font-size-asian="11pt" style:font-size-complex="11pt"/>
    </style:style>
    <style:style style:name="P44" style:family="paragraph" style:parent-style-name="Standard">
      <style:text-properties style:font-name="Calibri1" fo:font-size="11pt" officeooo:paragraph-rsid="0134cc4c" style:font-size-asian="11pt" style:font-size-complex="11pt"/>
    </style:style>
    <style:style style:name="P45" style:family="paragraph" style:parent-style-name="Standard">
      <style:text-properties style:font-name="Calibri1" fo:font-size="11pt" officeooo:paragraph-rsid="013df5af" style:font-size-asian="11pt" style:font-size-complex="11pt"/>
    </style:style>
    <style:style style:name="P46" style:family="paragraph" style:parent-style-name="Standard">
      <style:text-properties style:font-name="Calibri1" fo:font-size="11pt" officeooo:paragraph-rsid="013ff1b9" style:font-size-asian="11pt" style:font-size-complex="11pt"/>
    </style:style>
    <style:style style:name="P47" style:family="paragraph" style:parent-style-name="Standard">
      <style:text-properties style:font-name="Calibri1" fo:font-size="11pt" officeooo:paragraph-rsid="01414ee0" style:font-size-asian="11pt" style:font-size-complex="11pt"/>
    </style:style>
    <style:style style:name="P48" style:family="paragraph" style:parent-style-name="Standard">
      <style:text-properties style:font-name="Calibri1" fo:font-size="11pt" officeooo:paragraph-rsid="0142a167" style:font-size-asian="11pt" style:font-size-complex="11pt"/>
    </style:style>
    <style:style style:name="P49" style:family="paragraph" style:parent-style-name="Standard">
      <style:text-properties style:font-name="Calibri1" fo:font-size="11pt" officeooo:paragraph-rsid="0147ff34" style:font-size-asian="11pt" style:font-size-complex="11pt"/>
    </style:style>
    <style:style style:name="P50" style:family="paragraph" style:parent-style-name="Standard">
      <style:text-properties style:font-name="Calibri1" fo:font-size="11pt" officeooo:paragraph-rsid="0148843e" style:font-size-asian="11pt" style:font-size-complex="11pt"/>
    </style:style>
    <style:style style:name="P51" style:family="paragraph" style:parent-style-name="Standard">
      <style:text-properties style:font-name="Calibri1" fo:font-size="11pt" officeooo:paragraph-rsid="014efa1d" style:font-size-asian="11pt" style:font-size-complex="11pt"/>
    </style:style>
    <style:style style:name="P52" style:family="paragraph" style:parent-style-name="Standard">
      <style:text-properties style:font-name="Calibri1" fo:font-size="11pt" officeooo:paragraph-rsid="0150022b" style:font-size-asian="11pt" style:font-size-complex="11pt"/>
    </style:style>
    <style:style style:name="P53" style:family="paragraph" style:parent-style-name="Standard">
      <style:text-properties style:font-name="Calibri1" fo:font-size="11pt" officeooo:paragraph-rsid="015661fd" style:font-size-asian="11pt" style:font-size-complex="11pt"/>
    </style:style>
    <style:style style:name="P54" style:family="paragraph" style:parent-style-name="Standard">
      <style:text-properties style:font-name="Calibri1" fo:font-size="11pt" officeooo:paragraph-rsid="01593e90" style:font-size-asian="11pt" style:font-size-complex="11pt"/>
    </style:style>
    <style:style style:name="P55" style:family="paragraph" style:parent-style-name="Standard">
      <style:text-properties style:font-name="Calibri1" fo:font-size="11pt" officeooo:paragraph-rsid="018d041f" style:font-size-asian="11pt" style:font-size-complex="11pt"/>
    </style:style>
    <style:style style:name="P56" style:family="paragraph" style:parent-style-name="Standard">
      <style:text-properties style:font-name="Calibri1" fo:font-size="11pt" officeooo:paragraph-rsid="019706b2" style:font-size-asian="11pt" style:font-size-complex="11pt"/>
    </style:style>
    <style:style style:name="P57" style:family="paragraph" style:parent-style-name="Standard">
      <style:text-properties style:font-name="Calibri1" fo:font-size="11pt" officeooo:paragraph-rsid="01976eb1" style:font-size-asian="11pt" style:font-size-complex="11pt"/>
    </style:style>
    <style:style style:name="P58" style:family="paragraph" style:parent-style-name="Standard">
      <style:text-properties style:font-name="Calibri1" fo:font-size="11pt" officeooo:paragraph-rsid="0171a889" style:font-size-asian="11pt" style:font-size-complex="11pt"/>
    </style:style>
    <style:style style:name="P59" style:family="paragraph" style:parent-style-name="Standard">
      <style:text-properties style:font-name="Calibri1" fo:font-size="11pt" officeooo:paragraph-rsid="017280e5" style:font-size-asian="11pt" style:font-size-complex="11pt"/>
    </style:style>
    <style:style style:name="P60" style:family="paragraph" style:parent-style-name="Standard">
      <style:text-properties style:font-name="Calibri1" fo:font-size="11pt" officeooo:paragraph-rsid="017d0617" style:font-size-asian="11pt" style:font-size-complex="11pt"/>
    </style:style>
    <style:style style:name="P61" style:family="paragraph" style:parent-style-name="Standard">
      <style:text-properties style:font-name="Calibri1" fo:font-size="11pt" officeooo:paragraph-rsid="01816397" style:font-size-asian="11pt" style:font-size-complex="11pt"/>
    </style:style>
    <style:style style:name="P62" style:family="paragraph" style:parent-style-name="Standard">
      <style:text-properties style:font-name="Calibri1" fo:font-size="11pt" officeooo:paragraph-rsid="018792c7" style:font-size-asian="11pt" style:font-size-complex="11pt"/>
    </style:style>
    <style:style style:name="P63" style:family="paragraph" style:parent-style-name="Standard">
      <style:text-properties style:font-name="Calibri1" fo:font-size="11pt" officeooo:paragraph-rsid="018a3789" style:font-size-asian="11pt" style:font-size-complex="11pt"/>
    </style:style>
    <style:style style:name="P64" style:family="paragraph" style:parent-style-name="Standard">
      <style:text-properties style:font-name="Calibri1" fo:font-size="11pt" officeooo:paragraph-rsid="018b0c13" style:font-size-asian="11pt" style:font-size-complex="11pt"/>
    </style:style>
    <style:style style:name="P65" style:family="paragraph" style:parent-style-name="Standard">
      <style:text-properties style:font-name="Calibri1" fo:font-size="11pt" officeooo:paragraph-rsid="018f0293" style:font-size-asian="11pt" style:font-size-complex="11pt"/>
    </style:style>
    <style:style style:name="P66" style:family="paragraph" style:parent-style-name="Standard">
      <style:text-properties style:font-name="Calibri1" fo:font-size="11pt" officeooo:paragraph-rsid="01935f79" style:font-size-asian="11pt" style:font-size-complex="11pt"/>
    </style:style>
    <style:style style:name="P67" style:family="paragraph" style:parent-style-name="Text_20_body">
      <style:paragraph-properties fo:margin-left="0.203cm" fo:margin-right="0cm"/>
      <style:text-properties style:font-name="Calibri1" fo:font-size="11pt" officeooo:paragraph-rsid="0179f451" style:font-size-asian="11pt" style:font-size-complex="11pt"/>
    </style:style>
    <style:style style:name="P68" style:family="paragraph" style:parent-style-name="Text_20_body" style:master-page-name="">
      <loext:graphic-properties draw:fill="none"/>
      <style:paragraph-properties fo:margin-left="0cm" fo:margin-right="0cm" fo:margin-top="0cm" fo:margin-bottom="0cm" style:contextual-spacing="false" fo:line-height="100%"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69"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style:writing-mode="lr-tb"/>
      <style:text-properties style:font-name="Calibri1" fo:font-size="11pt" style:font-size-asian="11pt" style:font-size-complex="11pt"/>
    </style:style>
    <style:style style:name="P70" style:family="paragraph" style:parent-style-name="Text_20_body">
      <style:text-properties style:font-name="Calibri1" fo:font-size="11pt" style:font-size-asian="11pt" style:font-size-complex="11pt"/>
    </style:style>
    <style:style style:name="P71" style:family="paragraph" style:parent-style-name="Text_20_body">
      <style:paragraph-properties fo:margin-top="0.007cm" fo:margin-bottom="0cm" style:contextual-spacing="false"/>
      <style:text-properties style:font-name="Calibri1" fo:font-size="11pt" style:font-size-asian="11pt" style:font-size-complex="11pt"/>
    </style:style>
    <style:style style:name="P72" style:family="paragraph" style:parent-style-name="Text_20_body">
      <style:paragraph-properties fo:margin-top="0.004cm" fo:margin-bottom="0cm" style:contextual-spacing="false"/>
      <style:text-properties style:font-name="Calibri1" fo:font-size="11pt" style:font-size-asian="11pt" style:font-size-complex="11pt"/>
    </style:style>
    <style:style style:name="P73" style:family="paragraph" style:parent-style-name="Text_20_body">
      <style:paragraph-properties fo:margin-top="0.009cm" fo:margin-bottom="0cm" style:contextual-spacing="false"/>
      <style:text-properties style:font-name="Calibri1" fo:font-size="11pt" style:font-size-asian="11pt" style:font-size-complex="11pt"/>
    </style:style>
    <style:style style:name="P74" style:family="paragraph" style:parent-style-name="Standard">
      <style:text-properties style:font-name="Calibri1" fo:font-size="11pt" fo:font-style="italic" style:font-size-asian="11pt" style:font-style-asian="italic" style:font-size-complex="11pt" style:font-style-complex="italic"/>
    </style:style>
    <style:style style:name="P75" style:family="paragraph" style:parent-style-name="Standard">
      <style:text-properties style:font-name="Calibri1" fo:font-size="11pt" fo:font-style="italic" officeooo:paragraph-rsid="017aa708" style:font-size-asian="11pt" style:font-style-asian="italic" style:font-size-complex="11pt" style:font-style-complex="italic"/>
    </style:style>
    <style:style style:name="P76" style:family="paragraph" style:parent-style-name="Text_20_body">
      <style:text-properties style:font-name="Calibri1" fo:font-size="14pt" fo:font-style="italic" style:font-size-asian="14pt" style:font-style-asian="italic"/>
    </style:style>
    <style:style style:name="P77" style:family="paragraph" style:parent-style-name="Standard">
      <style:paragraph-properties fo:margin-left="0.203cm" fo:margin-right="0cm" fo:margin-top="0.385cm" fo:margin-bottom="0cm" style:contextual-spacing="false" fo:text-align="start" style:justify-single-word="false" fo:text-indent="0cm" style:auto-text-indent="false"/>
      <style:text-properties style:font-name="Calibri1"/>
    </style:style>
    <style:style style:name="P78" style:family="paragraph" style:parent-style-name="Standard">
      <style:text-properties style:font-name="Calibri1" officeooo:rsid="001910aa" officeooo:paragraph-rsid="00167741"/>
    </style:style>
    <style:style style:name="P79" style:family="paragraph" style:parent-style-name="Table_20_Paragraph">
      <style:paragraph-properties fo:margin-left="0.099cm" fo:margin-right="0.831cm" fo:line-height="103%" fo:text-indent="0.106cm" style:auto-text-indent="false"/>
      <style:text-properties style:font-name="Calibri1"/>
    </style:style>
    <style:style style:name="P80" style:family="paragraph" style:parent-style-name="Table_20_Paragraph">
      <style:paragraph-properties fo:margin-left="0.099cm" fo:margin-right="2.18cm" fo:line-height="103%" fo:text-indent="0.106cm" style:auto-text-indent="false"/>
      <style:text-properties style:font-name="Calibri1"/>
    </style:style>
    <style:style style:name="P81" style:family="paragraph" style:parent-style-name="Table_20_Paragraph">
      <style:paragraph-properties fo:margin-left="0.099cm" fo:margin-right="0.864cm" fo:line-height="103%" fo:text-indent="0.106cm" style:auto-text-indent="false"/>
      <style:text-properties style:font-name="Calibri1"/>
    </style:style>
    <style:style style:name="P82" style:family="paragraph" style:parent-style-name="Table_20_Paragraph">
      <style:paragraph-properties fo:margin-left="0.099cm" fo:margin-right="0.778cm" fo:line-height="103%"/>
      <style:text-properties style:font-name="Calibri1"/>
    </style:style>
    <style:style style:name="P83" style:family="paragraph" style:parent-style-name="Text_20_body">
      <style:paragraph-properties fo:margin-left="0.203cm" fo:margin-right="3.863cm" fo:margin-top="0.741cm" fo:margin-bottom="0cm" style:contextual-spacing="false" fo:line-height="103%"/>
      <style:text-properties style:font-name="Calibri1"/>
    </style:style>
    <style:style style:name="P84" style:family="paragraph" style:parent-style-name="Text_20_body">
      <style:paragraph-properties fo:margin-left="0.203cm" fo:margin-right="0cm" fo:margin-top="0.002cm" fo:margin-bottom="0cm" style:contextual-spacing="false"/>
      <style:text-properties style:font-name="Calibri1" officeooo:paragraph-rsid="001558db"/>
    </style:style>
    <style:style style:name="P85" style:family="paragraph" style:parent-style-name="Text_20_body">
      <style:paragraph-properties fo:margin-left="0.203cm" fo:margin-right="0cm" fo:margin-top="0.025cm" fo:margin-bottom="0cm" style:contextual-spacing="false"/>
      <style:text-properties style:font-name="Calibri1" officeooo:paragraph-rsid="001558db"/>
    </style:style>
    <style:style style:name="P86" style:family="paragraph" style:parent-style-name="Text_20_body">
      <style:text-properties style:font-name="Calibri1"/>
    </style:style>
    <style:style style:name="P87" style:family="paragraph" style:parent-style-name="Text_20_body">
      <style:paragraph-properties fo:margin-left="0.203cm" fo:margin-right="0cm"/>
      <style:text-properties style:font-name="Calibri1" fo:font-weight="bold" style:font-weight-asian="bold" style:font-weight-complex="bold"/>
    </style:style>
    <style:style style:name="P88" style:family="paragraph" style:parent-style-name="Text_20_body">
      <style:paragraph-properties fo:margin-left="0.203cm" fo:margin-right="0cm" fo:margin-top="0.002cm" fo:margin-bottom="0cm" style:contextual-spacing="false"/>
      <style:text-properties style:font-name="Calibri1" fo:font-weight="bold" officeooo:paragraph-rsid="0102f8b3" style:font-weight-asian="bold" style:font-weight-complex="bold"/>
    </style:style>
    <style:style style:name="P89" style:family="paragraph" style:parent-style-name="Text_20_body">
      <style:paragraph-properties fo:margin-left="0.203cm" fo:margin-right="0cm" fo:margin-top="0.002cm" fo:margin-bottom="0cm" style:contextual-spacing="false"/>
      <style:text-properties style:font-name="Calibri1" fo:font-weight="bold" officeooo:paragraph-rsid="01a4553c" style:font-weight-asian="bold" style:font-weight-complex="bold"/>
    </style:style>
    <style:style style:name="P90" style:family="paragraph" style:parent-style-name="Text_20_body">
      <style:paragraph-properties fo:margin-left="0.203cm" fo:margin-right="0cm" fo:margin-top="0.002cm" fo:margin-bottom="0cm" style:contextual-spacing="false"/>
      <style:text-properties style:font-name="Calibri1" fo:font-weight="bold" officeooo:paragraph-rsid="01a4b247" style:font-weight-asian="bold" style:font-weight-complex="bold"/>
    </style:style>
    <style:style style:name="P91" style:family="paragraph" style:parent-style-name="Text_20_body">
      <style:paragraph-properties fo:margin-left="0.203cm" fo:margin-right="0cm" fo:margin-top="0.002cm" fo:margin-bottom="0cm" style:contextual-spacing="false"/>
      <style:text-properties style:font-name="Calibri1" fo:font-weight="bold" officeooo:paragraph-rsid="01a4cf27" style:font-weight-asian="bold" style:font-weight-complex="bold"/>
    </style:style>
    <style:style style:name="P92" style:family="paragraph" style:parent-style-name="Text_20_body">
      <style:text-properties style:font-name="Calibri1" fo:font-size="10pt" style:font-size-asian="10pt"/>
    </style:style>
    <style:style style:name="P93" style:family="paragraph" style:parent-style-name="Text_20_body">
      <style:paragraph-properties fo:margin-top="0.004cm" fo:margin-bottom="0cm" style:contextual-spacing="false"/>
      <style:text-properties style:font-name="Calibri1" fo:font-size="8pt" style:font-size-asian="8pt"/>
    </style:style>
    <style:style style:name="P94" style:family="paragraph" style:parent-style-name="Standard">
      <style:paragraph-properties>
        <style:tab-stops>
          <style:tab-stop style:position="7.287cm"/>
          <style:tab-stop style:position="7.475cm"/>
          <style:tab-stop style:position="7.595cm"/>
          <style:tab-stop style:position="8.301cm"/>
          <style:tab-stop style:position="8.931cm"/>
          <style:tab-stop style:position="8.962cm"/>
        </style:tab-stops>
      </style:paragraph-properties>
      <style:text-properties style:font-name="Calibri1" fo:font-size="8pt" style:font-size-asian="8pt"/>
    </style:style>
    <style:style style:name="P95" style:family="paragraph" style:parent-style-name="Standard">
      <style:text-properties style:font-name="Calibri1" fo:font-size="8pt" style:font-size-asian="8pt"/>
    </style:style>
    <style:style style:name="P96" style:family="paragraph" style:parent-style-name="Text_20_body">
      <style:paragraph-properties fo:margin-left="0.203cm" fo:margin-right="0cm" fo:margin-top="0.025cm" fo:margin-bottom="0cm" style:contextual-spacing="false"/>
      <style:text-properties style:font-name="Calibri1"/>
    </style:style>
    <style:style style:name="P97" style:family="paragraph" style:parent-style-name="Text_20_body">
      <style:paragraph-properties fo:margin-left="0.203cm" fo:margin-right="0cm"/>
      <style:text-properties style:font-name="Calibri1"/>
    </style:style>
    <style:style style:name="P98" style:family="paragraph" style:parent-style-name="Text_20_body">
      <style:paragraph-properties fo:margin-left="0.203cm" fo:margin-right="0cm" fo:margin-top="0.002cm" fo:margin-bottom="0cm" style:contextual-spacing="false"/>
      <style:text-properties style:font-name="Calibri1"/>
    </style:style>
    <style:style style:name="P99" style:family="paragraph" style:parent-style-name="Text_20_body">
      <style:paragraph-properties fo:margin-left="0.203cm" fo:margin-right="0cm" fo:margin-top="0.503cm" fo:margin-bottom="0cm" style:contextual-spacing="false"/>
      <style:text-properties style:font-name="Calibri1"/>
    </style:style>
    <style:style style:name="P100" style:family="paragraph" style:parent-style-name="Text_20_body">
      <style:paragraph-properties fo:margin-top="0.002cm" fo:margin-bottom="0cm" style:contextual-spacing="false"/>
      <style:text-properties style:font-name="Calibri1" fo:font-size="13pt" style:font-size-asian="13pt"/>
    </style:style>
    <style:style style:name="P101" style:family="paragraph" style:parent-style-name="Text_20_body">
      <style:paragraph-properties fo:margin-top="0.007cm" fo:margin-bottom="0cm" style:contextual-spacing="false"/>
      <style:text-properties style:font-name="Calibri1" fo:font-size="13pt" style:font-size-asian="13pt"/>
    </style:style>
    <style:style style:name="P102" style:family="paragraph" style:parent-style-name="Standard">
      <style:text-properties style:font-name="Calibri1" fo:font-size="13pt" officeooo:paragraph-rsid="019706b2" style:font-size-asian="13pt"/>
    </style:style>
    <style:style style:name="P103" style:family="paragraph" style:parent-style-name="Text_20_body">
      <style:text-properties style:font-name="Calibri1" fo:font-size="16pt" style:font-size-asian="16pt"/>
    </style:style>
    <style:style style:name="P104" style:family="paragraph" style:parent-style-name="Standard">
      <style:paragraph-properties fo:margin-top="0.002cm" fo:margin-bottom="0cm" style:contextual-spacing="false"/>
      <style:text-properties style:font-name="Calibri1" fo:font-size="16pt" style:font-size-asian="16pt"/>
    </style:style>
    <style:style style:name="P105" style:family="paragraph" style:parent-style-name="Text_20_body">
      <style:paragraph-properties fo:margin-top="0.002cm" fo:margin-bottom="0cm" style:contextual-spacing="false"/>
      <style:text-properties style:font-name="Calibri1" fo:font-size="16pt" style:font-size-asian="16pt"/>
    </style:style>
    <style:style style:name="P106" style:family="paragraph" style:parent-style-name="Text_20_body">
      <style:paragraph-properties fo:margin-top="0.011cm" fo:margin-bottom="0cm" style:contextual-spacing="false"/>
      <style:text-properties style:font-name="Calibri1" fo:font-size="12.5pt" style:font-size-asian="12.5pt"/>
    </style:style>
    <style:style style:name="P107" style:family="paragraph" style:parent-style-name="Text_20_body">
      <style:paragraph-properties fo:margin-top="0.011cm" fo:margin-bottom="0cm" style:contextual-spacing="false"/>
      <style:text-properties style:font-name="Calibri1" fo:font-size="15.5pt" style:font-size-asian="15.5pt"/>
    </style:style>
    <style:style style:name="P108" style:family="paragraph" style:parent-style-name="Text_20_body">
      <style:paragraph-properties fo:margin-top="0.014cm" fo:margin-bottom="0cm" style:contextual-spacing="false"/>
      <style:text-properties style:font-name="Calibri1" fo:font-size="17.5pt" fo:font-style="italic" style:font-size-asian="17.5pt" style:font-style-asian="italic"/>
    </style:style>
    <style:style style:name="P109" style:family="paragraph" style:parent-style-name="Text_20_body">
      <style:text-properties style:font-name="Calibri1" fo:font-size="17.5pt" fo:font-style="italic" style:font-size-asian="17.5pt" style:font-style-asian="italic"/>
    </style:style>
    <style:style style:name="P110" style:family="paragraph" style:parent-style-name="Text_20_body">
      <style:paragraph-properties fo:margin-top="0.005cm" fo:margin-bottom="0cm" style:contextual-spacing="false"/>
      <style:text-properties style:font-name="Calibri1" fo:font-size="18.5pt" style:font-size-asian="18.5pt"/>
    </style:style>
    <style:style style:name="P111" style:family="paragraph" style:parent-style-name="Text_20_body">
      <style:paragraph-properties fo:margin-top="0.007cm" fo:margin-bottom="0cm" style:contextual-spacing="false"/>
      <style:text-properties style:font-name="Calibri1" fo:font-size="16.5pt" style:font-size-asian="16.5pt"/>
    </style:style>
    <style:style style:name="P112" style:family="paragraph" style:parent-style-name="Text_20_body">
      <style:paragraph-properties fo:margin-top="0.002cm" fo:margin-bottom="0cm" style:contextual-spacing="false"/>
      <style:text-properties style:font-name="Calibri1" fo:font-size="14.5pt" style:font-size-asian="14.5pt"/>
    </style:style>
    <style:style style:name="P113" style:family="paragraph" style:parent-style-name="Text_20_body">
      <style:paragraph-properties fo:margin-left="0.203cm" fo:margin-right="0.568cm" fo:margin-top="0.739cm" fo:margin-bottom="0cm" style:contextual-spacing="false" fo:line-height="103%"/>
      <style:text-properties style:font-name="Calibri1" fo:font-style="italic" style:font-style-asian="italic" style:font-style-complex="italic"/>
    </style:style>
    <style:style style:name="P114" style:family="paragraph" style:parent-style-name="Table_20_Paragraph">
      <style:text-properties style:font-name="Calibri1" fo:font-size="12pt" style:font-size-asian="12pt"/>
    </style:style>
    <style:style style:name="P115" style:family="paragraph" style:parent-style-name="Heading_20_2">
      <style:paragraph-properties fo:margin-top="0.25cm" fo:margin-bottom="0cm" style:contextual-spacing="false"/>
      <style:text-properties style:font-name="Calibri1" officeooo:paragraph-rsid="0102f8b3"/>
    </style:style>
    <style:style style:name="P116" style:family="paragraph" style:parent-style-name="Standard">
      <style:text-properties style:font-name="Calibri1" officeooo:paragraph-rsid="0102f8b3"/>
    </style:style>
    <style:style style:name="P117" style:family="paragraph" style:parent-style-name="Text_20_body">
      <style:paragraph-properties fo:margin-left="0.203cm" fo:margin-right="0cm" fo:margin-top="0.002cm" fo:margin-bottom="0cm" style:contextual-spacing="false"/>
      <style:text-properties style:font-name="Calibri1" officeooo:paragraph-rsid="0102f8b3"/>
    </style:style>
    <style:style style:name="P118" style:family="paragraph" style:parent-style-name="Text_20_body">
      <style:paragraph-properties fo:margin-left="0.203cm" fo:margin-right="0cm" fo:margin-top="0.025cm" fo:margin-bottom="0cm" style:contextual-spacing="false"/>
      <style:text-properties style:font-name="Calibri1" officeooo:paragraph-rsid="0102f8b3"/>
    </style:style>
    <style:style style:name="P119" style:family="paragraph" style:parent-style-name="Text_20_body">
      <style:text-properties style:font-name="Calibri1" officeooo:paragraph-rsid="0102f8b3"/>
    </style:style>
    <style:style style:name="P120" style:family="paragraph" style:parent-style-name="Standard">
      <style:text-properties style:font-name="Calibri1" officeooo:paragraph-rsid="010abd1b"/>
    </style:style>
    <style:style style:name="P121" style:family="paragraph" style:parent-style-name="Standard">
      <style:text-properties style:font-name="Calibri1" officeooo:paragraph-rsid="012e82fa"/>
    </style:style>
    <style:style style:name="P122" style:family="paragraph" style:parent-style-name="Standard">
      <style:text-properties style:font-name="Calibri1"/>
    </style:style>
    <style:style style:name="P123" style:family="paragraph" style:parent-style-name="Standard">
      <style:text-properties style:font-name="Calibri1" officeooo:paragraph-rsid="010df9ed"/>
    </style:style>
    <style:style style:name="P124" style:family="paragraph" style:parent-style-name="Standard">
      <style:text-properties style:font-name="Calibri1" officeooo:paragraph-rsid="0115f97d"/>
    </style:style>
    <style:style style:name="P125" style:family="paragraph" style:parent-style-name="Standard">
      <style:text-properties style:font-name="Calibri1" officeooo:paragraph-rsid="01283ef7"/>
    </style:style>
    <style:style style:name="P126" style:family="paragraph" style:parent-style-name="Standard">
      <style:text-properties style:font-name="Calibri1" officeooo:paragraph-rsid="00167741"/>
    </style:style>
    <style:style style:name="P127" style:family="paragraph" style:parent-style-name="Standard">
      <style:text-properties style:font-name="Calibri1" officeooo:rsid="01be3f92" officeooo:paragraph-rsid="01be3f92"/>
    </style:style>
    <style:style style:name="P128" style:family="paragraph" style:parent-style-name="Standard">
      <style:text-properties fo:color="#666666" loext:opacity="100%" style:font-name="Calibri1" fo:font-style="italic" officeooo:paragraph-rsid="00167741" style:font-style-asian="italic" style:font-style-complex="italic"/>
    </style:style>
    <style:style style:name="P129" style:family="paragraph" style:parent-style-name="Table_20_Contents">
      <style:text-properties fo:color="#666666" loext:opacity="100%" style:font-name="Calibri1" fo:font-style="italic" officeooo:paragraph-rsid="00167741" style:font-style-asian="italic" style:font-style-complex="italic"/>
    </style:style>
    <style:style style:name="P130" style:family="paragraph" style:parent-style-name="Standard">
      <style:paragraph-properties fo:text-align="center" style:justify-single-word="false"/>
      <style:text-properties fo:color="#666666" loext:opacity="100%" style:font-name="Calibri1" fo:font-style="italic" officeooo:paragraph-rsid="00167741" style:font-style-asian="italic" style:font-style-complex="italic"/>
    </style:style>
    <style:style style:name="P131" style:family="paragraph" style:parent-style-name="Standard">
      <style:paragraph-properties fo:text-align="center" style:justify-single-word="false"/>
      <style:text-properties fo:color="#666666" loext:opacity="100%" style:font-name="Calibri1" fo:font-style="italic" officeooo:paragraph-rsid="00e857f7" style:font-style-asian="italic" style:font-style-complex="italic"/>
    </style:style>
    <style:style style:name="P132" style:family="paragraph" style:parent-style-name="Standard">
      <style:paragraph-properties fo:text-align="start" style:justify-single-word="false"/>
      <style:text-properties fo:color="#666666" loext:opacity="100%" style:font-name="Calibri1" fo:font-style="italic" officeooo:paragraph-rsid="00167741" style:font-style-asian="italic" style:font-style-complex="italic"/>
    </style:style>
    <style:style style:name="P133" style:family="paragraph" style:parent-style-name="Table_20_Contents">
      <style:text-properties fo:color="#666666" loext:opacity="100%" style:font-name="Calibri1" fo:font-style="italic" officeooo:rsid="001ae477" officeooo:paragraph-rsid="0100d250" style:font-style-asian="italic" style:font-style-complex="italic"/>
    </style:style>
    <style:style style:name="P134" style:family="paragraph" style:parent-style-name="Standard">
      <style:paragraph-properties fo:text-align="center" style:justify-single-word="false"/>
      <style:text-properties fo:color="#666666" loext:opacity="100%" style:font-name="Calibri1" fo:font-style="italic" officeooo:rsid="00dde72d" officeooo:paragraph-rsid="00dde72d" style:font-style-asian="italic" style:font-style-complex="italic"/>
    </style:style>
    <style:style style:name="P135" style:family="paragraph" style:parent-style-name="Standard">
      <style:text-properties fo:color="#666666" loext:opacity="100%" style:font-name="Calibri1" fo:font-style="italic" fo:font-weight="bold" style:font-style-asian="italic" style:font-weight-asian="bold" style:font-style-complex="italic" style:font-weight-complex="bold"/>
    </style:style>
    <style:style style:name="P136" style:family="paragraph" style:parent-style-name="Text_20_body">
      <style:text-properties fo:color="#666666" loext:opacity="100%" style:font-name="Calibri1" fo:font-style="italic" fo:font-weight="bold" style:font-style-asian="italic" style:font-weight-asian="bold" style:font-style-complex="italic" style:font-weight-complex="bold"/>
    </style:style>
    <style:style style:name="P137" style:family="paragraph" style:parent-style-name="Table_20_Contents">
      <style:text-properties officeooo:paragraph-rsid="00167741"/>
    </style:style>
    <style:style style:name="P138" style:family="paragraph" style:parent-style-name="Table_20_Contents">
      <style:text-properties officeooo:paragraph-rsid="00dc0648"/>
    </style:style>
    <style:style style:name="P139" style:family="paragraph" style:parent-style-name="Heading_20_2">
      <style:paragraph-properties fo:margin-top="0.208cm" fo:margin-bottom="0cm" style:contextual-spacing="false"/>
    </style:style>
    <style:style style:name="P140" style:family="paragraph" style:parent-style-name="Standard">
      <style:text-properties officeooo:paragraph-rsid="010abd1b"/>
    </style:style>
    <style:style style:name="P141" style:family="paragraph" style:parent-style-name="Standard">
      <style:text-properties officeooo:paragraph-rsid="0112ec91"/>
    </style:style>
    <style:style style:name="P142" style:family="paragraph" style:parent-style-name="Standard">
      <style:text-properties officeooo:paragraph-rsid="0115f97d"/>
    </style:style>
    <style:style style:name="P143" style:family="paragraph" style:parent-style-name="Standard">
      <style:text-properties officeooo:paragraph-rsid="0120b6b3"/>
    </style:style>
    <style:style style:name="P144" style:family="paragraph" style:parent-style-name="Standard">
      <style:text-properties officeooo:paragraph-rsid="01283ef7"/>
    </style:style>
    <style:style style:name="P145" style:family="paragraph" style:parent-style-name="Standard">
      <style:text-properties officeooo:paragraph-rsid="012d65da"/>
    </style:style>
    <style:style style:name="P146" style:family="paragraph" style:parent-style-name="Standard">
      <style:text-properties officeooo:paragraph-rsid="012de93a"/>
    </style:style>
    <style:style style:name="P147" style:family="paragraph" style:parent-style-name="Standard">
      <style:text-properties officeooo:paragraph-rsid="0136acde"/>
    </style:style>
    <style:style style:name="P148" style:family="paragraph" style:parent-style-name="Standard">
      <style:text-properties officeooo:paragraph-rsid="0145b145"/>
    </style:style>
    <style:style style:name="P149" style:family="paragraph" style:parent-style-name="Standard">
      <style:text-properties officeooo:paragraph-rsid="0145d150"/>
    </style:style>
    <style:style style:name="P150" style:family="paragraph" style:parent-style-name="Standard">
      <style:text-properties officeooo:paragraph-rsid="014dbba6"/>
    </style:style>
    <style:style style:name="P151" style:family="paragraph" style:parent-style-name="Standard">
      <style:text-properties officeooo:paragraph-rsid="01542f90"/>
    </style:style>
    <style:style style:name="P152" style:family="paragraph" style:parent-style-name="Standard">
      <style:text-properties officeooo:paragraph-rsid="018316e3"/>
    </style:style>
    <style:style style:name="P153" style:family="paragraph" style:parent-style-name="Standard">
      <style:text-properties officeooo:paragraph-rsid="0165c306"/>
    </style:style>
    <style:style style:name="P154" style:family="paragraph" style:parent-style-name="Standard">
      <style:text-properties officeooo:paragraph-rsid="017a0d18"/>
    </style:style>
    <style:style style:name="P155" style:family="paragraph" style:parent-style-name="Text_20_body" style:master-page-name="Converted1">
      <style:paragraph-properties style:page-number="auto"/>
      <style:text-properties style:font-name="Calibri1" fo:font-size="11.5pt" fo:font-style="italic" style:font-size-asian="11.5pt" style:font-style-asian="italic"/>
    </style:style>
    <style:style style:name="P156" style:family="paragraph" style:parent-style-name="Heading_20_2" style:master-page-name="Converted2">
      <style:paragraph-properties fo:margin-top="0.346cm" fo:margin-bottom="0cm" style:contextual-spacing="false" style:page-number="auto"/>
      <style:text-properties fo:color="#04aae1" loext:opacity="100%" style:font-name="Calibri1" fo:font-weight="bold" style:font-weight-asian="bold" style:font-weight-complex="bold"/>
    </style:style>
    <style:style style:name="P157" style:family="paragraph" style:parent-style-name="List_20_Paragraph" style:list-style-name="WWNum1">
      <style:paragraph-properties fo:margin-left="1.475cm" fo:margin-right="0.577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8" style:family="paragraph" style:parent-style-name="List_20_Paragraph" style:list-style-name="WWNum1">
      <style:paragraph-properties fo:margin-left="1.475cm" fo:margin-right="0.492cm" fo:margin-top="0.026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9" style:family="paragraph" style:parent-style-name="List_20_Paragraph" style:list-style-name="WWNum1">
      <style:paragraph-properties fo:margin-left="1.475cm" fo:margin-right="0.653cm" fo:margin-top="0.035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0" style:family="paragraph" style:parent-style-name="List_20_Paragraph" style:list-style-name="WWNum1">
      <style:paragraph-properties fo:margin-left="1.475cm" fo:margin-right="1.743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1" style:family="paragraph" style:parent-style-name="List_20_Paragraph" style:list-style-name="WWNum1">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162" style:family="paragraph" style:parent-style-name="List_20_Paragraph" style:list-style-name="WWNum1">
      <style:paragraph-properties fo:margin-left="1.475cm" fo:margin-right="0cm" fo:margin-top="0cm" fo:margin-bottom="0cm" style:contextual-spacing="false" fo:line-height="0.545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3" style:family="paragraph" style:parent-style-name="List_20_Paragraph" style:list-style-name="WWNum1">
      <style:paragraph-properties fo:margin-left="2.11cm" fo:margin-right="0cm" fo:margin-top="0cm" fo:margin-bottom="0cm" style:contextual-spacing="false" fo:line-height="0.508cm" fo:text-align="start" style:justify-single-word="false" fo:text-indent="-0.635cm" style:auto-text-indent="false">
        <style:tab-stops>
          <style:tab-stop style:position="2.11cm"/>
        </style:tab-stops>
      </style:paragraph-properties>
      <style:text-properties style:font-name="Calibri1" fo:font-size="11pt" style:font-size-asian="11pt" style:font-size-complex="11pt"/>
    </style:style>
    <style:style style:name="P164" style:family="paragraph" style:parent-style-name="List_20_Paragraph" style:list-style-name="WWNum1">
      <style:paragraph-properties fo:margin-left="1.475cm" fo:margin-right="0cm" fo:margin-top="0cm" fo:margin-bottom="0cm" style:contextual-spacing="false" fo:line-height="0.508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5" style:family="paragraph" style:parent-style-name="List_20_Paragraph" style:list-style-name="WWNum1" style:master-page-name="">
      <style:paragraph-properties fo:margin-left="1.475cm" fo:margin-right="0cm" fo:margin-top="0.453cm" fo:margin-bottom="0cm" style:contextual-spacing="false" fo:line-height="0.579cm" fo:text-align="start" style:justify-single-word="false" fo:text-indent="-0.637cm" style:auto-text-indent="false" style:page-number="auto">
        <style:tab-stops>
          <style:tab-stop style:position="1.473cm"/>
          <style:tab-stop style:position="1.475cm"/>
        </style:tab-stops>
      </style:paragraph-properties>
      <style:text-properties style:font-name="Calibri1" fo:font-size="11pt" style:font-size-asian="11pt" style:font-size-complex="11pt"/>
    </style:style>
    <style:style style:name="P166" style:family="paragraph" style:parent-style-name="List_20_Paragraph" style:list-style-name="WWNum1">
      <style:paragraph-properties fo:margin-left="1.475cm" fo:margin-right="0.859cm" fo:margin-top="0cm" fo:margin-bottom="0cm" style:contextual-spacing="false" fo:line-height="95%"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7" style:family="paragraph" style:parent-style-name="List_20_Paragraph" style:list-style-name="WWNum1">
      <style:paragraph-properties fo:margin-left="1.475cm" fo:margin-right="0cm" fo:margin-top="0cm" fo:margin-bottom="0cm" style:contextual-spacing="false" fo:line-height="0.609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style>
    <style:style style:name="P168" style:family="paragraph" style:parent-style-name="List_20_Paragraph" style:list-style-name="WWNum1">
      <style:paragraph-properties fo:margin-left="2.11cm" fo:margin-right="2.595cm" fo:margin-top="0cm" fo:margin-bottom="0cm" style:contextual-spacing="false" fo:line-height="86%" fo:text-align="start" style:justify-single-word="false" fo:text-indent="-0.635cm" style:auto-text-indent="false">
        <style:tab-stops>
          <style:tab-stop style:position="2.11cm"/>
        </style:tab-stops>
      </style:paragraph-properties>
      <style:text-properties officeooo:paragraph-rsid="00b58f5a"/>
    </style:style>
    <style:style style:name="P169" style:family="paragraph" style:parent-style-name="Standard" style:master-page-name="Standard">
      <style:paragraph-properties fo:text-align="center" style:justify-single-word="false" style:page-number="auto"/>
      <style:text-properties fo:color="#04aae1" loext:opacity="100%" style:font-name="Calibri1" fo:font-size="18pt" officeooo:paragraph-rsid="00167741" style:font-size-asian="18pt" style:font-size-complex="18pt"/>
    </style:style>
    <style:style style:name="P170" style:family="paragraph" style:parent-style-name="Standard" style:list-style-name="L1">
      <style:paragraph-properties fo:text-align="start" style:justify-single-word="false"/>
      <style:text-properties fo:color="#666666" loext:opacity="100%" fo:font-style="italic" officeooo:paragraph-rsid="00167741" style:font-style-asian="italic" style:font-style-complex="italic"/>
    </style:style>
    <style:style style:name="P171" style:family="paragraph" style:parent-style-name="Standard" style:list-style-name="L1">
      <style:paragraph-properties fo:text-align="start" style:justify-single-word="false"/>
      <style:text-properties fo:color="#666666" loext:opacity="100%" style:font-name="Calibri1" fo:font-style="italic" officeooo:paragraph-rsid="00167741" style:font-style-asian="italic" style:font-style-complex="italic"/>
    </style:style>
    <style:style style:name="P172" style:family="paragraph" style:parent-style-name="Standard" style:list-style-name="L1">
      <style:paragraph-properties fo:text-align="start" style:justify-single-word="false"/>
      <style:text-properties fo:color="#666666" loext:opacity="100%" style:font-name="Calibri1" fo:font-style="italic" officeooo:rsid="010278af" officeooo:paragraph-rsid="010278af" style:font-style-asian="italic" style:font-style-complex="italic"/>
    </style:style>
    <style:style style:name="P173" style:family="paragraph" style:parent-style-name="Standard" style:list-style-name="L2">
      <style:text-properties style:font-name="Calibri1" officeooo:paragraph-rsid="010abd1b"/>
    </style:style>
    <style:style style:name="P174" style:family="paragraph" style:parent-style-name="Standard" style:list-style-name="L3">
      <style:text-properties style:font-name="Calibri1" officeooo:paragraph-rsid="010abd1b"/>
    </style:style>
    <style:style style:name="P175" style:family="paragraph" style:parent-style-name="Standard" style:list-style-name="L4">
      <style:text-properties style:font-name="Calibri1" officeooo:paragraph-rsid="0115f97d"/>
    </style:style>
    <style:style style:name="P176" style:family="paragraph" style:parent-style-name="Standard" style:list-style-name="L5">
      <style:text-properties style:font-name="Calibri1" officeooo:paragraph-rsid="0116bded"/>
    </style:style>
    <style:style style:name="P177" style:family="paragraph" style:parent-style-name="Standard" style:list-style-name="L7">
      <style:text-properties style:font-name="Calibri1" fo:font-size="11pt" officeooo:paragraph-rsid="0138e037" style:font-size-asian="11pt" style:font-size-complex="11pt"/>
    </style:style>
    <style:style style:name="P178" style:family="paragraph" style:parent-style-name="Standard" style:list-style-name="L7">
      <style:text-properties style:font-name="Calibri1" fo:font-size="11pt" officeooo:paragraph-rsid="01397036" style:font-size-asian="11pt" style:font-size-complex="11pt"/>
    </style:style>
    <style:style style:name="P179" style:family="paragraph" style:parent-style-name="Standard" style:list-style-name="L7">
      <style:text-properties style:font-name="Calibri1" fo:font-size="11pt" officeooo:paragraph-rsid="0139bbc3" style:font-size-asian="11pt" style:font-size-complex="11pt"/>
    </style:style>
    <style:style style:name="P180" style:family="paragraph" style:parent-style-name="Standard" style:list-style-name="L7">
      <style:text-properties style:font-name="Calibri1" fo:font-size="11pt" officeooo:paragraph-rsid="013adc43" style:font-size-asian="11pt" style:font-size-complex="11pt"/>
    </style:style>
    <style:style style:name="P181" style:family="paragraph" style:parent-style-name="Standard" style:list-style-name="L8">
      <style:text-properties style:font-name="Calibri1" fo:font-size="11pt" officeooo:paragraph-rsid="0145b145" style:font-size-asian="11pt" style:font-size-complex="11pt"/>
    </style:style>
    <style:style style:name="P182" style:family="paragraph" style:parent-style-name="Standard" style:list-style-name="L8">
      <style:text-properties style:font-name="Calibri1" fo:font-size="11pt" officeooo:paragraph-rsid="0145d150" style:font-size-asian="11pt" style:font-size-complex="11pt"/>
    </style:style>
    <style:style style:name="P183" style:family="paragraph" style:parent-style-name="Standard" style:list-style-name="L9">
      <style:text-properties style:font-name="Calibri1" fo:font-size="11pt" officeooo:paragraph-rsid="014dbba6" style:font-size-asian="11pt" style:font-size-complex="11pt"/>
    </style:style>
    <style:style style:name="P184" style:family="paragraph" style:parent-style-name="Standard" style:list-style-name="L10">
      <style:text-properties style:font-name="Calibri1" fo:font-size="11pt" officeooo:paragraph-rsid="01528345" style:font-size-asian="11pt" style:font-size-complex="11pt"/>
    </style:style>
    <style:style style:name="P185" style:family="paragraph" style:parent-style-name="Standard" style:list-style-name="L12">
      <style:text-properties style:font-name="Calibri1" fo:font-size="11pt" officeooo:paragraph-rsid="0165c306" style:font-size-asian="11pt" style:font-size-complex="11pt"/>
    </style:style>
    <style:style style:name="P186" style:family="paragraph" style:parent-style-name="Standard" style:list-style-name="L13">
      <style:text-properties style:font-name="Calibri1" fo:font-size="11pt" officeooo:paragraph-rsid="01766c5c" style:font-size-asian="11pt" style:font-size-complex="11pt"/>
    </style:style>
    <style:style style:name="P187" style:family="paragraph" style:parent-style-name="Standard" style:list-style-name="L14">
      <style:text-properties style:font-name="Calibri1" fo:font-size="11pt" officeooo:paragraph-rsid="0187ade4" style:font-size-asian="11pt" style:font-size-complex="11pt"/>
    </style:style>
    <style:style style:name="P188" style:family="paragraph" style:parent-style-name="Standard" style:list-style-name="L11">
      <style:text-properties style:font-name="Calibri1" fo:font-size="11pt" officeooo:paragraph-rsid="018d041f" style:font-size-asian="11pt" style:font-size-complex="11pt"/>
    </style:style>
    <style:style style:name="P189" style:family="paragraph" style:parent-style-name="Standard" style:list-style-name="L11">
      <style:text-properties style:font-name="Calibri1" fo:font-size="11pt" officeooo:paragraph-rsid="0190e215" style:font-size-asian="11pt" style:font-size-complex="11pt"/>
    </style:style>
    <style:style style:name="P190" style:family="paragraph" style:parent-style-name="Standard" style:list-style-name="L11">
      <style:text-properties style:font-name="Calibri1" fo:font-size="11pt" officeooo:paragraph-rsid="01926b77" style:font-size-asian="11pt" style:font-size-complex="11pt"/>
    </style:style>
    <style:style style:name="P191" style:family="paragraph" style:parent-style-name="Standard" style:list-style-name="L11">
      <style:text-properties style:font-name="Calibri1" fo:font-size="11pt" officeooo:paragraph-rsid="019706b2" style:font-size-asian="11pt" style:font-size-complex="11pt"/>
    </style:style>
    <style:style style:name="P192" style:family="paragraph" style:parent-style-name="Standard" style:list-style-name="L11">
      <style:text-properties style:font-name="Calibri1" fo:font-size="11pt" officeooo:paragraph-rsid="01976eb1" style:font-size-asian="11pt" style:font-size-complex="11pt"/>
    </style:style>
    <style:style style:name="P193" style:family="paragraph" style:parent-style-name="Standard" style:list-style-name="L15">
      <style:text-properties style:font-name="Calibri1" fo:font-size="11pt" officeooo:rsid="01935f79" officeooo:paragraph-rsid="01935f79" style:font-size-asian="11pt" style:font-size-complex="11pt"/>
    </style:style>
    <style:style style:name="P194" style:family="paragraph" style:parent-style-name="Standard" style:list-style-name="L16">
      <style:text-properties style:font-name="Calibri1" fo:font-size="11pt" officeooo:rsid="019706b2" officeooo:paragraph-rsid="019706b2" style:font-size-asian="11pt" style:font-size-complex="11pt"/>
    </style:style>
    <style:style style:name="P195" style:family="paragraph" style:parent-style-name="Standard" style:list-style-name="L17">
      <style:text-properties style:font-name="Calibri1" fo:font-size="11pt" officeooo:rsid="019990ba" officeooo:paragraph-rsid="019990ba" style:font-size-asian="11pt" style:font-size-complex="11pt"/>
    </style:style>
    <style:style style:name="P196" style:family="paragraph" style:parent-style-name="Standard" style:list-style-name="L17">
      <style:text-properties style:font-name="Calibri1" fo:font-size="11pt" officeooo:rsid="019a0811" officeooo:paragraph-rsid="019a0811" style:font-size-asian="11pt" style:font-size-complex="11pt"/>
    </style:style>
    <style:style style:name="P197" style:family="paragraph" style:parent-style-name="Standard" style:list-style-name="L4">
      <style:text-properties officeooo:paragraph-rsid="0115f97d"/>
    </style:style>
    <style:style style:name="P198" style:family="paragraph" style:parent-style-name="Standard" style:list-style-name="L5">
      <style:text-properties officeooo:paragraph-rsid="0116bded"/>
    </style:style>
    <style:style style:name="P199" style:family="paragraph" style:parent-style-name="Standard" style:list-style-name="L6">
      <style:text-properties officeooo:paragraph-rsid="01283ef7"/>
    </style:style>
    <style:style style:name="P200" style:family="paragraph" style:parent-style-name="Standard" style:list-style-name="L6">
      <style:text-properties officeooo:paragraph-rsid="0128fba2"/>
    </style:style>
    <style:style style:name="P201" style:family="paragraph" style:parent-style-name="Standard" style:list-style-name="L9">
      <style:text-properties officeooo:paragraph-rsid="014dbba6"/>
    </style:style>
    <style:style style:name="P202" style:family="paragraph" style:parent-style-name="Standard" style:list-style-name="L10">
      <style:text-properties officeooo:paragraph-rsid="01528345"/>
    </style:style>
    <style:style style:name="P203" style:family="paragraph" style:parent-style-name="Standard" style:list-style-name="L11">
      <style:text-properties officeooo:paragraph-rsid="01593e90"/>
    </style:style>
    <style:style style:name="P204" style:family="paragraph" style:parent-style-name="Standard" style:list-style-name="L11">
      <style:text-properties officeooo:paragraph-rsid="017280e5"/>
    </style:style>
    <style:style style:name="P205" style:family="paragraph" style:parent-style-name="Standard" style:list-style-name="L11">
      <style:text-properties officeooo:paragraph-rsid="0173f331"/>
    </style:style>
    <style:style style:name="P206" style:family="paragraph" style:parent-style-name="Standard" style:list-style-name="L11">
      <style:text-properties officeooo:paragraph-rsid="017421f7"/>
    </style:style>
    <style:style style:name="P207" style:family="paragraph" style:parent-style-name="Standard" style:list-style-name="L11">
      <style:text-properties officeooo:paragraph-rsid="0175c358"/>
    </style:style>
    <style:style style:name="P208" style:family="paragraph" style:parent-style-name="Standard" style:list-style-name="L11">
      <style:text-properties officeooo:paragraph-rsid="017d0617"/>
    </style:style>
    <style:style style:name="P209" style:family="paragraph" style:parent-style-name="Standard" style:list-style-name="L11">
      <style:text-properties officeooo:paragraph-rsid="017d45ba"/>
    </style:style>
    <style:style style:name="P210" style:family="paragraph" style:parent-style-name="Standard" style:list-style-name="L11">
      <style:text-properties officeooo:paragraph-rsid="018316e3"/>
    </style:style>
    <style:style style:name="P211" style:family="paragraph" style:parent-style-name="Standard" style:list-style-name="L12">
      <style:text-properties officeooo:paragraph-rsid="0165c306"/>
    </style:style>
    <style:style style:name="P212" style:family="paragraph" style:parent-style-name="Standard" style:list-style-name="L13">
      <style:text-properties officeooo:paragraph-rsid="01766c5c"/>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letter-spacing="-0.012cm" style:font-size-asian="12pt"/>
    </style:style>
    <style:style style:name="T4" style:family="text">
      <style:text-properties fo:font-size="12pt" fo:letter-spacing="-0.101cm" style:font-size-asian="12pt"/>
    </style:style>
    <style:style style:name="T5" style:family="text">
      <style:text-properties fo:font-size="12pt" fo:letter-spacing="-0.002cm" style:font-size-asian="12pt"/>
    </style:style>
    <style:style style:name="T6" style:family="text">
      <style:text-properties fo:font-size="12pt" fo:letter-spacing="-0.002cm" style:font-size-asian="12pt" style:text-scale="105%"/>
    </style:style>
    <style:style style:name="T7" style:family="text">
      <style:text-properties fo:font-size="12pt" fo:letter-spacing="-0.023cm" style:font-size-asian="12pt"/>
    </style:style>
    <style:style style:name="T8" style:family="text">
      <style:text-properties fo:font-size="12pt" fo:letter-spacing="-0.025cm" style:font-size-asian="12pt"/>
    </style:style>
    <style:style style:name="T9" style:family="text">
      <style:text-properties fo:font-size="12pt" fo:letter-spacing="-0.009cm" style:font-size-asian="12pt"/>
    </style:style>
    <style:style style:name="T10" style:family="text">
      <style:text-properties fo:color="#00007f" loext:opacity="100%" style:font-name="Calibri1" fo:font-size="12pt" fo:letter-spacing="-0.002cm" style:text-underline-style="solid" style:text-underline-width="auto" style:text-underline-color="#00007f" style:font-size-asian="12pt"/>
    </style:style>
    <style:style style:name="T11" style:family="text">
      <style:text-properties style:text-scale="105%"/>
    </style:style>
    <style:style style:name="T12" style:family="text">
      <style:text-properties officeooo:rsid="0070ec86" style:text-scale="105%"/>
    </style:style>
    <style:style style:name="T13" style:family="text">
      <style:text-properties officeooo:rsid="0102f8b3" style:text-scale="105%"/>
    </style:style>
    <style:style style:name="T14" style:family="text">
      <style:text-properties officeooo:rsid="01041c9f" style:text-scale="105%"/>
    </style:style>
    <style:style style:name="T15" style:family="text">
      <style:text-properties officeooo:rsid="013cc71e" style:text-scale="105%"/>
    </style:style>
    <style:style style:name="T16" style:family="text">
      <style:text-properties officeooo:rsid="01a4553c" style:text-scale="105%"/>
    </style:style>
    <style:style style:name="T17" style:family="text">
      <style:text-properties fo:letter-spacing="-0.011cm"/>
    </style:style>
    <style:style style:name="T18" style:family="text">
      <style:text-properties fo:letter-spacing="-0.011cm" style:text-scale="105%"/>
    </style:style>
    <style:style style:name="T19" style:family="text">
      <style:text-properties fo:letter-spacing="-0.011cm" officeooo:rsid="00197810" style:text-scale="105%"/>
    </style:style>
    <style:style style:name="T20" style:family="text">
      <style:text-properties fo:letter-spacing="-0.011cm" officeooo:rsid="00f6fc80" style:text-scale="105%"/>
    </style:style>
    <style:style style:name="T21" style:family="text">
      <style:text-properties fo:letter-spacing="-0.011cm" officeooo:rsid="012c8b18" style:text-scale="105%"/>
    </style:style>
    <style:style style:name="T22" style:family="text">
      <style:text-properties fo:letter-spacing="-0.011cm" officeooo:rsid="002d703a"/>
    </style:style>
    <style:style style:name="T23" style:family="text">
      <style:text-properties fo:letter-spacing="-0.011cm" officeooo:rsid="018a3789"/>
    </style:style>
    <style:style style:name="T24" style:family="text">
      <style:text-properties fo:letter-spacing="-0.012cm"/>
    </style:style>
    <style:style style:name="T25" style:family="text">
      <style:text-properties fo:letter-spacing="-0.012cm" officeooo:rsid="018a3789"/>
    </style:style>
    <style:style style:name="T26" style:family="text">
      <style:text-properties fo:letter-spacing="-0.002cm"/>
    </style:style>
    <style:style style:name="T27" style:family="text">
      <style:text-properties fo:letter-spacing="-0.002cm" style:text-scale="105%"/>
    </style:style>
    <style:style style:name="T28" style:family="text">
      <style:text-properties fo:letter-spacing="-0.002cm" style:text-scale="110%"/>
    </style:style>
    <style:style style:name="T29" style:family="text">
      <style:text-properties fo:letter-spacing="-0.002cm" officeooo:rsid="002d703a" style:text-scale="110%"/>
    </style:style>
    <style:style style:name="T30" style:family="text">
      <style:text-properties fo:letter-spacing="-0.002cm" fo:language="en" fo:country="US" fo:font-style="italic" fo:font-weight="bold"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1" style:family="text">
      <style:text-properties fo:letter-spacing="-0.002cm" fo:language="en" fo:country="US" fo:font-style="italic" fo:font-weight="bold" officeooo:rsid="00167741"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2" style:family="text">
      <style:text-properties fo:letter-spacing="-0.002cm" fo:font-weight="bold" style:font-weight-asian="bold" style:font-weight-complex="bold" style:text-scale="105%"/>
    </style:style>
    <style:style style:name="T33" style:family="text">
      <style:text-properties fo:letter-spacing="-0.002cm" style:font-style-complex="italic"/>
    </style:style>
    <style:style style:name="T34" style:family="text">
      <style:text-properties fo:letter-spacing="-0.002cm" officeooo:rsid="01c3dbc1"/>
    </style:style>
    <style:style style:name="T35" style:family="text">
      <style:text-properties fo:letter-spacing="-0.014cm"/>
    </style:style>
    <style:style style:name="T36" style:family="text">
      <style:text-properties fo:letter-spacing="-0.014cm" style:text-scale="105%"/>
    </style:style>
    <style:style style:name="T37" style:family="text">
      <style:text-properties fo:letter-spacing="-0.014cm" officeooo:rsid="018a3789"/>
    </style:style>
    <style:style style:name="T38" style:family="text">
      <style:text-properties fo:letter-spacing="-0.016cm"/>
    </style:style>
    <style:style style:name="T39" style:family="text">
      <style:text-properties fo:letter-spacing="-0.016cm" style:text-scale="105%"/>
    </style:style>
    <style:style style:name="T40" style:family="text">
      <style:text-properties fo:letter-spacing="-0.016cm" officeooo:rsid="018a3789"/>
    </style:style>
    <style:style style:name="T41" style:family="text">
      <style:text-properties fo:letter-spacing="-0.016cm" style:font-style-complex="italic"/>
    </style:style>
    <style:style style:name="T42" style:family="text">
      <style:text-properties fo:letter-spacing="-0.101cm"/>
    </style:style>
    <style:style style:name="T43" style:family="text">
      <style:text-properties fo:letter-spacing="-0.101cm" officeooo:rsid="018a3789"/>
    </style:style>
    <style:style style:name="T44" style:family="text">
      <style:text-properties fo:letter-spacing="-0.101cm" style:font-style-complex="italic"/>
    </style:style>
    <style:style style:name="T45" style:family="text">
      <style:text-properties fo:letter-spacing="0.002cm"/>
    </style:style>
    <style:style style:name="T46" style:family="text">
      <style:text-properties fo:letter-spacing="0.002cm" style:text-scale="105%"/>
    </style:style>
    <style:style style:name="T47" style:family="text">
      <style:text-properties fo:letter-spacing="-0.018cm"/>
    </style:style>
    <style:style style:name="T48" style:family="text">
      <style:text-properties fo:letter-spacing="-0.018cm" style:font-style-complex="italic"/>
    </style:style>
    <style:style style:name="T49" style:family="text">
      <style:text-properties fo:letter-spacing="-0.009cm"/>
    </style:style>
    <style:style style:name="T50" style:family="text">
      <style:text-properties fo:letter-spacing="-0.009cm" officeooo:rsid="018a3789"/>
    </style:style>
    <style:style style:name="T51" style:family="text">
      <style:text-properties fo:letter-spacing="-0.004cm"/>
    </style:style>
    <style:style style:name="T52" style:family="text">
      <style:text-properties fo:letter-spacing="-0.004cm" style:text-scale="110%"/>
    </style:style>
    <style:style style:name="T53" style:family="text">
      <style:text-properties fo:letter-spacing="-0.004cm" style:font-size-complex="11pt"/>
    </style:style>
    <style:style style:name="T54" style:family="text">
      <style:text-properties fo:letter-spacing="-0.005cm"/>
    </style:style>
    <style:style style:name="T55" style:family="text">
      <style:text-properties fo:letter-spacing="-0.005cm" fo:font-weight="bold" style:font-weight-asian="bold" style:font-weight-complex="bold" style:text-scale="105%"/>
    </style:style>
    <style:style style:name="T56" style:family="text">
      <style:text-properties fo:letter-spacing="-0.005cm" style:font-size-complex="11pt"/>
    </style:style>
    <style:style style:name="T57" style:family="text">
      <style:text-properties fo:letter-spacing="-0.023cm"/>
    </style:style>
    <style:style style:name="T58" style:family="text">
      <style:text-properties fo:letter-spacing="-0.023cm" style:text-scale="105%"/>
    </style:style>
    <style:style style:name="T59" style:family="text">
      <style:text-properties fo:letter-spacing="-0.023cm" fo:font-weight="bold" style:font-weight-asian="bold" style:font-weight-complex="bold" style:text-scale="105%"/>
    </style:style>
    <style:style style:name="T60" style:family="text">
      <style:text-properties fo:letter-spacing="-0.019cm"/>
    </style:style>
    <style:style style:name="T61" style:family="text">
      <style:text-properties fo:letter-spacing="-0.019cm" fo:font-weight="bold" style:font-weight-asian="bold" style:font-weight-complex="bold" style:text-scale="105%"/>
    </style:style>
    <style:style style:name="T62" style:family="text">
      <style:text-properties fo:letter-spacing="-0.019cm" style:font-style-complex="italic"/>
    </style:style>
    <style:style style:name="T63" style:family="text">
      <style:text-properties fo:letter-spacing="-0.007cm"/>
    </style:style>
    <style:style style:name="T64" style:family="text">
      <style:text-properties fo:letter-spacing="-0.007cm" style:text-scale="105%"/>
    </style:style>
    <style:style style:name="T65" style:family="text">
      <style:text-properties fo:letter-spacing="-0.007cm" style:font-size-complex="11pt"/>
    </style:style>
    <style:style style:name="T66" style:family="text">
      <style:text-properties fo:letter-spacing="-0.007cm" officeooo:rsid="018a3789"/>
    </style:style>
    <style:style style:name="T67" style:family="text">
      <style:text-properties fo:letter-spacing="-0.021cm"/>
    </style:style>
    <style:style style:name="T68" style:family="text">
      <style:text-properties fo:letter-spacing="-0.021cm" style:text-scale="110%"/>
    </style:style>
    <style:style style:name="T69" style:family="text">
      <style:text-properties fo:letter-spacing="-0.021cm" style:font-style-complex="italic"/>
    </style:style>
    <style:style style:name="T70" style:family="text">
      <style:text-properties style:text-scale="110%"/>
    </style:style>
    <style:style style:name="T71" style:family="text">
      <style:text-properties fo:letter-spacing="-0.028cm" style:text-scale="110%"/>
    </style:style>
    <style:style style:name="T72" style:family="text">
      <style:text-properties fo:letter-spacing="-0.026cm"/>
    </style:style>
    <style:style style:name="T73" style:family="text">
      <style:text-properties fo:letter-spacing="-0.026cm" style:text-scale="110%"/>
    </style:style>
    <style:style style:name="T74" style:family="text">
      <style:text-properties fo:letter-spacing="0.004cm"/>
    </style:style>
    <style:style style:name="T75" style:family="text">
      <style:text-properties fo:letter-spacing="0.004cm" style:text-scale="105%"/>
    </style:style>
    <style:style style:name="T76" style:family="text">
      <style:text-properties fo:color="#cc00cc" loext:opacity="100%" fo:font-size="12pt" fo:font-style="italic" style:font-size-asian="12pt" style:font-style-asian="italic"/>
    </style:style>
    <style:style style:name="T77" style:family="text">
      <style:text-properties fo:color="#cc00cc" loext:opacity="100%" fo:font-size="12pt" fo:letter-spacing="-0.011cm" fo:font-style="italic" style:font-size-asian="12pt" style:font-style-asian="italic"/>
    </style:style>
    <style:style style:name="T78" style:family="text">
      <style:text-properties fo:color="#cc00cc" loext:opacity="100%" fo:font-size="12pt" fo:letter-spacing="0.03cm" fo:font-style="italic" style:font-size-asian="12pt" style:font-style-asian="italic"/>
    </style:style>
    <style:style style:name="T79" style:family="text">
      <style:text-properties fo:color="#cc00cc" loext:opacity="100%" fo:font-size="12pt" fo:letter-spacing="-0.009cm" fo:font-style="italic" style:font-size-asian="12pt" style:font-style-asian="italic"/>
    </style:style>
    <style:style style:name="T80" style:family="text">
      <style:text-properties fo:color="#cc00cc" loext:opacity="100%" fo:font-size="12pt" fo:letter-spacing="-0.012cm" fo:font-style="italic" style:font-size-asian="12pt" style:font-style-asian="italic"/>
    </style:style>
    <style:style style:name="T81" style:family="text">
      <style:text-properties fo:color="#cc00cc" loext:opacity="100%" fo:font-size="12pt" fo:letter-spacing="-0.007cm" fo:font-style="italic" style:font-size-asian="12pt" style:font-style-asian="italic"/>
    </style:style>
    <style:style style:name="T82" style:family="text">
      <style:text-properties fo:color="#cc00cc" loext:opacity="100%" fo:font-size="12pt" fo:letter-spacing="0.034cm" fo:font-style="italic" style:font-size-asian="12pt" style:font-style-asian="italic"/>
    </style:style>
    <style:style style:name="T83" style:family="text">
      <style:text-properties fo:color="#cc00cc" loext:opacity="100%" fo:font-size="12pt" fo:letter-spacing="0.032cm" fo:font-style="italic" style:font-size-asian="12pt" style:font-style-asian="italic"/>
    </style:style>
    <style:style style:name="T84" style:family="text">
      <style:text-properties fo:letter-spacing="0.014cm" style:text-scale="105%"/>
    </style:style>
    <style:style style:name="T85" style:family="text">
      <style:text-properties fo:letter-spacing="0.083cm"/>
    </style:style>
    <style:style style:name="T86" style:family="text">
      <style:text-properties fo:letter-spacing="-0.025cm"/>
    </style:style>
    <style:style style:name="T87" style:family="text">
      <style:text-properties fo:font-weight="bold" style:font-weight-asian="bold" style:font-weight-complex="bold"/>
    </style:style>
    <style:style style:name="T88" style:family="text">
      <style:text-properties fo:font-weight="bold" officeooo:rsid="00167741" style:font-weight-asian="bold" style:font-weight-complex="bold"/>
    </style:style>
    <style:style style:name="T89" style:family="text">
      <style:text-properties fo:font-weight="bold" officeooo:rsid="001910aa" style:font-weight-asian="bold" style:font-weight-complex="bold"/>
    </style:style>
    <style:style style:name="T90" style:family="text">
      <style:text-properties fo:font-weight="bold" style:font-weight-asian="bold" style:font-weight-complex="bold" style:text-scale="105%"/>
    </style:style>
    <style:style style:name="T91" style:family="text">
      <style:text-properties fo:font-weight="bold" officeooo:rsid="015503fa" style:font-weight-asian="bold" style:font-weight-complex="bold" style:text-scale="105%"/>
    </style:style>
    <style:style style:name="T92" style:family="text">
      <style:text-properties fo:font-weight="bold" style:font-weight-asian="bold" style:font-weight-complex="bold" style:text-scale="110%"/>
    </style:style>
    <style:style style:name="T93" style:family="text">
      <style:text-properties fo:font-weight="bold" officeooo:rsid="0062a10e" style:font-weight-asian="bold" style:font-weight-complex="bold" style:text-scale="110%"/>
    </style:style>
    <style:style style:name="T94" style:family="text">
      <style:text-properties fo:font-weight="bold" officeooo:rsid="016ff250" style:font-weight-asian="bold" style:font-weight-complex="bold" style:text-scale="110%"/>
    </style:style>
    <style:style style:name="T95" style:family="text">
      <style:text-properties fo:font-weight="bold" officeooo:rsid="00d01567" style:font-weight-asian="bold" style:font-weight-complex="bold"/>
    </style:style>
    <style:style style:name="T96" style:family="text">
      <style:text-properties fo:font-weight="bold" officeooo:rsid="00d10b39" style:font-weight-asian="bold" style:font-weight-complex="bold"/>
    </style:style>
    <style:style style:name="T97" style:family="text">
      <style:text-properties fo:font-weight="bold" officeooo:rsid="00ec30e9" style:font-weight-asian="bold" style:font-weight-complex="bold"/>
    </style:style>
    <style:style style:name="T98" style:family="text">
      <style:text-properties fo:font-weight="bold" officeooo:rsid="00f667e1" style:font-weight-asian="bold" style:font-weight-complex="bold"/>
    </style:style>
    <style:style style:name="T99" style:family="text">
      <style:text-properties fo:font-weight="bold" officeooo:rsid="0100d250" style:font-weight-asian="bold" style:font-weight-complex="bold"/>
    </style:style>
    <style:style style:name="T100" style:family="text">
      <style:text-properties fo:font-weight="bold" officeooo:rsid="01267bbf" style:font-weight-asian="bold" style:font-weight-complex="bold"/>
    </style:style>
    <style:style style:name="T101" style:family="text">
      <style:text-properties officeooo:rsid="001910aa"/>
    </style:style>
    <style:style style:name="T102" style:family="text">
      <style:text-properties officeooo:rsid="001cc003"/>
    </style:style>
    <style:style style:name="T103" style:family="text">
      <style:text-properties officeooo:rsid="0019fa32"/>
    </style:style>
    <style:style style:name="T104" style:family="text">
      <style:text-properties officeooo:rsid="00250d0f"/>
    </style:style>
    <style:style style:name="T105" style:family="text">
      <style:text-properties officeooo:rsid="00222d23"/>
    </style:style>
    <style:style style:name="T106" style:family="text">
      <style:text-properties fo:color="#04aae1" loext:opacity="100%" fo:font-style="italic" fo:font-weight="normal" style:font-style-asian="italic" style:font-weight-asian="normal" style:font-style-complex="italic" style:font-weight-complex="normal"/>
    </style:style>
    <style:style style:name="T107" style:family="text">
      <style:text-properties fo:color="#04aae1" loext:opacity="100%" fo:font-style="italic" fo:font-weight="normal" officeooo:rsid="012d65da" style:font-style-asian="italic" style:font-weight-asian="normal" style:font-style-complex="italic" style:font-weight-complex="normal"/>
    </style:style>
    <style:style style:name="T108" style:family="text">
      <style:text-properties fo:color="#04aae1" loext:opacity="100%" fo:font-style="italic" fo:font-weight="normal" officeooo:rsid="0115f97d" style:font-style-asian="italic" style:font-weight-asian="normal" style:font-style-complex="italic" style:font-weight-complex="normal"/>
    </style:style>
    <style:style style:name="T109" style:family="text">
      <style:text-properties fo:color="#04aae1" loext:opacity="100%" fo:font-style="italic" fo:font-weight="normal" officeooo:rsid="010abd1b" style:font-style-asian="italic" style:font-weight-asian="normal" style:font-style-complex="italic" style:font-weight-complex="normal"/>
    </style:style>
    <style:style style:name="T110" style:family="text">
      <style:text-properties fo:color="#04aae1" loext:opacity="100%" fo:font-style="italic" fo:font-weight="normal" officeooo:rsid="01093164" style:font-style-asian="italic" style:font-weight-asian="normal" style:font-style-complex="italic" style:font-weight-complex="normal"/>
    </style:style>
    <style:style style:name="T111" style:family="text">
      <style:text-properties fo:color="#04aae1" loext:opacity="100%" fo:font-style="italic" fo:font-weight="normal" officeooo:rsid="01593e90" style:font-style-asian="italic" style:font-weight-asian="normal" style:font-style-complex="italic" style:font-weight-complex="normal"/>
    </style:style>
    <style:style style:name="T112" style:family="text">
      <style:text-properties fo:color="#04aae1" loext:opacity="100%" fo:font-style="italic" fo:font-weight="normal" officeooo:rsid="018a3789" style:font-style-asian="italic" style:font-weight-asian="normal" style:font-style-complex="italic" style:font-weight-complex="normal"/>
    </style:style>
    <style:style style:name="T113" style:family="text">
      <style:text-properties fo:color="#04aae1" loext:opacity="100%" fo:font-size="12pt" fo:font-style="italic" fo:font-weight="normal" style:font-size-asian="12pt" style:font-style-asian="italic" style:font-weight-asian="normal" style:font-size-complex="12pt" style:font-style-complex="italic" style:font-weight-complex="normal"/>
    </style:style>
    <style:style style:name="T114" style:family="text">
      <style:text-properties fo:color="#04aae1" loext:opacity="100%" fo:font-size="12pt" fo:font-style="italic" fo:font-weight="normal" officeooo:rsid="012d65da" style:font-size-asian="12pt" style:font-style-asian="italic" style:font-weight-asian="normal" style:font-size-complex="12pt" style:font-style-complex="italic" style:font-weight-complex="normal"/>
    </style:style>
    <style:style style:name="T115" style:family="text">
      <style:text-properties fo:color="#04aae1" loext:opacity="100%" fo:font-size="12pt" fo:font-style="italic" fo:font-weight="normal" officeooo:rsid="0175c358" style:font-size-asian="12pt" style:font-style-asian="italic" style:font-weight-asian="normal" style:font-size-complex="12pt" style:font-style-complex="italic" style:font-weight-complex="normal"/>
    </style:style>
    <style:style style:name="T116" style:family="text">
      <style:text-properties fo:color="#04aae1" loext:opacity="100%" fo:font-size="12pt" fo:font-style="italic" fo:font-weight="normal" officeooo:rsid="01093164" style:font-size-asian="12pt" style:font-style-asian="italic" style:font-weight-asian="normal" style:font-size-complex="12pt" style:font-style-complex="italic" style:font-weight-complex="normal"/>
    </style:style>
    <style:style style:name="T117" style:family="text">
      <style:text-properties fo:color="#04aae1" loext:opacity="100%" fo:font-weight="bold" style:font-weight-asian="bold" style:font-weight-complex="bold"/>
    </style:style>
    <style:style style:name="T118" style:family="text">
      <style:text-properties fo:color="#04aae1" loext:opacity="100%" fo:font-weight="bold" style:font-weight-asian="bold" style:font-weight-complex="bold" style:text-scale="105%"/>
    </style:style>
    <style:style style:name="T119" style:family="text">
      <style:text-properties fo:color="#04aae1" loext:opacity="100%" fo:font-weight="bold" officeooo:rsid="0046fd95" style:font-weight-asian="bold" style:font-weight-complex="bold" style:text-scale="105%"/>
    </style:style>
    <style:style style:name="T120" style:family="text">
      <style:text-properties fo:color="#04aae1" loext:opacity="100%" fo:font-weight="bold" officeooo:rsid="0062a10e" style:font-weight-asian="bold" style:font-weight-complex="bold" style:text-scale="105%"/>
    </style:style>
    <style:style style:name="T121" style:family="text">
      <style:text-properties fo:color="#04aae1" loext:opacity="100%" fo:font-weight="bold" style:font-weight-asian="bold" style:font-weight-complex="bold" style:text-scale="110%"/>
    </style:style>
    <style:style style:name="T122" style:family="text">
      <style:text-properties fo:color="#04aae1" loext:opacity="100%" fo:font-weight="bold" officeooo:rsid="00474f02" style:font-weight-asian="bold" style:font-weight-complex="bold" style:text-scale="110%"/>
    </style:style>
    <style:style style:name="T123" style:family="text">
      <style:text-properties fo:color="#04aae1" loext:opacity="100%" fo:font-weight="bold" style:font-weight-asian="bold" style:font-weight-complex="bold" style:text-scale="115%"/>
    </style:style>
    <style:style style:name="T124" style:family="text">
      <style:text-properties fo:color="#04aae1" loext:opacity="100%" fo:font-weight="bold" officeooo:rsid="0049972c" style:font-weight-asian="bold" style:font-weight-complex="bold" style:text-scale="115%"/>
    </style:style>
    <style:style style:name="T125" style:family="text">
      <style:text-properties fo:color="#04aae1" loext:opacity="100%" fo:letter-spacing="-0.004cm" fo:font-weight="bold" style:font-weight-asian="bold" style:font-weight-complex="bold" style:text-scale="110%"/>
    </style:style>
    <style:style style:name="T126" style:family="text">
      <style:text-properties fo:color="#04aae1" loext:opacity="100%" fo:letter-spacing="-0.004cm" fo:font-weight="bold" officeooo:rsid="00197810" style:font-weight-asian="bold" style:font-weight-complex="bold" style:text-scale="110%"/>
    </style:style>
    <style:style style:name="T127" style:family="text">
      <style:text-properties fo:color="#04aae1" loext:opacity="100%" fo:letter-spacing="-0.004cm" fo:font-weight="bold" officeooo:rsid="006f1ce5" style:font-weight-asian="bold" style:font-weight-complex="bold" style:text-scale="110%"/>
    </style:style>
    <style:style style:name="T128" style:family="text">
      <style:text-properties fo:color="#04aae1" loext:opacity="100%" fo:letter-spacing="-0.03cm" fo:font-weight="bold" style:font-weight-asian="bold" style:font-weight-complex="bold" style:text-scale="110%"/>
    </style:style>
    <style:style style:name="T129" style:family="text">
      <style:text-properties fo:color="#04aae1" loext:opacity="100%" fo:letter-spacing="-0.002cm" fo:font-weight="bold" style:font-weight-asian="bold" style:font-weight-complex="bold" style:text-scale="110%"/>
    </style:style>
    <style:style style:name="T130" style:family="text">
      <style:text-properties fo:color="#04aae1" loext:opacity="100%" fo:letter-spacing="-0.012cm" fo:font-weight="bold" style:font-weight-asian="bold" style:font-weight-complex="bold" style:text-scale="105%"/>
    </style:style>
    <style:style style:name="T131" style:family="text">
      <style:text-properties fo:color="#04aae1" loext:opacity="100%" fo:letter-spacing="-0.032cm" fo:font-weight="bold" style:font-weight-asian="bold" style:font-weight-complex="bold" style:text-scale="110%"/>
    </style:style>
    <style:style style:name="T132" style:family="text">
      <style:text-properties fo:color="#04aae1" loext:opacity="100%" fo:letter-spacing="0.005cm" fo:font-weight="bold" style:font-weight-asian="bold" style:font-weight-complex="bold" style:text-scale="110%"/>
    </style:style>
    <style:style style:name="T133" style:family="text">
      <style:text-properties fo:color="#04aae1" loext:opacity="100%" style:font-name="Calibri1" fo:font-size="12pt" fo:font-style="italic" fo:font-weight="normal" style:font-size-asian="12pt" style:font-style-asian="italic" style:font-weight-asian="normal" style:font-size-complex="12pt" style:font-style-complex="italic" style:font-weight-complex="normal"/>
    </style:style>
    <style:style style:name="T134" style:family="text">
      <style:text-properties fo:color="#04aae1" loext:opacity="100%" style:font-name="Calibri1" fo:font-size="12pt" fo:font-style="italic" fo:font-weight="normal" officeooo:rsid="010abd1b" style:font-size-asian="12pt" style:font-style-asian="italic" style:font-weight-asian="normal" style:font-size-complex="12pt" style:font-style-complex="italic" style:font-weight-complex="normal"/>
    </style:style>
    <style:style style:name="T135" style:family="text">
      <style:text-properties fo:color="#04aae1" loext:opacity="100%" style:font-name="Calibri1" fo:font-size="12pt" fo:font-style="italic" fo:font-weight="normal" officeooo:rsid="01093164" style:font-size-asian="12pt" style:font-style-asian="italic" style:font-weight-asian="normal" style:font-size-complex="12pt" style:font-style-complex="italic" style:font-weight-complex="normal"/>
    </style:style>
    <style:style style:name="T136" style:family="text">
      <style:text-properties fo:color="#04aae1" loext:opacity="100%" style:font-name="Calibri1" fo:font-size="12pt" fo:font-style="italic" fo:font-weight="normal" officeooo:rsid="0115f97d" style:font-size-asian="12pt" style:font-style-asian="italic" style:font-weight-asian="normal" style:font-size-complex="12pt" style:font-style-complex="italic" style:font-weight-complex="normal"/>
    </style:style>
    <style:style style:name="T137" style:family="text">
      <style:text-properties fo:color="#04aae1" loext:opacity="100%" style:font-name="Calibri1" fo:font-size="12pt" fo:font-style="italic" fo:font-weight="normal" officeooo:rsid="012d65da" style:font-size-asian="12pt" style:font-style-asian="italic" style:font-weight-asian="normal" style:font-size-complex="12pt" style:font-style-complex="italic" style:font-weight-complex="normal"/>
    </style:style>
    <style:style style:name="T138" style:family="text">
      <style:text-properties fo:color="#04aae1" loext:opacity="100%" style:font-name="Calibri1" fo:font-size="12pt" fo:font-style="italic" fo:font-weight="normal" officeooo:rsid="01593e90" style:font-size-asian="12pt" style:font-style-asian="italic" style:font-weight-asian="normal" style:font-size-complex="12pt" style:font-style-complex="italic" style:font-weight-complex="normal"/>
    </style:style>
    <style:style style:name="T139" style:family="text">
      <style:text-properties fo:color="#04aae1" loext:opacity="100%" style:font-name="Calibri1" fo:font-size="12pt" fo:font-style="italic" fo:font-weight="normal" officeooo:rsid="017280e5" style:font-size-asian="12pt" style:font-style-asian="italic" style:font-weight-asian="normal" style:font-size-complex="12pt" style:font-style-complex="italic" style:font-weight-complex="normal"/>
    </style:style>
    <style:style style:name="T140" style:family="text">
      <style:text-properties fo:color="#04aae1" loext:opacity="100%" style:font-name="Calibri1" fo:font-size="12pt" fo:font-style="italic" fo:font-weight="normal" officeooo:rsid="0175c358" style:font-size-asian="12pt" style:font-style-asian="italic" style:font-weight-asian="normal" style:font-size-complex="12pt" style:font-style-complex="italic" style:font-weight-complex="normal"/>
    </style:style>
    <style:style style:name="T141" style:family="text">
      <style:text-properties fo:color="#04aae1" loext:opacity="100%" style:font-name="Calibri1" fo:font-size="12pt" fo:font-style="italic" fo:font-weight="normal" officeooo:rsid="017d0617" style:font-size-asian="12pt" style:font-style-asian="italic" style:font-weight-asian="normal" style:font-size-complex="12pt" style:font-style-complex="italic" style:font-weight-complex="normal"/>
    </style:style>
    <style:style style:name="T142" style:family="text">
      <style:text-properties fo:color="#04aae1" loext:opacity="100%" style:font-name="Calibri1" fo:font-weight="bold" style:font-weight-asian="bold" style:font-weight-complex="bold" style:text-scale="110%"/>
    </style:style>
    <style:style style:name="T143" style:family="text">
      <style:text-properties fo:color="#04aae1" loext:opacity="100%" style:font-name="Calibri1" fo:letter-spacing="-0.032cm" fo:font-weight="bold" style:font-weight-asian="bold" style:font-weight-complex="bold" style:text-scale="110%"/>
    </style:style>
    <style:style style:name="T144" style:family="text">
      <style:text-properties fo:color="#04aae1" loext:opacity="100%" style:font-name="Calibri1" fo:font-size="11pt" fo:font-weight="bold" style:font-size-asian="11pt" style:font-weight-asian="bold" style:font-size-complex="11pt" style:font-weight-complex="bold"/>
    </style:style>
    <style:style style:name="T145" style:family="text">
      <style:text-properties fo:color="#04aae1" loext:opacity="100%" fo:letter-spacing="0.044cm" fo:font-weight="bold" style:font-weight-asian="bold" style:font-weight-complex="bold" style:text-scale="110%"/>
    </style:style>
    <style:style style:name="T146" style:family="text">
      <style:text-properties fo:color="#04aae1" loext:opacity="100%" fo:font-weight="normal" officeooo:rsid="0115f97d" style:font-weight-asian="normal" style:font-style-complex="italic" style:font-weight-complex="normal"/>
    </style:style>
    <style:style style:name="T147" style:family="text">
      <style:text-properties fo:color="#04aae1" loext:opacity="100%" fo:font-weight="normal" officeooo:rsid="010abd1b" style:font-weight-asian="normal" style:font-style-complex="italic" style:font-weight-complex="normal"/>
    </style:style>
    <style:style style:name="T148" style:family="text">
      <style:text-properties fo:color="#04aae1" loext:opacity="100%" fo:font-weight="normal" officeooo:rsid="018a3789" style:font-weight-asian="normal" style:font-style-complex="italic" style:font-weight-complex="normal"/>
    </style:style>
    <style:style style:name="T149" style:family="text">
      <style:text-properties fo:color="#04aae1" loext:opacity="100%" fo:font-weight="normal" officeooo:rsid="0115f97d" style:font-weight-asian="normal" style:font-weight-complex="normal"/>
    </style:style>
    <style:style style:name="T150" style:family="text">
      <style:text-properties fo:color="#04aae1" loext:opacity="100%" fo:font-weight="normal" officeooo:rsid="010abd1b" style:font-weight-asian="normal" style:font-weight-complex="normal"/>
    </style:style>
    <style:style style:name="T151" style:family="text">
      <style:text-properties fo:font-weight="normal" style:font-weight-asian="normal" style:font-weight-complex="normal"/>
    </style:style>
    <style:style style:name="T152" style:family="text">
      <style:text-properties fo:letter-spacing="0.005cm"/>
    </style:style>
    <style:style style:name="T153" style:family="text">
      <style:text-properties officeooo:rsid="00199140"/>
    </style:style>
    <style:style style:name="T154" style:family="text">
      <style:text-properties fo:font-style="italic" fo:font-weight="bold" officeooo:rsid="001910aa" style:font-style-asian="italic" style:font-weight-asian="bold" style:font-style-complex="italic" style:font-weight-complex="bold"/>
    </style:style>
    <style:style style:name="T155" style:family="text">
      <style:text-properties fo:font-style="italic" style:font-style-asian="italic" style:font-style-complex="italic"/>
    </style:style>
    <style:style style:name="T156" style:family="text">
      <style:text-properties style:font-name="Calibri1"/>
    </style:style>
    <style:style style:name="T157" style:family="text">
      <style:text-properties style:font-name="Calibri1" fo:font-size="12pt" style:font-size-asian="12pt"/>
    </style:style>
    <style:style style:name="T158" style:family="text">
      <style:text-properties style:font-name="Calibri1" fo:font-size="12pt" style:font-size-asian="12pt" style:font-size-complex="12pt"/>
    </style:style>
    <style:style style:name="T159" style:family="text">
      <style:text-properties style:font-name="Calibri1" fo:font-size="12pt" fo:letter-spacing="0.002cm" style:font-size-asian="12pt"/>
    </style:style>
    <style:style style:name="T160" style:family="text">
      <style:text-properties style:font-name="Calibri1" fo:font-size="12pt" fo:letter-spacing="-0.002cm" style:font-size-asian="12pt"/>
    </style:style>
    <style:style style:name="T161" style:family="text">
      <style:text-properties style:font-name="Calibri1" fo:font-size="12pt" fo:letter-spacing="-0.019cm" style:font-size-asian="12pt"/>
    </style:style>
    <style:style style:name="T162" style:family="text">
      <style:text-properties style:font-name="Calibri1" fo:font-weight="bold" style:font-weight-asian="bold" style:font-weight-complex="bold"/>
    </style:style>
    <style:style style:name="T163" style:family="text">
      <style:text-properties style:font-name="Calibri1" fo:font-weight="bold" officeooo:rsid="0116bded" style:font-weight-asian="bold" style:font-weight-complex="bold"/>
    </style:style>
    <style:style style:name="T164" style:family="text">
      <style:text-properties style:font-name="Calibri1" fo:font-size="11pt" style:font-size-asian="11pt" style:font-size-complex="11pt"/>
    </style:style>
    <style:style style:name="T165" style:family="text">
      <style:text-properties style:font-name="Calibri1" fo:font-size="11pt" officeooo:rsid="00b58f5a" style:font-size-asian="11pt" style:font-size-complex="11pt"/>
    </style:style>
    <style:style style:name="T166" style:family="text">
      <style:text-properties style:font-name="Calibri1" fo:font-size="11pt" officeooo:rsid="017695b0" style:font-size-asian="11pt" style:font-size-complex="11pt"/>
    </style:style>
    <style:style style:name="T167" style:family="text">
      <style:text-properties style:font-name="Calibri1" fo:font-size="11pt" officeooo:rsid="01b19a47" style:font-size-asian="11pt" style:font-size-complex="11pt"/>
    </style:style>
    <style:style style:name="T168" style:family="text">
      <style:text-properties style:font-name="Calibri1" fo:font-size="11pt" officeooo:rsid="01b9e988" style:font-size-asian="11pt" style:font-size-complex="11pt"/>
    </style:style>
    <style:style style:name="T169" style:family="text">
      <style:text-properties style:font-name="Calibri1" fo:font-size="11pt" fo:letter-spacing="-0.014cm" style:font-size-asian="11pt" style:font-size-complex="11pt"/>
    </style:style>
    <style:style style:name="T170" style:family="text">
      <style:text-properties style:font-name="Calibri1" fo:font-size="11pt" fo:letter-spacing="-0.012cm" style:font-size-asian="11pt" style:font-size-complex="11pt"/>
    </style:style>
    <style:style style:name="T171" style:family="text">
      <style:text-properties style:font-name="Calibri1" fo:font-size="11pt" fo:letter-spacing="-0.012cm" officeooo:rsid="017d0617" style:font-size-asian="11pt" style:font-size-complex="11pt"/>
    </style:style>
    <style:style style:name="T172" style:family="text">
      <style:text-properties style:font-name="Calibri1" fo:font-size="11pt" fo:letter-spacing="-0.011cm" style:font-size-asian="11pt" style:font-size-complex="11pt"/>
    </style:style>
    <style:style style:name="T173" style:family="text">
      <style:text-properties style:font-name="Calibri1" fo:font-size="11pt" fo:letter-spacing="-0.016cm" style:font-size-asian="11pt" style:font-size-complex="11pt"/>
    </style:style>
    <style:style style:name="T174" style:family="text">
      <style:text-properties style:font-name="Calibri1" fo:font-size="11pt" fo:letter-spacing="0.007cm" style:font-size-asian="11pt" style:font-size-complex="11pt"/>
    </style:style>
    <style:style style:name="T175" style:family="text">
      <style:text-properties style:font-name="Calibri1" fo:font-size="11pt" fo:letter-spacing="0.005cm" style:font-size-asian="11pt" style:font-size-complex="11pt"/>
    </style:style>
    <style:style style:name="T176" style:family="text">
      <style:text-properties style:font-name="Calibri1" fo:font-size="11pt" fo:letter-spacing="-0.007cm" style:font-size-asian="11pt" style:font-size-complex="11pt"/>
    </style:style>
    <style:style style:name="T177" style:family="text">
      <style:text-properties style:font-name="Calibri1" fo:font-size="11pt" fo:letter-spacing="-0.009cm" style:font-size-asian="11pt" style:font-size-complex="11pt"/>
    </style:style>
    <style:style style:name="T178" style:family="text">
      <style:text-properties style:font-name="Calibri1" fo:font-size="11pt" fo:font-style="italic" style:font-size-asian="11pt" style:font-style-asian="italic" style:font-size-complex="11pt" style:font-style-complex="italic"/>
    </style:style>
    <style:style style:name="T179" style:family="text">
      <style:text-properties style:font-name="Calibri1" fo:font-size="11pt" fo:font-weight="bold" style:font-size-asian="11pt" style:font-weight-asian="bold" style:font-size-complex="11pt" style:font-weight-complex="bold"/>
    </style:style>
    <style:style style:name="T180" style:family="text">
      <style:text-properties style:font-name="Calibri1" officeooo:rsid="01093164"/>
    </style:style>
    <style:style style:name="T181" style:family="text">
      <style:text-properties style:font-name="Calibri1" officeooo:rsid="010fb58b"/>
    </style:style>
    <style:style style:name="T182" style:family="text">
      <style:text-properties style:font-name="Calibri1" officeooo:rsid="0115f97d"/>
    </style:style>
    <style:style style:name="T183" style:family="text">
      <style:text-properties style:font-name="Calibri1" officeooo:rsid="011b712f"/>
    </style:style>
    <style:style style:name="T184" style:family="text">
      <style:text-properties officeooo:rsid="004b0f45"/>
    </style:style>
    <style:style style:name="T185" style:family="text">
      <style:text-properties officeooo:rsid="0070ec86"/>
    </style:style>
    <style:style style:name="T186" style:family="text">
      <style:text-properties fo:color="#666666" loext:opacity="100%" style:font-name="Calibri1" fo:font-style="italic" style:font-style-asian="italic" style:font-style-complex="italic"/>
    </style:style>
    <style:style style:name="T187" style:family="text">
      <style:text-properties fo:color="#666666" loext:opacity="100%" style:font-name="Calibri1" fo:font-style="italic" officeooo:rsid="001cc003" style:font-style-asian="italic" style:font-style-complex="italic"/>
    </style:style>
    <style:style style:name="T188" style:family="text">
      <style:text-properties fo:color="#666666" loext:opacity="100%" style:font-name="Calibri1" fo:font-style="italic" officeooo:rsid="0019fa32" style:font-style-asian="italic" style:font-style-complex="italic"/>
    </style:style>
    <style:style style:name="T189" style:family="text">
      <style:text-properties fo:color="#666666" loext:opacity="100%" style:font-name="Calibri1" fo:font-style="italic" officeooo:rsid="00250d0f" style:font-style-asian="italic" style:font-style-complex="italic"/>
    </style:style>
    <style:style style:name="T190" style:family="text">
      <style:text-properties fo:color="#666666" loext:opacity="100%" style:font-name="Calibri1" fo:font-style="italic" officeooo:rsid="00d30889" style:font-style-asian="italic" style:font-style-complex="italic"/>
    </style:style>
    <style:style style:name="T191" style:family="text">
      <style:text-properties fo:color="#666666" loext:opacity="100%" style:font-name="Calibri1" fo:font-style="italic" officeooo:rsid="00ed8e02" style:font-style-asian="italic" style:font-style-complex="italic"/>
    </style:style>
    <style:style style:name="T192" style:family="text">
      <style:text-properties fo:color="#666666" loext:opacity="100%" style:font-name="Calibri1" fo:font-style="italic" officeooo:rsid="00eef2f9" style:font-style-asian="italic" style:font-style-complex="italic"/>
    </style:style>
    <style:style style:name="T193" style:family="text">
      <style:text-properties fo:color="#666666" loext:opacity="100%" style:font-name="Calibri1" fo:font-style="italic" officeooo:rsid="00f43a84" style:font-style-asian="italic" style:font-style-complex="italic"/>
    </style:style>
    <style:style style:name="T194" style:family="text">
      <style:text-properties style:font-size-complex="11pt"/>
    </style:style>
    <style:style style:name="T195" style:family="text">
      <style:text-properties fo:letter-spacing="0.007cm"/>
    </style:style>
    <style:style style:name="T196" style:family="text">
      <style:text-properties officeooo:rsid="0092d9d1"/>
    </style:style>
    <style:style style:name="T197" style:family="text">
      <style:text-properties officeooo:rsid="00942750"/>
    </style:style>
    <style:style style:name="T198" style:family="text">
      <style:text-properties fo:letter-spacing="0.071cm"/>
    </style:style>
    <style:style style:name="T199" style:family="text">
      <style:text-properties officeooo:rsid="00a2f3e0"/>
    </style:style>
    <style:style style:name="T200" style:family="text">
      <style:text-properties officeooo:rsid="00cece35"/>
    </style:style>
    <style:style style:name="T201" style:family="text">
      <style:text-properties fo:color="#000080" loext:opacity="100%" style:font-name="Calibri1" fo:font-style="italic" style:font-style-asian="italic" style:font-style-complex="italic"/>
    </style:style>
    <style:style style:name="T202" style:family="text">
      <style:text-properties fo:color="#000080" loext:opacity="100%" style:font-name="Calibri1" fo:font-style="italic" officeooo:rsid="0019fa32" style:font-style-asian="italic" style:font-style-complex="italic"/>
    </style:style>
    <style:style style:name="T203" style:family="text">
      <style:text-properties officeooo:rsid="00d49303"/>
    </style:style>
    <style:style style:name="T204" style:family="text">
      <style:text-properties officeooo:rsid="00dde72d"/>
    </style:style>
    <style:style style:name="T205" style:family="text">
      <style:text-properties officeooo:rsid="00e2a3f4"/>
    </style:style>
    <style:style style:name="T206" style:family="text">
      <style:text-properties officeooo:rsid="00e48f53"/>
    </style:style>
    <style:style style:name="T207" style:family="text">
      <style:text-properties officeooo:rsid="00e60e95"/>
    </style:style>
    <style:style style:name="T208" style:family="text">
      <style:text-properties officeooo:rsid="00e7984e"/>
    </style:style>
    <style:style style:name="T209" style:family="text">
      <style:text-properties officeooo:rsid="00ec30e9"/>
    </style:style>
    <style:style style:name="T210" style:family="text">
      <style:text-properties officeooo:rsid="00f35e1e"/>
    </style:style>
    <style:style style:name="T211" style:family="text">
      <style:text-properties officeooo:rsid="00ffbb9c"/>
    </style:style>
    <style:style style:name="T212" style:family="text">
      <style:text-properties officeooo:rsid="01005ae9"/>
    </style:style>
    <style:style style:name="T213" style:family="text">
      <style:text-properties officeooo:rsid="0100d250"/>
    </style:style>
    <style:style style:name="T214" style:family="text">
      <style:text-properties officeooo:rsid="0114efed"/>
    </style:style>
    <style:style style:name="T215" style:family="text">
      <style:text-properties officeooo:rsid="011ef7f3"/>
    </style:style>
    <style:style style:name="T216" style:family="text">
      <style:text-properties officeooo:rsid="0130965f"/>
    </style:style>
    <style:style style:name="T217" style:family="text">
      <style:text-properties officeooo:rsid="015f83b8"/>
    </style:style>
    <style:style style:name="T218" style:family="text">
      <style:text-properties officeooo:rsid="017f7bbd"/>
    </style:style>
    <style:style style:name="T219" style:family="text">
      <style:text-properties officeooo:rsid="018a3789"/>
    </style:style>
    <style:style style:name="T220" style:family="text">
      <style:text-properties officeooo:rsid="018f0293"/>
    </style:style>
    <style:style style:name="T221" style:family="text">
      <style:text-properties officeooo:rsid="01952303"/>
    </style:style>
    <style:style style:name="T222" style:family="text">
      <style:text-properties officeooo:rsid="0195bd89"/>
    </style:style>
    <style:style style:name="T223" style:family="text">
      <style:text-properties style:font-style-complex="italic"/>
    </style:style>
    <style:style style:name="T224" style:family="text">
      <style:text-properties fo:color="#000000" loext:opacity="100%"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5" style:family="text">
      <style:text-properties fo:color="#000000" loext:opacity="100%" fo:font-weight="normal" officeooo:rsid="019c076d" style:font-weight-asian="normal" style:font-style-complex="italic" style:font-weight-complex="normal">
        <loext:char-complex-color loext:theme-type="dark1" loext:color-type="theme">
          <loext:transformation loext:type="lumoff" loext:value="0"/>
        </loext:char-complex-color>
      </style:text-properties>
    </style:style>
    <style:style style:name="T226" style:family="text">
      <style:text-properties fo:color="#000000" loext:opacity="100%" fo:letter-spacing="-0.01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7" style:family="text">
      <style:text-properties fo:color="#000000" loext:opacity="100%" fo:letter-spacing="-0.016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8" style:family="text">
      <style:text-properties fo:color="#000000" loext:opacity="100%" fo:letter-spacing="-0.10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9" style:family="text">
      <style:text-properties fo:color="#000000" loext:opacity="100%" style:font-name="Calibri1"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0" style:family="text">
      <style:text-properties fo:color="#000000" loext:opacity="100%" fo:letter-spacing="-0.01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1" style:family="text">
      <style:text-properties fo:color="#000000" loext:opacity="100%" fo:letter-spacing="-0.00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2" style:family="text">
      <style:text-properties fo:color="#000000" loext:opacity="100%" fo:letter-spacing="-0.007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3"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4" style:family="text">
      <style:text-properties fo:color="#000000" loext:opacity="100%" fo:letter-spacing="-0.004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5"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6" style:family="text">
      <style:text-properties fo:color="#000000" loext:opacity="100%" fo:letter-spacing="-0.018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7" style:family="text">
      <style:text-properties fo:color="#000000" loext:opacity="100%" fo:letter-spacing="-0.01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8"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9" style:family="text">
      <style:text-properties fo:color="#000000" loext:opacity="100%" fo:letter-spacing="-0.02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0"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1" style:family="text">
      <style:text-properties officeooo:rsid="01a6a087"/>
    </style:style>
    <style:style style:name="T242" style:family="text">
      <style:text-properties officeooo:rsid="01a87239"/>
    </style:style>
    <style:style style:name="T243" style:family="text">
      <style:text-properties officeooo:rsid="01a969e7"/>
    </style:style>
    <style:style style:name="T244" style:family="text">
      <style:text-properties officeooo:rsid="01ad2d6f"/>
    </style:style>
    <style:style style:name="T245" style:family="text">
      <style:text-properties officeooo:rsid="01ad9048"/>
    </style:style>
    <style:style style:name="T246" style:family="text">
      <style:text-properties officeooo:rsid="01ae2496"/>
    </style:style>
    <style:style style:name="T247" style:family="text">
      <style:text-properties officeooo:rsid="01af56cb"/>
    </style:style>
    <style:style style:name="T248" style:family="text">
      <style:text-properties officeooo:rsid="01b8fa41"/>
    </style:style>
    <style:style style:name="T249" style:family="text">
      <style:text-properties officeooo:rsid="01bd39fc"/>
    </style:style>
    <style:style style:name="T250" style:family="text">
      <style:text-properties officeooo:rsid="01c3dbc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9"><text:span text:style-name="T30">Jea</text:span><text:span text:style-name="T31">n-</text:span><text:span text:style-name="T30">Baptiste</text:span><text:span text:style-name="T154"> </text:span><text:span text:style-name="T30">Lasselle</text:span></text:p>
        <text:p text:style-name="P7">Cloud Engineer/SRE</text:p>
        <text:p text:style-name="P5"><text:span text:style-name="T30"/></text:p>
        <text:p text:style-name="P78"/>
        <table:table table:name="Tableau1" table:style-name="Tableau1">
          <table:table-column table:style-name="Tableau1.A"/>
          <table:table-column table:style-name="Tableau1.B"/>
          <table:table-row>
            <table:table-cell table:style-name="Tableau1.A1" office:value-type="string">
              <text:p text:style-name="P8">Who I am </text:p>
            </table:table-cell>
            <table:table-cell table:style-name="Tableau1.A1" office:value-type="string">
              <text:p text:style-name="P129"><text:span text:style-name="T101">I code with </text:span><text:span text:style-name="T89">terraform, </text:span><text:span text:style-name="T95">packer,</text:span><text:span text:style-name="T101"> </text:span><text:span text:style-name="T96">pu</text:span><text:span text:style-name="T89">lumi</text:span><text:span text:style-name="T101">, </text:span><text:span text:style-name="T97">CI/CD Pipelines</text:span><text:span text:style-name="T209">, </text:span><text:span text:style-name="T101">I dive into code with developers, </text:span>I <text:span text:style-name="T89">automate everything</text:span><text:span text:style-name="T101"> about </text:span>infrastructures. <text:span text:style-name="T101">I am a </text:span><text:span text:style-name="T87">Gitops</text:span> <text:span text:style-name="T101">and </text:span><text:span text:style-name="T89">Infrastructure As Code</text:span><text:span text:style-name="T101"> evangelist</text:span>. I love understanding, learning, <text:s/>implementing new ideas within my team, And everywhere, I love challenges ! </text:p>
              <text:p text:style-name="P129"/>
            </table:table-cell>
          </table:table-row>
          <table:table-row>
            <table:table-cell table:style-name="Tableau1.A1" office:value-type="string">
              <text:p text:style-name="P9">My best friends list</text:p>
            </table:table-cell>
            <table:table-cell table:style-name="Tableau1.A1" office:value-type="string">
              <text:p text:style-name="P138"><text:span text:style-name="T186">Kubernetes, Terraform, </text:span><text:span text:style-name="T190">Packer, </text:span><text:span text:style-name="T186">Pulumi, </text:span><text:span text:style-name="T187">FluxCD/</text:span><text:span text:style-name="T191">ArgoCD</text:span><text:span text:style-name="T187">,</text:span><text:span text:style-name="T186"> </text:span><text:span text:style-name="T187">Atlantis, </text:span><text:span text:style-name="T193">Ansible Tower, </text:span><text:span text:style-name="T186">Circle CI, </text:span><text:span text:style-name="T188">Gitlab CI, </text:span><text:span text:style-name="T189">Tekton,</text:span><text:span text:style-name="T186"> Jenkins, Openstack, Ansible Tower </text:span><text:span text:style-name="T188">(AWX)</text:span><text:span text:style-name="T186">, HashiCorp Vault/</text:span><text:span text:style-name="T192">OpenBAO</text:span><text:span text:style-name="T186">, Docker, K3D, </text:span><text:span text:style-name="T189">Minio, Nginx, </text:span><text:span text:style-name="T186">Traefik, Linux shell, TypeScript/NodeJS, </text:span><text:span text:style-name="T188">React, Golang, Python</text:span><text:span text:style-name="T186">, </text:span><text:a xlink:type="simple" xlink:href="https://gohugo.io/" text:style-name="Internet_20_link" text:visited-style-name="Visited_20_Internet_20_Link"><text:span text:style-name="T201">https://gohugo.io</text:span></text:a><text:span text:style-name="T186"> </text:span><text:a xlink:type="simple" xlink:href="https://astro.build/" text:style-name="Internet_20_link" text:visited-style-name="Visited_20_Internet_20_Link"><text:span text:style-name="T202">https://astro.build</text:span></text:a><text:span text:style-name="T188"> </text:span></text:p>
              <text:p text:style-name="P137"><text:span text:style-name="T188"/></text:p>
            </table:table-cell>
          </table:table-row>
          <table:table-row>
            <table:table-cell table:style-name="Tableau1.A1" office:value-type="string">
              <text:p text:style-name="P8">I usually <text:span text:style-name="T211">work</text:span> with </text:p>
            </table:table-cell>
            <table:table-cell table:style-name="Tableau1.A1" office:value-type="string">
              <text:p text:style-name="P129">Terraform, <text:span text:style-name="T203">Packer, </text:span>Pulumi, <text:span text:style-name="T102">FluxCD/</text:span><text:span text:style-name="T210">ArgoCD</text:span><text:span text:style-name="T102">, Atlantis, </text:span>Circle CI, <text:span text:style-name="T103">Gitlab CI, </text:span><text:span text:style-name="T104">Tekton,</text:span> Jenkins, Ansible Tower <text:span text:style-name="T103">(AWX)</text:span>, <text:span text:style-name="T104">shell scripting (sh/bash)</text:span></text:p>
              <text:p text:style-name="P133">Azure, AWS, GCP, OVH, <text:span text:style-name="T213">VMW</text:span><text:span text:style-name="T212">are vSphere</text:span>, <text:span text:style-name="T213">OpenStack</text:span></text:p>
            </table:table-cell>
          </table:table-row>
        </table:table>
        <text:p text:style-name="P126"/>
        <text:p text:style-name="P127"/>
        <text:p text:style-name="P134">At University, I studied pure mathematics.</text:p>
        <text:p text:style-name="P131">I started <text:span text:style-name="T204">IT</text:span><text:span text:style-name="T208"> </text:span>as a developer.</text:p>
        <text:p text:style-name="P130">2015, I <text:span text:style-name="T206">turned my </text:span>focus <text:span text:style-name="T206">on infrastructure </text:span><text:span text:style-name="T207">(as code)</text:span><text:span text:style-name="T206">, </text:span><text:span text:style-name="T207">and </text:span><text:span text:style-name="T206">the</text:span><text:span text:style-name="T205"> </text:span>cloud world.</text:p>
        <text:p text:style-name="P130">I love <text:span text:style-name="T200">coding and </text:span>automating everything.</text:p>
        <text:p text:style-name="P128"/>
        <text:p text:style-name="P130">I today am <text:span text:style-name="T213">a</text:span> <text:span text:style-name="T99">Cloud Engineer/SRE</text:span>, an <text:span text:style-name="T87">Evangelist</text:span> in love with <text:span text:style-name="T105">automation, </text:span>Cybernetics <text:span text:style-name="T105">is a concept i am really keen on</text:span> (Kubernetes Controllers, Operators, AutoScalability, self-healing abilities).</text:p>
        <text:p text:style-name="P128"/>
        <text:p text:style-name="P132">My interests today are:</text:p>
        <text:list text:style-name="L1">
          <text:list-item>
            <text:p text:style-name="P170"><text:span text:style-name="T156">Designing and implementing </text:span><text:span text:style-name="T162">Infrastructure As Code</text:span><text:span text:style-name="T156"> the gitops way</text:span></text:p>
          </text:list-item>
          <text:list-item>
            <text:p text:style-name="P171">Developing <text:span text:style-name="T87">terrafrom providers</text:span>, <text:span text:style-name="T98">OpenBAO utilities</text:span></text:p>
          </text:list-item>
          <text:list-item>
            <text:p text:style-name="P171"><text:span text:style-name="T151">Developing</text:span><text:span text:style-name="T87"> </text:span><text:span text:style-name="T88">Kubernetes Operators</text:span></text:p>
          </text:list-item>
          <text:list-item>
            <text:p text:style-name="P172">Landing zones: What comes after the Cloud Adoption Framework?</text:p>
          </text:list-item>
        </text:list>
      </text:section>
      <text:p text:style-name="P155"/>
      <text:p text:style-name="P13"><text:bookmark text:name="Professional Experiences"/>Professional Experiences</text:p>
      <text:p text:style-name="P11"/>
      <text:h text:style-name="P115" text:outline-level="3"><text:span text:style-name="T126">&gt; </text:span><text:span text:style-name="T127">Michelin</text:span></text:h>
      <text:p text:style-name="P117"><text:span text:style-name="T11"/></text:p>
      <text:p text:style-name="P88"><text:span text:style-name="T16">SRE </text:span><text:span text:style-name="T14">Devops, </text:span><text:span text:style-name="T13">Infra As Code SME</text:span></text:p>
      <text:p text:style-name="P88"><text:span text:style-name="T13"/></text:p>
      <text:p text:style-name="P118"><text:span text:style-name="T250">02</text:span>/202<text:span text:style-name="T250">4</text:span><text:span text:style-name="T26"> </text:span>-<text:span text:style-name="T26"> </text:span><text:span text:style-name="T34">Today</text:span></text:p>
      <text:p text:style-name="P119"/>
      <text:p text:style-name="P146"><text:span text:style-name="T137">Project Context</text:span><text:span text:style-name="T158">: </text:span><text:span text:style-name="T156">30 engineers on 5 continents. The Project aims at unifying all of the on-premises infrastructure as one IAAS platform (100 small datacenters spread around the whole world).</text:span></text:p>
      <text:p text:style-name="P141"/>
      <text:p text:style-name="P141"><text:span text:style-name="T135">Tech</text:span><text:span text:style-name="T133"> stack</text:span><text:span text:style-name="T158">:</text:span><text:span text:style-name="T2"> </text:span><text:span text:style-name="T156">VMware vSphere, VMware Aria Automation, Ansible/Ansible Tower, Kubernetes, </text:span><text:span text:style-name="T180">D</text:span><text:span text:style-name="T156">ocker, Packer, Hashicorp Vault, OpenTOFU, python, Artifactory, Gitlab pipelines</text:span></text:p>
      <text:p text:style-name="P116"/>
      <text:p text:style-name="P140">Automation SME in the Team, in a team of about 30 engineers.</text:p>
      <text:p text:style-name="P140"><text:span text:style-name="T134"/></text:p>
      <text:p text:style-name="P140"><text:span text:style-name="T134">Achievements I am so proud of</text:span><text:span text:style-name="T158">: </text:span></text:p>
      <text:list text:style-name="L2">
        <text:list-item>
          <text:p text:style-name="P173">I have introduced the use of Hashicorp `Packer`, the concepts of immutable infrastructure, golden images, and hardening in a packer image build.</text:p>
        </text:list-item>
        <text:list-item>
          <text:p text:style-name="P173">I have entirely built an Ansible Tower service, in a kubernetes cluster, with full automation of provisioning, backup and restore. The AWX service is managed with the AWX Operator. Fully Airgapped environment, includes automated K3S Kubernetes Cluster provisioning, and upgrades. Private Image registry on Artifactory</text:p>
        </text:list-item>
        <text:list-item>
          <text:p text:style-name="P173">I have fully automated provisioning of Windows server VMs using packer golden images, autounattend xml answer files, and ansible to run post install operations.</text:p>
        </text:list-item>
        <text:list-item>
          <text:p text:style-name="P173">I have built and demonstrated the full lifecycle of Ansible Tower (AWX) Execution Environments using Ansible Builder, with Ansible Collections in a fully private context - artifactory configured as a private ansible galaxy service, and private python wheels / packages repository service.</text:p>
        </text:list-item>
      </text:list>
      <text:p text:style-name="P135"/>
      <text:p text:style-name="P140"><text:span text:style-name="T134">Duties</text:span><text:span text:style-name="T158">: </text:span></text:p>
      <text:list text:style-name="L3">
        <text:list-item>
          <text:p text:style-name="P174">I provide Proof of concepts, tools bench-marking, I build environments, with and about automation technologies</text:p>
        </text:list-item>
        <text:list-item>
          <text:p text:style-name="P174">I evangelize concepts across the team</text:p>
        </text:list-item>
        <text:list-item>
          <text:p text:style-name="P174">I train team members to new tools</text:p>
        </text:list-item>
        <text:list-item>
          <text:p text:style-name="P174">I review merge requests</text:p>
        </text:list-item>
      </text:list>
      <text:p text:style-name="P120"/>
      <text:p text:style-name="P120"/>
      <text:h text:style-name="P12" text:outline-level="3">&gt; Limagrain</text:h>
      <text:p text:style-name="P84"><text:span text:style-name="T11"/></text:p>
      <text:p text:style-name="P89"><text:span text:style-name="T16">SRE </text:span><text:span text:style-name="T11">Devops,</text:span><text:span text:style-name="T18"> </text:span><text:span text:style-name="T19">terraform SME</text:span></text:p>
      <text:p text:style-name="P85">0<text:span text:style-name="T153">9</text:span>/202<text:span text:style-name="T153">3</text:span><text:span text:style-name="T26"> </text:span>-<text:span text:style-name="T26"> </text:span>0<text:span text:style-name="T153">2</text:span>/202<text:span text:style-name="T153">4</text:span></text:p>
      <text:p text:style-name="P86"/>
      <text:p text:style-name="P145"><text:span text:style-name="T137">Project Context</text:span><text:span text:style-name="T158">: </text:span><text:span text:style-name="T156">At Limagrain, a business critical, internally developed app, had only one envi</text:span><text:span text:style-name="T181">r</text:span><text:span text:style-name="T156">onment, which was manually built. I was in charge of building all environments, with automation.</text:span></text:p>
      <text:p text:style-name="Standard"><text:span text:style-name="T156"/></text:p>
      <text:p text:style-name="Standard"><text:span text:style-name="T156"/></text:p>
      <text:p text:style-name="Standard"><text:span text:style-name="T156"/></text:p>
      <text:p text:style-name="P123"><text:soft-page-break/><text:span text:style-name="T116">Tech</text:span><text:span text:style-name="T113"> stack</text:span><text:span text:style-name="T2">: </text:span>Terraform, Helm, kubectl, Docker, Azure AKS / App Gateway Ingress Controller (AGIC), Azure Functions, Azure CosmoDB, Azure EventHub, Azure Devops (Pipelines), Azure Managed identities / Service Principals, Azure networking - vnet, subnets, private endpoints, Artifactory, shell scripting (sh, bash).</text:p>
      <text:p text:style-name="P122"/>
      <text:p text:style-name="P122">I was first assigned the task of auditing the whole p<text:span text:style-name="T215">r</text:span>oject, both in terms of infrastructure, and CI/CD, with an executive summary as deliverable.</text:p>
      <text:p text:style-name="P124">My two main recomm<text:span text:style-name="T214">e</text:span>ndations were: </text:p>
      <text:list text:style-name="L4">
        <text:list-item>
          <text:p text:style-name="P175">to automate "everything": both the infrastructure management with terraform, and the dev CI/CD</text:p>
        </text:list-item>
        <text:list-item>
          <text:p text:style-name="P197"><text:span text:style-name="T156">to spin up isolated envi</text:span><text:span text:style-name="T183">r</text:span><text:span text:style-name="T156">onments to promote releases from dev, to staging, UAT, up to the production.</text:span></text:p>
        </text:list-item>
      </text:list>
      <text:p text:style-name="P122"/>
      <text:p text:style-name="P142"><text:span text:style-name="T136">Duties and a</text:span><text:span text:style-name="T134">chievements</text:span><text:span text:style-name="T158">: </text:span></text:p>
      <text:list text:style-name="L5">
        <text:list-item>
          <text:p text:style-name="P198"><text:span text:style-name="T156">I was </text:span><text:span text:style-name="T162">in charge of implementing</text:span><text:span text:style-name="T156"> my recomm</text:span><text:span text:style-name="T182">e</text:span><text:span text:style-name="T156">ndations, working with the </text:span><text:span text:style-name="T162">Dev Team (5 developers), on one end, and the core infrastructure teams</text:span><text:span text:style-name="T156">, on the other hand.</text:span></text:p>
        </text:list-item>
        <text:list-item>
          <text:p text:style-name="P198"><text:span text:style-name="T156">I was invited to </text:span><text:span text:style-name="T162">architecture labs</text:span><text:span text:style-name="T156">, to give a </text:span><text:span text:style-name="T162">talk on terraform and infrastructure as code concepts</text:span><text:span text:style-name="T156">. My talk was very appreciated, so that other departments requested to have knowledge sharing workshops with me.</text:span></text:p>
        </text:list-item>
        <text:list-item>
          <text:p text:style-name="P198"><text:span text:style-name="T156">I was required to attend the validation gates meetings: the process to allow the app to go to production. My role was to </text:span><text:span text:style-name="T162">answer the question about infrastructure and automation design</text:span><text:span text:style-name="T156"> choices details.</text:span></text:p>
        </text:list-item>
        <text:list-item>
          <text:p text:style-name="P198"><text:span text:style-name="T156">Terraform was not used at all in the project, and I </text:span><text:span text:style-name="T162">convinced</text:span><text:span text:style-name="T156"> the management, and the core infrastructure teams, </text:span><text:span text:style-name="T162">to start using terraform for infras</text:span><text:span text:style-name="T163">t</text:span><text:span text:style-name="T162">ructure management</text:span><text:span text:style-name="T156">, especially in </text:span><text:span text:style-name="T162">production</text:span><text:span text:style-name="T156">.</text:span></text:p>
        </text:list-item>
        <text:list-item>
          <text:p text:style-name="P176">In less than 4 months, I brought up with terraform, 3 new isolated environments: DEV, UAT and production. I also found and solved a couple of very complex issues integrating `Azure` cloud components and Microsoft Dynamics.</text:p>
        </text:list-item>
        <text:list-item>
          <text:p text:style-name="P198"><text:span text:style-name="T156">The terraform achievements, my </text:span><text:span text:style-name="T162">evangelist</text:span><text:span text:style-name="T156"> work, added to the support of the project managers, resulted in a real victory: In January 2024, several dedicated Azure subscriptions were granted to the Dev Team department, where initially a single Azure subscription had to be shared by all departments!</text:span></text:p>
        </text:list-item>
      </text:list>
      <text:p text:style-name="P122"/>
      <text:p text:style-name="P92"/>
      <text:h text:style-name="P23" text:outline-level="3"><text:span text:style-name="T126">&gt; </text:span><text:span text:style-name="T127">Michelin</text:span></text:h>
      <text:p text:style-name="P24"><text:span text:style-name="T11"/></text:p>
      <text:p text:style-name="P90"><text:span text:style-name="T16">SRE </text:span><text:span text:style-name="T11">Devops </text:span><text:span text:style-name="T12">Lead</text:span></text:p>
      <text:p text:style-name="P25"><text:span text:style-name="T185">11</text:span>/202<text:span text:style-name="T185">2</text:span><text:span text:style-name="T26"> </text:span>-<text:span text:style-name="T26"> </text:span>0<text:span text:style-name="T185">9</text:span>/202<text:span text:style-name="T185">3</text:span></text:p>
      <text:p text:style-name="P26"/>
      <text:p text:style-name="P121"><text:span text:style-name="T114">Project Context</text:span><text:span text:style-name="T2">: </text:span>At Michelin,  Data Engineering / AI Project</text:p>
      <text:p text:style-name="P94"/>
      <text:p text:style-name="P143"><text:span text:style-name="T135">Tech</text:span><text:span text:style-name="T133"> stack</text:span><text:span text:style-name="T158">:</text:span><text:span text:style-name="T164"> Terraform, Kubernetes, Helm, Docker, Azure, Databricks, dbx, Snowflake, dbt, azcopy, Gitlab, Artifactory, shell scripting, Python, TypeScript, Astro, Hugo.</text:span></text:p>
      <text:p text:style-name="Standard"/>
      <text:p text:style-name="P125">In charge of managing all Azure resources with <text:span text:style-name="T87">terraform</text:span> (Azure Storage Accounts, vnet/sbnets, VMs, managed identities, service principals, etc…) </text:p>
      <text:p text:style-name="P125"><text:span text:style-name="T100">Re</text:span><text:span text:style-name="T87">-designing and implementing</text:span>, with 2 Data engineer SMEs, the whole <text:span text:style-name="T87">Data Engineering platform</text:span>. I was working on the CI/CD pipelines scope. The new design involved a <text:span text:style-name="T87">migration from</text:span> an <text:span text:style-name="T87">{Azure Data Factory / ADF Pipelines} stack</text:span>, to a much more advanced, Python/PySpark-based, <text:span text:style-name="T87">{Databricks + Snowflake} Stack</text:span>.</text:p>
      <text:p text:style-name="P122"/>
      <text:p text:style-name="P122">The new data engineering platform processed data by executing Python code, and therefore needed a fully fledged Python CI/CD.</text:p>
      <text:p text:style-name="P122"/>
      <text:p text:style-name="P122"/>
      <text:p text:style-name="P122"/>
      <text:p text:style-name="P122"/>
      <text:p text:style-name="P122"/>
      <text:p text:style-name="P144"><text:soft-page-break/><text:span text:style-name="T136">Duties and a</text:span><text:span text:style-name="T134">chievements</text:span><text:span text:style-name="T158">:</text:span></text:p>
      <text:list text:style-name="L6">
        <text:list-item>
          <text:p text:style-name="P199"><text:span text:style-name="T156">Managing of **</text:span><text:span text:style-name="T162">Azure</text:span><text:span text:style-name="T156">** resources with terraform: Databricks workspaces, Azure Account Storage, networks, Azure Key Vaults, Managed Identities, R-Studio VMs, MongoDB clusters, etc…</text:span></text:p>
        </text:list-item>
        <text:list-item>
          <text:p text:style-name="P200"><text:span text:style-name="T162">Modularization of terraform code</text:span><text:span text:style-name="T156">, management of terraform state: </text:span><text:span text:style-name="T162">terraform modules</text:span><text:span text:style-name="T156">, terraform private registry, terraform state into Azure Account storage container</text:span></text:p>
        </text:list-item>
        <text:list-item>
          <text:p text:style-name="P200"><text:span text:style-name="T156">Design of </text:span><text:span text:style-name="T162">CI/CD Modules</text:span><text:span text:style-name="T156">, </text:span><text:span text:style-name="T162">CI/CD runners</text:span><text:span text:style-name="T156"> Docker images (Python code)</text:span></text:p>
        </text:list-item>
        <text:list-item>
          <text:p text:style-name="P200"><text:span text:style-name="T156">Design of </text:span><text:span text:style-name="T162">CI/CD Pipelines</text:span><text:span text:style-name="T156">: </text:span><text:span text:style-name="T162">Git workflows</text:span><text:span text:style-name="T156">, </text:span><text:span text:style-name="T162">Gitlab</text:span><text:span text:style-name="T156"> release automation with gitlab-cli, python packages deployment to databricks (</text:span><text:span text:style-name="T162">databricks scheduled jobs</text:span><text:span text:style-name="T156">), snowflake (with liquibase).</text:span></text:p>
        </text:list-item>
        <text:list-item>
          <text:p text:style-name="P200"><text:span text:style-name="T156">Design of </text:span><text:span text:style-name="T162">Documentation</text:span><text:span text:style-name="T156">: astro/hugo documentation repo with automation based on Gitlab CI/CD pipelines.</text:span></text:p>
        </text:list-item>
      </text:list>
      <text:p text:style-name="P122"/>
      <text:p text:style-name="P95"/>
      <text:p text:style-name="P93"/>
      <text:h text:style-name="P16" text:outline-level="3"><text:span text:style-name="T125">&gt; Gravitee</text:span><text:span text:style-name="T128"> </text:span><text:span text:style-name="T129">Source</text:span></text:h>
      <text:h text:style-name="P16" text:outline-level="3"><text:span text:style-name="T129"/></text:h>
      <text:p text:style-name="P91"><text:span text:style-name="T16">SRE </text:span><text:span text:style-name="T11">Devops</text:span><text:span text:style-name="T20"> Lead</text:span><text:span text:style-name="T21">er</text:span></text:p>
      <text:p text:style-name="P96">07/2020<text:span text:style-name="T26"> </text:span>-<text:span text:style-name="T26"> </text:span>03/2022</text:p>
      <text:p text:style-name="P70"/>
      <text:p text:style-name="P42"><text:span text:style-name="T114">Project Context</text:span><text:span text:style-name="T2">: </text:span>Gravitee is an Open Source API Gateway</text:p>
      <text:p text:style-name="P41"/>
      <text:p text:style-name="P43"><text:span text:style-name="T116">Tech</text:span><text:span text:style-name="T113"> stack</text:span><text:span text:style-name="T2">:</text:span> Pulumi, Terraform, Kubernetes, Helm, Docker, K3D, Azure AKS, AWS EKS, FluxCD. NodeJS, TypeScript, Python, shell scripting, Golang.</text:p>
      <text:p text:style-name="P41"/>
      <text:p text:style-name="P41">I comp<text:span text:style-name="T216">l</text:span>etely re-designed I re-implemented the whole Gravitee CI/CD, migrating from Jenkins to Circle CI on the way. I today am a top expert about Circle CI and git based CI/CD.</text:p>
      <text:p text:style-name="P44">I am extremely proud that I had the opportunity to work with the <text:a xlink:type="simple" xlink:href="https://gravitee.io/" text:style-name="Internet_20_link" text:visited-style-name="Visited_20_Internet_20_Link">https://gravitee.io</text:a> Team, a World Class Team of Software Engineers, with which I deeply learned about many topics.</text:p>
      <text:p text:style-name="P44">I also there learned a lot about what cybernetics is in the real cloud industry world. In particular, it is there that I started working on Kubernetes Operators.</text:p>
      <text:p text:style-name="P41"/>
      <text:p text:style-name="P147"><text:span text:style-name="T136">Duties and a</text:span><text:span text:style-name="T134">chievements</text:span><text:span text:style-name="T158">:</text:span></text:p>
      <text:list text:style-name="L7">
        <text:list-item>
          <text:p text:style-name="P177">Design, implement, and migrate of the whole of the Gravitee CI/CD System. I designed and implemented a very unique CI/CD component, using NodeJS, TypeScript, RxJS, to orchestrate Circle CI Pipeline executions, for the Gravitee Release process (dozens of git repositories): bringing scalability, and removing Single Points of Failures.</text:p>
        </text:list-item>
        <text:list-item>
          <text:p text:style-name="P178">Automation of all standard operations of Gravitee, for hosted offers (deployment, backup, restore, upgrades, downgrades, etc).</text:p>
        </text:list-item>
        <text:list-item>
          <text:p text:style-name="P179">Design of <text:span text:style-name="T242">SAAS</text:span> offer fo<text:span text:style-name="T242">r</text:span> the Gravitee API Gateway,</text:p>
        </text:list-item>
        <text:list-item>
          <text:p text:style-name="P179">Design of best architecture practices for Gravitee API Gateway users.</text:p>
        </text:list-item>
        <text:list-item>
          <text:p text:style-name="P180">CircleCI Evangelist for the Dev Engineers</text:p>
        </text:list-item>
        <text:list-item>
          <text:p text:style-name="P180">Training junior <text:span text:style-name="T243">D</text:span>evops engineers</text:p>
        </text:list-item>
        <text:list-item>
          <text:p text:style-name="P180">Level 3 Support for Gravitee Customers, example: design and provisioning of a VPN Gateway between Azure and Google GCP</text:p>
        </text:list-item>
      </text:list>
      <text:p text:style-name="P41"/>
      <text:p text:style-name="P70"/>
      <text:h text:style-name="P156" text:outline-level="3">&gt; CRESH.EU</text:h>
      <text:h text:style-name="P15" text:outline-level="3"><text:span text:style-name="T117"/></text:h>
      <text:p text:style-name="P87"><text:span text:style-name="T15">Cloud</text:span><text:span text:style-name="T58"> </text:span><text:span text:style-name="T11">Engineer</text:span></text:p>
      <text:p text:style-name="P96">0<text:span text:style-name="T241">4</text:span>/2020 – 0<text:span text:style-name="T241">7</text:span>/20<text:span text:style-name="T241">20</text:span></text:p>
      <text:p text:style-name="P105"/>
      <text:p text:style-name="P41"/>
      <text:p text:style-name="P45"><text:span text:style-name="T114">Project Context</text:span><text:span text:style-name="T2">: </text:span>Cresh offer is a SAAS Offer, an innovative b2b payment solution.</text:p>
      <text:p text:style-name="P45"><text:span text:style-name="T87"/></text:p>
      <text:p text:style-name="P46"><text:span text:style-name="T116">Tech</text:span><text:span text:style-name="T113"> stack</text:span><text:span text:style-name="T2">:</text:span> Pulumi, Helm, Docker, Kubernetes, AWS EKS, Gravitee API Gateway. NodeJS, TypeScript, bash / sh shell.</text:p>
      <text:p text:style-name="P41"/>
      <text:p text:style-name="P47">At <text:a xlink:type="simple" xlink:href="https://cresh.eu/" text:style-name="Internet_20_link" text:visited-style-name="Visited_20_Internet_20_Link">https://cresh.eu</text:a> , a small french Startup, I worked on designing and implementing the entire Cloud Infrastructure, 100 % `Kubernetes` based.</text:p>
      <text:p text:style-name="P48">AWS EKS, Helm deployment of dev's work, `Gravitee` API Gateway. <text:a xlink:type="simple" xlink:href="https://gravitee.io/" text:style-name="Internet_20_link" text:visited-style-name="Visited_20_Internet_20_Link">https://gravitee.io</text:a> founders heard of me because of the work I did there at cresh.</text:p>
      <text:p text:style-name="P48">Small Startup when I helped them, I was at the time the only devops engineer, and massively used Pulumi, Packer and Terraform.</text:p>
      <text:p text:style-name="P48"/>
      <text:p text:style-name="P74">Having major architecture and technical points of disagreement with the CTO, we together agreed to end our collaboration.</text:p>
      <text:p text:style-name="P41"/>
      <text:p text:style-name="P148"><text:span text:style-name="T136">Duties and a</text:span><text:span text:style-name="T134">chievements</text:span><text:span text:style-name="T158">:</text:span></text:p>
      <text:list text:style-name="L8">
        <text:list-item>
          <text:p text:style-name="P181">Cloud Engineer, full infrastructure design</text:p>
        </text:list-item>
        <text:list-item>
          <text:p text:style-name="P181">Kubernetes SME</text:p>
        </text:list-item>
        <text:list-item>
          <text:p text:style-name="P182">Main Kubernetes Cluster Terraformation Automation.</text:p>
        </text:list-item>
      </text:list>
      <text:p text:style-name="P149"><text:span text:style-name="T144"/></text:p>
      <text:p text:style-name="P149"><text:span text:style-name="T144"/></text:p>
      <text:p text:style-name="P10">&gt; SFR</text:p>
      <text:p text:style-name="P97"><text:span text:style-name="T90"/></text:p>
      <text:p text:style-name="P97"><text:span text:style-name="T90">Devops</text:span><text:span text:style-name="T61"> </text:span><text:span text:style-name="T90">Engineer</text:span></text:p>
      <text:p text:style-name="P96">07/2019<text:span text:style-name="T26"> </text:span>–<text:span text:style-name="T26"> </text:span>10/2019</text:p>
      <text:p text:style-name="P70"/>
      <text:p text:style-name="P49"><text:span text:style-name="T114">Project Context</text:span><text:span text:style-name="T2">: </text:span>Edge Datacenter deployments for an ISP/Phone Operator.</text:p>
      <text:p text:style-name="P41"/>
      <text:p text:style-name="P50"><text:span text:style-name="T116">Tech</text:span><text:span text:style-name="T113"> stack</text:span><text:span text:style-name="T2">:</text:span> Ansible, Docker, Gitlab EE, Jenkins Pipelines, LVM, Cisco NSO, Cisco KUBAM for PXEless boot, SSH Bastions, Python.</text:p>
      <text:p text:style-name="P41"/>
      <text:p text:style-name="P41">Devops contractor at SFR (French ISP and phone operator), Cisco NSO project Team (SDN). In charge of datacenter deployment automation and operations in the context of the new 5G network deployment.</text:p>
      <text:p text:style-name="P41"/>
      <text:p text:style-name="P150"><text:span text:style-name="T136">Duties and a</text:span><text:span text:style-name="T134">chievements</text:span><text:span text:style-name="T158">:</text:span></text:p>
      <text:list text:style-name="L9">
        <text:list-item>
          <text:p text:style-name="P183">I worked on designing and deploying a full devops stack, for developers to git push their `Python` source code, ending with their code deployment to production Cisco NSO devices. I even had, on the SFR request, to build from source docker registry it self : SFR needed its CI/CD platform to be "fully built from source" (docker, registry, etc.), and that, for security constraints.</text:p>
        </text:list-item>
        <text:list-item>
          <text:p text:style-name="P201"><text:span text:style-name="T164">I was a CI/CD evangelist on this `Cisco NSO` project (networks engineers do not have the same culture as Dev Engineers, to say the least). This included introducing and training network engineers on git, and why Gitlab and Github are our everyday Facebook (I used to say, </text:span><text:span text:style-name="T178">Facebook is our today's real office</text:span><text:span text:style-name="T164"> - and by </text:span><text:span text:style-name="T178">"Facebook"</text:span><text:span text:style-name="T164"> I meant Github/Gitlab-like platforms).</text:span></text:p>
        </text:list-item>
        <text:list-item>
          <text:p text:style-name="P201"><text:soft-page-break/><text:span text:style-name="T164">I designed git workflows, trained on how to operate Gitlab EE as an infrastructure on premise : software engineers at SFR, were in charge of operating their own Gitlab EE.</text:span></text:p>
        </text:list-item>
        <text:list-item>
          <text:p text:style-name="P183">I took a Cisco NSO training session at Cisco, on how to automate bare metal provisioning of Cisco NSO Clusters, in « Issy-les-Moulineaux » a French city close to Paris.</text:p>
        </text:list-item>
        <text:list-item>
          <text:p text:style-name="P183">With those duties, I worked with more than 100 engineers, coming from 3 different teams :</text:p>
          <text:list>
            <text:list-item>
              <text:p text:style-name="P183">pure Infrastructure team (those who own the OpenStack),</text:p>
            </text:list-item>
            <text:list-item>
              <text:p text:style-name="P183">software development teams,</text:p>
            </text:list-item>
            <text:list-item>
              <text:p text:style-name="P183">network engineers teams</text:p>
            </text:list-item>
          </text:list>
        </text:list-item>
      </text:list>
      <text:p text:style-name="P41"/>
      <text:p text:style-name="P103"/>
      <text:p text:style-name="P103"/>
      <text:h text:style-name="P4" text:outline-level="3">&gt; Bosstek</text:h>
      <text:p text:style-name="P99"><text:span text:style-name="T90">Devops</text:span><text:span text:style-name="T59"> </text:span><text:span text:style-name="T90">Engineer</text:span></text:p>
      <text:p text:style-name="P96">04/2018<text:span text:style-name="T26"> </text:span>–<text:span text:style-name="T26"> </text:span>11/2018</text:p>
      <text:p text:style-name="P96"/>
      <text:p text:style-name="P37"/>
      <text:p text:style-name="P51"><text:span text:style-name="T114">Project Context</text:span><text:span text:style-name="T2">: </text:span>Infrastructure Management Consulting services. </text:p>
      <text:p text:style-name="P41"/>
      <text:p text:style-name="P52"><text:span text:style-name="T116">Tech</text:span><text:span text:style-name="T113"> stack</text:span><text:span text:style-name="T2">:</text:span> Terraform, Ansible, Jenkins Pip<text:span text:style-name="T244">e</text:span>line, Docker (docker-compose) , NGINX, Gravitee.io (API Gateway), Keycloak, Kubernetes, ELK.</text:p>
      <text:p text:style-name="P41"/>
      <text:p text:style-name="P41">Employee at Bosstek, a french consulting SMB, specialized into infrastructure management, that was my first experience in a « Pure Infra » company.</text:p>
      <text:p text:style-name="P41"/>
      <text:p text:style-name="P41">I took part into 3 projects with Bosstek, for 3 different French Customers. This experience was very interesting, for I worked there with people who never ever worked in software development. I would say they were from the « old style » infrastructure world, and that is why <text:span text:style-name="T245">I</text:span> had a lot to learn with them.</text:p>
      <text:p text:style-name="P41"/>
      <text:p text:style-name="P151"><text:span text:style-name="T136">Duties and a</text:span><text:span text:style-name="T134">chievements</text:span><text:span text:style-name="T158">:</text:span></text:p>
      <text:list text:style-name="L10">
        <text:list-item>
          <text:p text:style-name="P202"><text:span text:style-name="T164">I worked in the core team of projects for huge companies : </text:span><text:a xlink:type="simple" xlink:href="https://www.soprasteria.com/fr" text:style-name="Internet_20_link" text:visited-style-name="Visited_20_Internet_20_Link"><text:span text:style-name="T179">SOPRA Steria</text:span></text:a><text:span text:style-name="T164">, </text:span><text:a xlink:type="simple" xlink:href="https://www.enedis.fr/" text:style-name="Internet_20_link" text:visited-style-name="Visited_20_Internet_20_Link"><text:span text:style-name="T179">ENEDIS</text:span></text:a><text:span text:style-name="T164">, and </text:span><text:a xlink:type="simple" xlink:href="https://www.carrefour.com/fr/news/googlegcp" text:style-name="Internet_20_link" text:visited-style-name="Visited_20_Internet_20_Link"><text:span text:style-name="T179">Carrrefour One Cloud</text:span></text:a><text:span text:style-name="T164">, as Cloud Engineer.</text:span></text:p>
        </text:list-item>
        <text:list-item>
          <text:p text:style-name="P184">I have been Dev Engineers Team Leader At SOPRA STERIA, where I worked under the authority of David Maurange.</text:p>
        </text:list-item>
        <text:list-item>
          <text:p text:style-name="P184">I also conducted two internal studies about in that company, where i was the only Kubernetes SME :</text:p>
          <text:list>
            <text:list-item>
              <text:p text:style-name="P184">Production grade Kubernetes Cluster Ingress Controller best practices.</text:p>
            </text:list-item>
            <text:list-item>
              <text:p text:style-name="P184">A proposed solution of system monitoring with Rsyslog/Elastic Stack, (with a focus on CA servers restarts) : purpose was to have the company certified as a CA Authority delivering SSL/TLS certificates.</text:p>
            </text:list-item>
            <text:list-item>
              <text:p text:style-name="P202"><text:span text:style-name="T164">Working in the Carrefour One Cloud (a project in collaboration with Google), I there discovered for the first time the concept of Headless CMS, with </text:span><text:a xlink:type="simple" xlink:href="https://strapi.io/" text:style-name="Internet_20_link" text:visited-style-name="Visited_20_Internet_20_Link"><text:span text:style-name="T164">https://strapi.io</text:span></text:a><text:span text:style-name="T164"> , and it is the first time I worked on a production grade use of the Gravitee API Gateway.</text:span></text:p>
            </text:list-item>
          </text:list>
        </text:list-item>
      </text:list>
      <text:p text:style-name="P41"/>
      <text:p text:style-name="Text_20_body"/>
      <text:p text:style-name="P103"/>
      <text:p text:style-name="P107"/>
      <text:p text:style-name="P107"/>
      <text:p text:style-name="P107"/>
      <text:h text:style-name="P19" text:outline-level="3"><text:soft-page-break/><text:span text:style-name="T121">&gt; Vierling</text:span><text:span text:style-name="T145"> </text:span><text:span text:style-name="T121">Communication</text:span></text:h>
      <text:p text:style-name="P108"/>
      <text:p text:style-name="P97"><text:span text:style-name="T90">Java</text:span><text:span text:style-name="T32"> </text:span><text:span text:style-name="T90">Dev Engineer – </text:span><text:span text:style-name="T91">CI/CD SME</text:span></text:p>
      <text:p text:style-name="P96">02/2016<text:span text:style-name="T26"> </text:span>–<text:span text:style-name="T26"> </text:span>01/2018</text:p>
      <text:p text:style-name="P100"/>
      <text:p text:style-name="P53"><text:span text:style-name="T114">Project Context</text:span><text:span text:style-name="T2">: </text:span>R&amp;D fault detection in fiber optics large networks (OTDUs).</text:p>
      <text:p text:style-name="P41"/>
      <text:p text:style-name="P54"><text:span text:style-name="T116">Tech</text:span><text:span text:style-name="T113"> stack</text:span><text:span text:style-name="T2">:</text:span> </text:p>
      <text:list xml:id="list1796205708" text:style-name="L11">
        <text:list-item>
          <text:p text:style-name="P203"><text:span text:style-name="T138">Devops</text:span><text:span text:style-name="T158">:</text:span><text:span text:style-name="T164"> Ansible, PXE boot, PXE boot kickstart installations, Docker, Virtual Box, KVM, Free IPA Server, SSH / SCP/WinSCP, with a lot of bin/bashing.</text:span></text:p>
        </text:list-item>
        <text:list-item>
          <text:p text:style-name="P203"><text:span text:style-name="T138">CI </text:span><text:span text:style-name="T133">stack</text:span><text:span text:style-name="T158">:</text:span><text:span text:style-name="T164"> Gitlab, Artifactory, MAVEN3 Git, Eclipse JBoss Tools, Jenkins, Checkstyle, JMeter, JUnit, DbUnit, Jasmine + Karma, Wireshark &amp; wireshark dissectors</text:span></text:p>
        </text:list-item>
        <text:list-item>
          <text:p text:style-name="P203"><text:span text:style-name="T138">Dev </text:span><text:span text:style-name="T133">stack</text:span><text:span text:style-name="T158">:</text:span><text:span text:style-name="T164"> Java, JCA IronJacamar, JPA, Hibernate, WILDFLY, EJB3 Stateless &amp; MDBs', JAX-RS &amp; Resteasy, Apache Shiro, Leaflet, Angular, Linux Pluggable Authentication Mechanism, mariadb, postgresql/postgis, .Net Windows Service Application component, Visual Studio.</text:span></text:p>
        </text:list-item>
      </text:list>
      <text:p text:style-name="P41"/>
      <text:p text:style-name="P41">Java Dev Engine<text:span text:style-name="T246">e</text:span>r at Vierling-Communication, an R&amp;D company of the « Laudren Group ».</text:p>
      <text:p text:style-name="P41">R&amp;D main goal was to design and develop a cutting edge network monitoring system.</text:p>
      <text:p text:style-name="P41"/>
      <text:p text:style-name="P41">What was thrilling and extremely interesting in this experience, is that the system did not monitor software, but hardware, and in part<text:span text:style-name="T217">i</text:span>cular, the system goal mainly was to monitor Fiber Optics and Copper cables failures!</text:p>
      <text:p text:style-name="P41"/>
      <text:p text:style-name="P41">The developed Monitoring system consisted in both hardware and software: pure Linux OS, java and C language.</text:p>
      <text:p text:style-name="P41"/>
      <text:p text:style-name="P153"><text:span text:style-name="T136">Duties and a</text:span><text:span text:style-name="T134">chievements</text:span><text:span text:style-name="T158">:</text:span></text:p>
      <text:list text:style-name="L12">
        <text:list-item>
          <text:p text:style-name="P185">I worked on the software part which was the « brain » of the monitoring system : the server that collects all data from distributed systems, analyze them, and manages alerts, using JCA Components in a Jee JBoss EAP app.</text:p>
        </text:list-item>
        <text:list-item>
          <text:p text:style-name="P185">I introduced there bare metal provisioning : `PXE-` booted to deploy the whole stack, and i automated all that to be able to run reliable testing. That was my answer to « it is not possible to fully automate our solution deployment ».</text:p>
        </text:list-item>
        <text:list-item>
          <text:p text:style-name="P185">I introduced and convinced of the necessity of Acceptance Tests.</text:p>
        </text:list-item>
        <text:list-item>
          <text:p text:style-name="P185">I developed an authentication module implemented using `Jee` Listeners and `Spring` modularization</text:p>
        </text:list-item>
        <text:list-item>
          <text:p text:style-name="P185">I brought in Dockerized deployments, the internal use of Pipelines using Gitlab on premises, the Java deployment happening in JBoss EAP (Angular 8/9 + bootstrap Web UI).</text:p>
        </text:list-item>
        <text:list-item>
          <text:p text:style-name="P211"><text:span text:style-name="T164">Geo-location of hardware failures, so GIS matters, I introduced Leaflet on the Web UI This experience was a turning point for me : That is were I worked months with whom I consider my master as far as *NIX and what OS actually are, a « Linux Wizard », </text:span><text:span text:style-name="T179">Eric Lévenez</text:span><text:span text:style-name="T164">, a man I will always remember.</text:span></text:p>
        </text:list-item>
      </text:list>
      <text:p text:style-name="P41"/>
      <text:p text:style-name="P70"/>
      <text:p text:style-name="P70"/>
      <text:p text:style-name="P70"/>
      <text:p text:style-name="P70"/>
      <text:p text:style-name="P70"/>
      <text:p text:style-name="P70"/>
      <text:p text:style-name="P70"/>
      <text:p text:style-name="P70"/>
      <text:p text:style-name="P70"/>
      <text:p text:style-name="P70"/>
      <text:h text:style-name="P17" text:outline-level="3"><text:soft-page-break/><text:span text:style-name="T118">&gt; SPVC</text:span><text:span text:style-name="T130"> </text:span><text:span text:style-name="T118">Group</text:span></text:h>
      <text:p text:style-name="P97"><text:span text:style-name="T120"/></text:p>
      <text:p text:style-name="P97"><text:span text:style-name="T93">I</text:span><text:span text:style-name="T94">S</text:span><text:span text:style-name="T93"> </text:span><text:span text:style-name="T92">Architect</text:span><text:span text:style-name="T70">,</text:span><text:span text:style-name="T71"> </text:span><text:span text:style-name="T70">IT</text:span><text:span text:style-name="T71"> </text:span><text:span text:style-name="T70">department</text:span><text:span text:style-name="T73"> </text:span><text:span text:style-name="T70">founder</text:span></text:p>
      <text:p text:style-name="P96">06/2013<text:span text:style-name="T26"> </text:span>–<text:span text:style-name="T26"> </text:span>07/2015</text:p>
      <text:p text:style-name="P38"/>
      <text:p text:style-name="P58"><text:span text:style-name="T107">Project Context</text:span>: IT Dept. in a construction industry company</text:p>
      <text:p text:style-name="P41"/>
      <text:p text:style-name="P59"><text:span text:style-name="T116">Tech</text:span><text:span text:style-name="T113"> stack</text:span><text:span text:style-name="T2">:</text:span> </text:p>
      <text:list xml:id="list174352451309205" text:continue-list="list1796205708" text:style-name="L11">
        <text:list-item>
          <text:p text:style-name="P204"><text:span text:style-name="T139">Operational</text:span><text:span text:style-name="T158">:</text:span><text:span text:style-name="T164"> Gantt charts, Specific Terms and Conditions documents in building industry (CCTP in French) / Response to tenders (« Réponses à appel d'offres » in French) / supply chain management on a constuction site.</text:span></text:p>
        </text:list-item>
        <text:list-item>
          <text:p text:style-name="P205"><text:span text:style-name="T138">Devops</text:span><text:span text:style-name="T158">:</text:span><text:span text:style-name="T164"> Chef.io, Virtual Box SOAP API, KVM Virtual Manager, GNU/Linux (CentOS/Ubuntu server)</text:span></text:p>
        </text:list-item>
        <text:list-item>
          <text:p text:style-name="P206"><text:span text:style-name="T138">CI </text:span><text:span text:style-name="T133">stack</text:span><text:span text:style-name="T158">:</text:span><text:span text:style-name="T164"> Artifactory, MAVEN3 (M2E), Git, Eclipse (eclipse bpmn modeler), Jenkins, Checkstyle, JMeter, JUnit, Mockito, DbUnit.</text:span></text:p>
        </text:list-item>
        <text:list-item>
          <text:p text:style-name="P207"><text:span text:style-name="T138">Dev </text:span><text:span text:style-name="T133">stack</text:span><text:span text:style-name="T158">:</text:span> <text:span text:style-name="T164">Spring, JPA, Activiti BPMN engine, petals ESB / JBI java standard, tomcat 7, JAX-WS/ SOAP/ WSDL, JAX-RS, Spring WS, JSF2, Prime Faces, jQuery v2.x.x, JavaMail, Apache James server, Mailets.</text:span></text:p>
        </text:list-item>
        <text:list-item>
          <text:p text:style-name="P207"><text:span text:style-name="T140">Misc.</text:span><text:span text:style-name="T158">:</text:span><text:span text:style-name="T164"> </text:span><text:span text:style-name="T179">FM 200</text:span><text:span text:style-name="T164"> Fire protection systems...?</text:span></text:p>
        </text:list-item>
      </text:list>
      <text:p text:style-name="P41"/>
      <text:p text:style-name="P41">SPVC was an SMB of the con<text:span text:style-name="T247">s</text:span>truction industry, specialized into fluids.</text:p>
      <text:p text:style-name="P41"/>
      <text:p text:style-name="P41">I designed the first real Information System, conducted and took part in developments of software components required to deliver that first I.S.</text:p>
      <text:p text:style-name="P41"/>
      <text:p text:style-name="P41">I thereafter structured the newly created IT department to be fit for production management. All in all, this was among my most craziest professional experiences, that made me learn a lot about who i am in the IT industry.</text:p>
      <text:p text:style-name="P41"/>
      <text:p text:style-name="P41">Also my first experience as a pure Software guy, putting his hands unawarely into infrastructure.</text:p>
      <text:p text:style-name="P41"/>
      <text:p text:style-name="P154"><text:span text:style-name="T136">Duties and a</text:span><text:span text:style-name="T134">chievements</text:span><text:span text:style-name="T158">:</text:span></text:p>
      <text:list text:style-name="L13">
        <text:list-item>
          <text:p text:style-name="P186">The Work began with the design and implementation of a simple utility software, whose goal was to normalize Business Processes, especially for the commercial and build sites managers everyday tasks.</text:p>
        </text:list-item>
        <text:list-item>
          <text:p text:style-name="P186">I then made it production « almost » ready, by adding to it the seed of a DRP. The implemented services were relation to construction project management : Gantt Charts, Tasks Management, reporting.</text:p>
        </text:list-item>
        <text:list-item>
          <text:p text:style-name="P186">A second generation, redesigned IS turned it into a B.A.M. system (Business Activity Monitoring) using :</text:p>
          <text:list>
            <text:list-item>
              <text:p text:style-name="P186">The Acitviti `BPMN` engine.</text:p>
            </text:list-item>
            <text:list-item>
              <text:p text:style-name="P186">A `JBI` ESB coupled to the BPMN engine, SOA architecture (all `BPMN` execution were invoked through the ESB, using JAX-WS / JAX-RS).</text:p>
            </text:list-item>
            <text:list-item>
              <text:p text:style-name="P186">15 users in January 2014, up to 30 end of 2014, then 40 end of 2015.</text:p>
            </text:list-item>
            <text:list-item>
              <text:p text:style-name="P186">As I first talked of the critical importance of a DRP, i was certainly not realizing how deeply I would dive into infrastructure management…</text:p>
            </text:list-item>
          </text:list>
        </text:list-item>
        <text:list-item>
          <text:p text:style-name="P186">I built weeks after weeks a small team consisting of 3 to 5 developers and ops, I was the software architect with 2 developers, and manager for the 2 / 3 ops engineers (system engineer, security engineer, network engineer).</text:p>
        </text:list-item>
        <text:list-item>
          <text:p text:style-name="P186">I was personally working on the CI system a classical recipe of `Git`, `Maven`, `Jenkins` (`Junit`, `DbUnit`, `Mockito`, etc...), Artifactory. All classics of that prehistoric times.</text:p>
        </text:list-item>
        <text:list-item>
          <text:p text:style-name="P212"><text:span text:style-name="T164">One unthinkable thing happened there, where I learned a lot about real infra</text:span><text:span text:style-name="T167">s</text:span><text:span text:style-name="T164">tructure , I conducted and designed a full server room: SPVC used on premises servers, the IS being used by employees from their tablets mainly (MTT french trademark Android tablet). A crazy experience where i learned what a data-center really is, e.g. what material are used on the floor (epoxy) of data-centers, Server Hardware Benchmark, network backbone, DRP with FM200 fire systems, air co</text:span><text:span text:style-name="T166">o</text:span><text:span text:style-name="T164">ling, electricity etc...</text:span></text:p>
        </text:list-item>
      </text:list>
      <text:h text:style-name="P139" text:outline-level="3"><text:soft-page-break/><text:span text:style-name="T142"/></text:h>
      <text:h text:style-name="P139" text:outline-level="3"><text:span text:style-name="T142">Atermès</text:span><text:span text:style-name="T143"> </text:span><text:span text:style-name="T142">Group</text:span></text:h>
      <text:h text:style-name="P18" text:outline-level="3"><text:span text:style-name="T121"/></text:h>
      <text:p text:style-name="P87"><text:span text:style-name="T11">Java</text:span><text:span text:style-name="T46"> </text:span><text:span text:style-name="T11">Dev</text:span><text:span text:style-name="T75"> </text:span><text:span text:style-name="T11">Engineer</text:span></text:p>
      <text:p text:style-name="P96">02/2013<text:span text:style-name="T26"> </text:span>–<text:span text:style-name="T26"> </text:span>05/2013</text:p>
      <text:p text:style-name="P100"/>
      <text:p text:style-name="P67"><text:span text:style-name="T107">Project Context</text:span>: Atermès,<text:span text:style-name="T35"> </text:span>a<text:span text:style-name="T35"> </text:span>French<text:span text:style-name="T24"> </text:span>Company<text:span text:style-name="T24"> </text:span>affiliated<text:span text:style-name="T24"> </text:span>to<text:span text:style-name="T24"> </text:span>Thalès,<text:span text:style-name="T35"> </text:span>a<text:span text:style-name="T24"> </text:span>player<text:span text:style-name="T17"> </text:span>in<text:span text:style-name="T35"> </text:span>the<text:span text:style-name="T24"> </text:span>military<text:span text:style-name="T24"> </text:span>technologies<text:span text:style-name="T35"> </text:span>industry.</text:p>
      <text:p text:style-name="P38"/>
      <text:p text:style-name="P28">As Java Dev Engineer, I worked in the R&amp;D department, where i designed and implemented a set of<text:span text:style-name="T42"> </text:span>Java<text:span text:style-name="T60"> </text:span>JSE6<text:span text:style-name="T47"> </text:span>Swing<text:span text:style-name="T60"> </text:span>components,<text:span text:style-name="T47"> </text:span>using<text:span text:style-name="T60"> </text:span>the<text:span text:style-name="T47"> </text:span>Luciad<text:span text:style-name="T47"> </text:span>Lightspeed<text:span text:style-name="T47"> </text:span>framework<text:span text:style-name="T60"> </text:span>(a<text:span text:style-name="T60"> </text:span>GIS<text:span text:style-name="T60"> </text:span>Framework,<text:span text:style-name="T47"> </text:span>very<text:span text:style-name="T47"> </text:span>early<text:span text:style-name="T42"> </text:span>endowed<text:span text:style-name="T26"> </text:span>with<text:span text:style-name="T45"> </text:span>3D capabilities).</text:p>
      <text:p text:style-name="P28"/>
      <text:p text:style-name="P29">It<text:span text:style-name="T60"> </text:span>was<text:span text:style-name="T35"> </text:span>mainly<text:span text:style-name="T38"> </text:span>about<text:span text:style-name="T60"> </text:span>Terran<text:span text:style-name="T35"> </text:span>elevation<text:span text:style-name="T38"> </text:span>analysis,<text:span text:style-name="T47"> </text:span>hypsometry<text:span text:style-name="T47"> </text:span>in<text:span text:style-name="T47"> </text:span>GIS.<text:span text:style-name="T42"> </text:span>Military purpose<text:span text:style-name="T26"> </text:span>only.</text:p>
      <text:p text:style-name="P136"><text:span text:style-name="T6"/></text:p>
      <text:p text:style-name="P75"><text:span text:style-name="T149">Duties and a</text:span><text:span text:style-name="T150">chievements</text:span>:</text:p>
      <text:list xml:id="list534259641" text:style-name="WWNum1">
        <text:list-item>
          <text:p text:style-name="P157">designed<text:span text:style-name="T35"> </text:span>and<text:span text:style-name="T24"> </text:span>implemented<text:span text:style-name="T24"> </text:span>a<text:span text:style-name="T24"> </text:span>set<text:span text:style-name="T24"> </text:span>of<text:span text:style-name="T35"> </text:span>Java<text:span text:style-name="T17"> </text:span>JSE6<text:span text:style-name="T24"> </text:span>Swing<text:span text:style-name="T24"> </text:span>components,<text:span text:style-name="T24"> </text:span>using<text:span text:style-name="T24"> </text:span>the<text:span text:style-name="T24"> </text:span>Luciad<text:span text:style-name="T17"> </text:span>Lightspeed<text:span text:style-name="T42"> </text:span>framework,<text:span text:style-name="T26"> </text:span>and<text:span text:style-name="T51"> </text:span>Luciad<text:span text:style-name="T26"> </text:span>Lightspeed<text:span text:style-name="T51"> </text:span>hypsometric<text:span text:style-name="T26"> </text:span>"IndexColorModels".</text:p>
        </text:list-item>
        <text:list-item>
          <text:p text:style-name="P158">I<text:span text:style-name="T24"> </text:span>pushed<text:span text:style-name="T17"> </text:span>in<text:span text:style-name="T24"> </text:span>J<text:span text:style-name="T248">U</text:span>nit<text:span text:style-name="T35"> </text:span>testing,<text:span text:style-name="T17"> </text:span>the<text:span text:style-name="T35"> </text:span>guys<text:span text:style-name="T24"> </text:span>were<text:span text:style-name="T17"> </text:span>mainly<text:span text:style-name="T17"> </text:span>working<text:span text:style-name="T24"> </text:span>over<text:span text:style-name="T24"> </text:span>there<text:span text:style-name="T35"> </text:span>with<text:span text:style-name="T17"> </text:span>the<text:span text:style-name="T17"> </text:span>well<text:span text:style-name="T24"> </text:span>know<text:span text:style-name="T24"> </text:span>Qt<text:span text:style-name="T35"> </text:span>C++<text:span text:style-name="T42"> </text:span>UI<text:span text:style-name="T26"> </text:span>framework.</text:p>
        </text:list-item>
        <text:list-item>
          <text:p text:style-name="P162">I<text:span text:style-name="T49"> </text:span>learned<text:span text:style-name="T54"> </text:span>for<text:span text:style-name="T63"> </text:span>the<text:span text:style-name="T54"> </text:span>first<text:span text:style-name="T49"> </text:span>time,<text:span text:style-name="T54"> </text:span>and<text:span text:style-name="T49"> </text:span>a<text:span text:style-name="T49"> </text:span>lot<text:span text:style-name="T63"> </text:span>about<text:span text:style-name="T49"> </text:span>GIS<text:span text:style-name="T63"> </text:span>systems:</text:p>
          <text:list>
            <text:list-item>
              <text:p text:style-name="P163">that’s<text:span text:style-name="T35"> </text:span>after<text:span text:style-name="T24"> </text:span>that<text:span text:style-name="T24"> </text:span>pro<text:span text:style-name="T35"> </text:span>experience,<text:span text:style-name="T24"> </text:span>that<text:span text:style-name="T24"> </text:span>I<text:span text:style-name="T35"> </text:span>got<text:span text:style-name="T38"> </text:span>interested<text:span text:style-name="T24"> </text:span>into<text:span text:style-name="T35"> </text:span>OpenStreetMap,<text:span text:style-name="T24"> </text:span>Leaflet,<text:span text:style-name="T24"> </text:span>etc.</text:p>
            </text:list-item>
            <text:list-item>
              <text:p text:style-name="P168"><text:span text:style-name="T164">Fundamental knowledge: </text:span><text:bookmark text:name="tw-target-text"/><text:span text:style-name="T164">geoid, reference ellipsoid, reference system, projections, reference point, datum, reference ellipsoid, reference system, projections, reference point, datum, tiles </text:span><text:span text:style-name="T165">server,</text:span><text:span text:style-name="T173"> </text:span><text:span text:style-name="T164">"line-of-sights",</text:span><text:span text:style-name="T173"> </text:span><text:span text:style-name="T164">etc.…</text:span></text:p>
            </text:list-item>
          </text:list>
        </text:list-item>
      </text:list>
      <text:p text:style-name="P60"><text:span text:style-name="T116">Tech</text:span><text:span text:style-name="T113"> stack</text:span><text:span text:style-name="T2">:</text:span> </text:p>
      <text:list text:continue-list="list174352451309205" text:style-name="L11">
        <text:list-item>
          <text:p text:style-name="P208"><text:span text:style-name="T139">O</text:span><text:span text:style-name="T141">S</text:span><text:span text:style-name="T158">:</text:span><text:span text:style-name="T164"> </text:span><text:span text:style-name="T173"><text:s/></text:span><text:span text:style-name="T164">Windows,</text:span><text:span text:style-name="T170"> </text:span><text:span text:style-name="T171">on</text:span><text:span text:style-name="T170"> </text:span><text:span text:style-name="T164">Dell</text:span><text:span text:style-name="T169"> </text:span><text:span text:style-name="T164">Alienware.</text:span></text:p>
        </text:list-item>
        <text:list-item>
          <text:p text:style-name="P208"><text:span text:style-name="T138">Devops</text:span><text:span text:style-name="T158">:</text:span><text:span text:style-name="T164"> Chef.io, Virtual Box SOAP API, KVM Virtual Manager, GNU/Linux (CentOS/Ubuntu server)</text:span></text:p>
        </text:list-item>
        <text:list-item>
          <text:p text:style-name="P209"><text:span text:style-name="T138">CI </text:span><text:span text:style-name="T133">stack</text:span><text:span text:style-name="T158">:</text:span><text:span text:style-name="T164"> Maven</text:span><text:span text:style-name="T174"> </text:span><text:span text:style-name="T164">+</text:span><text:span text:style-name="T175"> </text:span><text:span text:style-name="T164">J</text:span><text:span text:style-name="T168">U</text:span><text:span text:style-name="T164">nit.</text:span></text:p>
        </text:list-item>
        <text:list-item>
          <text:p text:style-name="P209"><text:span text:style-name="T138">Dev </text:span><text:span text:style-name="T133">stack</text:span><text:span text:style-name="T158">:</text:span> <text:span text:style-name="T164">Swing</text:span><text:span text:style-name="T176"> </text:span><text:span text:style-name="T164">JSE6,</text:span><text:span text:style-name="T177"> </text:span><text:span text:style-name="T164">JAXB,</text:span><text:span text:style-name="T176"> </text:span><text:span text:style-name="T164">Luciad</text:span><text:span text:style-name="T177"> </text:span><text:span text:style-name="T164">Lightspeed,</text:span><text:span text:style-name="T176"> </text:span><text:span text:style-name="T164">MVC2</text:span><text:span text:style-name="T177"> </text:span><text:span text:style-name="T164">design</text:span><text:span text:style-name="T176"> </text:span><text:span text:style-name="T164">pattern.</text:span></text:p>
        </text:list-item>
        <text:list-item>
          <text:p text:style-name="P209"><text:span text:style-name="T115">Misc.</text:span><text:span text:style-name="T2">:</text:span><text:span text:style-name="T164"> a</text:span><text:span text:style-name="T176"> </text:span><text:span text:style-name="T164">bit</text:span><text:span text:style-name="T170"> </text:span><text:span text:style-name="T164">of</text:span><text:span text:style-name="T172"> </text:span><text:span text:style-name="T164">differential</text:span><text:span text:style-name="T177"> </text:span><text:span text:style-name="T164">geometry</text:span><text:span text:style-name="T172"> </text:span><text:span text:style-name="T164">of</text:span><text:span text:style-name="T172"> </text:span><text:span text:style-name="T164">finite</text:span><text:span text:style-name="T176"> </text:span><text:span text:style-name="T164">dimensional</text:span><text:span text:style-name="T170"> </text:span><text:span text:style-name="T164">manifolds.</text:span></text:p>
        </text:list-item>
      </text:list>
      <text:p text:style-name="P103"/>
      <text:p text:style-name="P103"/>
      <text:p text:style-name="P103"/>
      <text:p text:style-name="P103"/>
      <text:p text:style-name="P110"/>
      <text:p text:style-name="P110"/>
      <text:p text:style-name="P110"/>
      <text:p text:style-name="P110"/>
      <text:p text:style-name="P110"/>
      <text:p text:style-name="P110"/>
      <text:p text:style-name="P110"/>
      <text:h text:style-name="P19" text:outline-level="3"><text:soft-page-break/><text:span text:style-name="T129">&gt; Michael</text:span><text:span text:style-name="T131"> </text:span><text:span text:style-name="T129">Page</text:span><text:span text:style-name="T131"> </text:span><text:span text:style-name="T121">International</text:span></text:h>
      <text:h text:style-name="P19" text:outline-level="3"><text:span text:style-name="T121"/></text:h>
      <text:p text:style-name="P98"><text:span text:style-name="T90">Dev</text:span><text:span text:style-name="T55"> </text:span><text:span text:style-name="T90">Engineer</text:span><text:span text:style-name="T64"> </text:span></text:p>
      <text:p text:style-name="P96">01/2012<text:span text:style-name="T26"> </text:span>–<text:span text:style-name="T26"> </text:span>1<text:span text:style-name="T218">2</text:span>/2012</text:p>
      <text:p text:style-name="P104"/>
      <text:p text:style-name="P61"><text:span text:style-name="T107">Project Context</text:span>: IT Dept. of one of the world's biggest HR industry player.</text:p>
      <text:p text:style-name="P41"/>
      <text:p text:style-name="P152"><text:span text:style-name="T135">Tech</text:span><text:span text:style-name="T133"> stack</text:span><text:span text:style-name="T158">:</text:span><text:span text:style-name="T164"> </text:span></text:p>
      <text:list xml:id="list174352108228078" text:continue-numbering="true" text:style-name="L11">
        <text:list-item>
          <text:p text:style-name="P210"><text:span text:style-name="T138">CI </text:span><text:span text:style-name="T133">stack</text:span><text:span text:style-name="T158">:</text:span><text:span text:style-name="T164"> Maven, Tortoise SVN, JIRA, Jenkins, Nexus Sonatype.</text:span></text:p>
        </text:list-item>
        <text:list-item>
          <text:p text:style-name="P210"><text:span text:style-name="T138">Dev </text:span><text:span text:style-name="T133">stack</text:span><text:span text:style-name="T158">:</text:span> <text:span text:style-name="T164">Tomcat 6, WebLogic 9, struts 1, Taglibs, Spring, hibernate, JUnit, JMX, JAXP, Log4J, Fractal Julia, Javamail.</text:span></text:p>
        </text:list-item>
      </text:list>
      <text:p text:style-name="P41"/>
      <text:p text:style-name="P41">At the heart of Michael Page's IT Department (EMEA), I took part in the full revamping of Michael Page's Information system, along with 10 à 15 Java Dev Engineers, 2/3 IT Architects, QA and 10 Business Analysts.</text:p>
      <text:p text:style-name="P41"/>
      <text:p text:style-name="P41">My personal scope was focused on the « backend » part of all software responsible for Candidates Processes Management, including the Candidates Assessment. This was my first professional experience into a major large scale IT Department of an International Corporation.</text:p>
      <text:p text:style-name="P41"/>
      <text:p text:style-name="P62"><text:span text:style-name="T108">Duties and a</text:span><text:span text:style-name="T109">chievements</text:span><text:span text:style-name="T155">:</text:span></text:p>
      <text:list text:style-name="L14">
        <text:list-item>
          <text:p text:style-name="P187">In collaboration with IT Architects, and Business Analysts, I designed and implemented the "candidate assessment" components. That made me an SME on the Candidate Assessment functional scope.</text:p>
        </text:list-item>
        <text:list-item>
          <text:p text:style-name="P187">Classic Java development, involving CI, using Maven, JUnit, on premise Nexus Sonatype repo. Some Java dependencies had to be « mavenized », some others already were.</text:p>
        </text:list-item>
        <text:list-item>
          <text:p text:style-name="P187">I took part in a huge Security Operation, because of a discovered major intrusion attack in Michael Page Information System, a long memorable pizza week-end…</text:p>
        </text:list-item>
        <text:list-item>
          <text:p text:style-name="P187">I started there being involved into topics of CI/CD and it the Infrastructure it relies on.</text:p>
        </text:list-item>
      </text:list>
      <text:p text:style-name="P41"/>
      <text:p text:style-name="P70"/>
      <text:p text:style-name="P103"/>
      <text:p text:style-name="P103"/>
      <text:p text:style-name="P103"/>
      <text:p text:style-name="P77"><text:span text:style-name="T76">{</text:span><text:span text:style-name="T77"> </text:span><text:span text:style-name="T76">2011</text:span><text:span text:style-name="T78">:</text:span><text:span text:style-name="T79"> </text:span><text:span text:style-name="T76">I</text:span><text:span text:style-name="T79"> </text:span><text:span text:style-name="T76">spent</text:span><text:span text:style-name="T80"> </text:span><text:span text:style-name="T76">one</text:span><text:span text:style-name="T81"> </text:span><text:span text:style-name="T76">year</text:span><text:span text:style-name="T79"> </text:span><text:span text:style-name="T76">in</text:span><text:span text:style-name="T79"> </text:span><text:span text:style-name="T76">a</text:span><text:span text:style-name="T77"> </text:span><text:span text:style-name="T76">French</text:span><text:span text:style-name="T81"> </text:span><text:span text:style-name="T76">IT</text:span><text:span text:style-name="T79"> </text:span><text:span text:style-name="T76">school</text:span><text:span text:style-name="T79"> </text:span><text:span text:style-name="T76">named</text:span><text:span text:style-name="T79"> </text:span><text:span text:style-name="T76">«</text:span><text:span text:style-name="T82"> </text:span><text:span text:style-name="T76">AFCEPF</text:span><text:span text:style-name="T83"> </text:span><text:span text:style-name="T76">»</text:span><text:span text:style-name="T77"> </text:span><text:span text:style-name="T76">to</text:span><text:span text:style-name="T79"> </text:span><text:span text:style-name="T76">get</text:span><text:span text:style-name="T79"> </text:span><text:span text:style-name="T76">a</text:span><text:span text:style-name="T79"> </text:span><text:span text:style-name="T76">Software</text:span><text:span text:style-name="T77"> </text:span><text:span text:style-name="T76">Architect</text:span><text:span text:style-name="T80"> </text:span><text:span text:style-name="T76">degree}</text:span></text:p>
      <text:p text:style-name="P76"/>
      <text:p text:style-name="P109"/>
      <text:p text:style-name="P109"/>
      <text:p text:style-name="P109"/>
      <text:p text:style-name="P109"/>
      <text:p text:style-name="P109"/>
      <text:p text:style-name="P109"/>
      <text:p text:style-name="P109"/>
      <text:p text:style-name="P109"/>
      <text:p text:style-name="P109"/>
      <text:h text:style-name="P19" text:outline-level="3"><text:soft-page-break/><text:span text:style-name="T121">&gt; Sanofi</text:span><text:span text:style-name="T132"> </text:span><text:span text:style-name="T121">Aventis</text:span></text:h>
      <text:h text:style-name="P19" text:outline-level="3"><text:span text:style-name="T121"/></text:h>
      <text:p text:style-name="P87"><text:span text:style-name="T11">Java</text:span><text:span text:style-name="T84"> </text:span><text:span text:style-name="T11">Engineer</text:span></text:p>
      <text:p text:style-name="P96">02/2010<text:span text:style-name="T26"> </text:span>–<text:span text:style-name="T26"> </text:span>12/2010</text:p>
      <text:p text:style-name="P38"/>
      <text:p text:style-name="P63"><text:span text:style-name="T107">Project Context</text:span>: <text:s/>At Sanofi Aventis, R&amp;D, Genetics <text:span text:style-name="T219">Data Analysis</text:span></text:p>
      <text:p text:style-name="P63"/>
      <text:p text:style-name="P55"><text:span text:style-name="T110">Tech</text:span><text:span text:style-name="T106"> stack</text:span>: </text:p>
      <text:list xml:id="list174352642066086" text:continue-list="list174352108228078" text:style-name="L11">
        <text:list-item>
          <text:p text:style-name="P188"><text:span text:style-name="T111">CI </text:span><text:span text:style-name="T106">stack</text:span>: Subversion,<text:span text:style-name="T74"> </text:span>Tortoise<text:span text:style-name="T45"> </text:span>SVN.</text:p>
        </text:list-item>
        <text:list-item>
          <text:p text:style-name="P188"><text:span text:style-name="T111">Dev </text:span><text:span text:style-name="T112">stack</text:span><text:span text:style-name="T219">: Java</text:span><text:span text:style-name="T66"> </text:span><text:span text:style-name="T219">EE</text:span><text:span text:style-name="T23"> </text:span><text:span text:style-name="T219">Servlet</text:span><text:span text:style-name="T23"> </text:span><text:span text:style-name="T219">Containers,</text:span><text:span text:style-name="T23"> </text:span><text:span text:style-name="T219">Struts</text:span><text:span text:style-name="T50"> </text:span><text:span text:style-name="T219">2,</text:span><text:span text:style-name="T50"> </text:span><text:span text:style-name="T219">Taglibs,</text:span><text:span text:style-name="T50"> </text:span><text:span text:style-name="T219">Tomcat,</text:span><text:span text:style-name="T50"> </text:span><text:span text:style-name="T219">Spring,</text:span><text:span text:style-name="T50"> </text:span><text:span text:style-name="T219">Hibernate,</text:span><text:span text:style-name="T50"> </text:span><text:span text:style-name="T219">Junit.</text:span></text:p>
          <text:p text:style-name="P188"/>
        </text:list-item>
      </text:list>
      <text:p text:style-name="P31">I was hired as contractor At Sanofi Aventis, R&amp;D, in order to design and develop a software able to<text:span text:style-name="T45"> </text:span>collect,<text:span text:style-name="T17"> </text:span>and<text:span text:style-name="T49"> </text:span>bring<text:span text:style-name="T49"> </text:span>up<text:span text:style-name="T49"> </text:span>analytics<text:span text:style-name="T17"> </text:span>in<text:span text:style-name="T49"> </text:span>form<text:span text:style-name="T49"> </text:span>of<text:span text:style-name="T49"> </text:span>Analytics<text:span text:style-name="T49"> </text:span>Dashboard,<text:span text:style-name="T17"> </text:span>in<text:span text:style-name="T63"> </text:span>the<text:span text:style-name="T17"> </text:span>field<text:span text:style-name="T49"> </text:span>of<text:span text:style-name="T17"> </text:span>Genetics<text:span text:style-name="T74">:</text:span><text:span text:style-name="T17"> </text:span>The<text:span text:style-name="T17"> </text:span>researchers<text:span text:style-name="T42"> </text:span>had<text:span text:style-name="T26"> </text:span>in mind<text:span text:style-name="T26"> </text:span>to try and use<text:span text:style-name="T45"> </text:span>Data<text:span text:style-name="T26"> </text:span>mining techniques.</text:p>
      <text:p text:style-name="P71"/>
      <text:p text:style-name="P35">The<text:span text:style-name="T49"> </text:span>main<text:span text:style-name="T63"> </text:span>requirements<text:span text:style-name="T54"> </text:span>were<text:span text:style-name="T51">:</text:span></text:p>
      <text:list text:continue-list="list534259641" text:style-name="WWNum1">
        <text:list-item>
          <text:p text:style-name="P159">The software modulari<text:span text:style-name="T199">zation</text:span>: It should be easy to add more analysis modules, such as within a<text:span text:style-name="T45"> </text:span>plugin<text:span text:style-name="T17"> </text:span>model:<text:span text:style-name="T17"> </text:span>The<text:span text:style-name="T17"> </text:span>researchers<text:span text:style-name="T49"> </text:span>wanted<text:span text:style-name="T63"> </text:span>the ability<text:span text:style-name="T49"> </text:span>to<text:span text:style-name="T49"> </text:span>add<text:span text:style-name="T49"> </text:span>custom<text:span text:style-name="T17"> </text:span>analysis<text:span text:style-name="T49"> </text:span>modules<text:span text:style-name="T17"> </text:span>on<text:span text:style-name="T49"> </text:span>demand.</text:p>
        </text:list-item>
        <text:list-item>
          <text:p text:style-name="P161">Moreover,<text:span text:style-name="T60"> </text:span>the<text:span text:style-name="T47"> </text:span>plugins<text:span text:style-name="T60"> </text:span>must<text:span text:style-name="T67"> </text:span>not<text:span text:style-name="T60"> </text:span>require<text:span text:style-name="T67"> </text:span>any<text:span text:style-name="T67"> </text:span>change<text:span text:style-name="T67"> </text:span>for<text:span text:style-name="T60"> </text:span>deployment,<text:span text:style-name="T60"> </text:span>except<text:span text:style-name="T60"> </text:span>editing<text:span text:style-name="T47"> </text:span>a<text:span text:style-name="T42"> </text:span>configuration<text:span text:style-name="T26"> </text:span>file, and<text:span text:style-name="T26"> </text:span>a<text:span text:style-name="T45"> </text:span>restart.</text:p>
        </text:list-item>
      </text:list>
      <text:p text:style-name="P39"/>
      <text:p text:style-name="P64"><text:span text:style-name="T108">Duties and a</text:span><text:span text:style-name="T109">chievements</text:span><text:span text:style-name="T155">:</text:span></text:p>
      <text:list text:continue-numbering="true" text:style-name="WWNum1">
        <text:list-item>
          <text:p text:style-name="P165"><text:span text:style-name="T197">Java </text:span><text:span text:style-name="T196">Development</text:span>,<text:span text:style-name="T72"> </text:span>UML<text:span text:style-name="T57"> </text:span>analysis,</text:p>
        </text:list-item>
        <text:list-item>
          <text:p text:style-name="P164">MVC2<text:span text:style-name="T17"> </text:span>Architecture<text:span text:style-name="T24"> </text:span>model,<text:span text:style-name="T49"> </text:span>struts<text:span text:style-name="T17"> </text:span>2,<text:span text:style-name="T49"> </text:span>Spring,<text:span text:style-name="T17"> </text:span>Hibernate<text:span text:style-name="T49"> </text:span>based<text:span text:style-name="T17"> </text:span>implementation</text:p>
        </text:list-item>
        <text:list-item>
          <text:p text:style-name="P160">Configuration<text:span text:style-name="T47"> </text:span>and<text:span text:style-name="T47"> </text:span>Set<text:span text:style-name="T47"> </text:span>up<text:span text:style-name="T198"> </text:span>of<text:span text:style-name="T47"> </text:span>Development<text:span text:style-name="T47"> </text:span>environments:<text:span text:style-name="T47"> </text:span>Eclipse<text:span text:style-name="T38"> </text:span>,<text:span text:style-name="T47"> </text:span>Maven,<text:span text:style-name="T38"> </text:span>Nexus,<text:span text:style-name="T47"> </text:span>SVN<text:span text:style-name="T42"> </text:span>Subversion<text:span text:style-name="T26"> </text:span>et<text:span text:style-name="T26"> </text:span>ses plugins<text:span text:style-name="T26"> </text:span>eclipse/tortoise.</text:p>
        </text:list-item>
        <text:list-item>
          <text:p text:style-name="P166">I conducted workshops to train 2 researchers for java development in that framework: they<text:span text:style-name="T45"> </text:span>wanted<text:span text:style-name="T38"> </text:span>to<text:span text:style-name="T35"> </text:span>develop<text:span text:style-name="T38"> </text:span>themselves<text:span text:style-name="T35"> </text:span>the<text:span text:style-name="T24"> </text:span>future<text:span text:style-name="T35"> </text:span>analysis<text:span text:style-name="T35"> </text:span>models,<text:span text:style-name="T35"> </text:span>with<text:span text:style-name="T35"> </text:span>the<text:span text:style-name="T24"> </text:span>help<text:span text:style-name="T35"> </text:span>of<text:span text:style-name="T35"> </text:span>other<text:span text:style-name="T38"> </text:span>contractyoirs<text:span text:style-name="T42"> </text:span>when needed.</text:p>
        </text:list-item>
        <text:list-item>
          <text:p text:style-name="P167"><text:span text:style-name="T194">I</text:span><text:span text:style-name="T65"> </text:span><text:span text:style-name="T194">learned</text:span><text:span text:style-name="T53"> </text:span><text:span text:style-name="T194">a</text:span><text:span text:style-name="T65"> </text:span><text:span text:style-name="T194">bit</text:span><text:span text:style-name="T56"> </text:span><text:span text:style-name="T194">about</text:span><text:span text:style-name="T65"> </text:span><text:span text:style-name="T194">what</text:span><text:span text:style-name="T65"> </text:span><text:span text:style-name="T194">epi-genetics</text:span><text:span text:style-name="T56"> </text:span><text:span text:style-name="T194">is</text:span></text:p>
        </text:list-item>
      </text:list>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h text:style-name="P20" text:outline-level="3"><text:span text:style-name="T118">&gt; </text:span><text:span text:style-name="T119">C</text:span><text:span text:style-name="T118">PAM</text:span></text:h>
      <text:h text:style-name="P20" text:outline-level="3"><text:span text:style-name="T118"/></text:h>
      <text:p text:style-name="P87"><text:span text:style-name="T52">Java</text:span><text:span text:style-name="T68"> </text:span><text:span text:style-name="T28">Engine</text:span><text:span text:style-name="T29">e</text:span><text:span text:style-name="T28">r </text:span><text:span text:style-name="T29">SME</text:span></text:p>
      <text:p text:style-name="P96">03/2009<text:span text:style-name="T26"> </text:span>–<text:span text:style-name="T26"> </text:span>11/2009</text:p>
      <text:p text:style-name="P38"/>
      <text:p text:style-name="P65"><text:span text:style-name="T107">Project Context</text:span>: <text:s/><text:span text:style-name="T220">Task management software in Java</text:span></text:p>
      <text:p text:style-name="P65"/>
      <text:p text:style-name="P65"><text:span text:style-name="T110">Tech</text:span><text:span text:style-name="T106"> stack</text:span>: </text:p>
      <text:list xml:id="list174351873031182" text:continue-list="list174352642066086" text:style-name="L11">
        <text:list-item>
          <text:p text:style-name="P189"><text:span text:style-name="T111">CI </text:span><text:span text:style-name="T106">stack</text:span>: Tortoise<text:span text:style-name="T74"> </text:span>SVN,<text:span text:style-name="T152"> </text:span>Junit,<text:span text:style-name="T195"> </text:span>Ant.</text:p>
        </text:list-item>
        <text:list-item>
          <text:p text:style-name="P190"><text:span text:style-name="T111">Dev </text:span><text:span text:style-name="T112">stack</text:span><text:span text:style-name="T219">: Java</text:span><text:span text:style-name="T25"> </text:span><text:span text:style-name="T219">Swing,</text:span><text:span text:style-name="T37"> </text:span><text:span text:style-name="T219">Spring</text:span><text:span text:style-name="T25"> </text:span><text:span text:style-name="T219">JUnit,</text:span><text:span text:style-name="T37"> </text:span><text:span text:style-name="T219">Tom,</text:span><text:span text:style-name="T25"> </text:span><text:span text:style-name="T219">Axis</text:span><text:span text:style-name="T37"> </text:span><text:span text:style-name="T219">2,Tomcat,</text:span><text:span text:style-name="T25"> </text:span><text:span text:style-name="T219">Spring,</text:span><text:span text:style-name="T40"> </text:span><text:span text:style-name="T219">Hibernate,</text:span><text:span text:style-name="T37"> </text:span><text:span text:style-name="T219">Junit,</text:span><text:span text:style-name="T37"> </text:span><text:span text:style-name="T219">Netbeans,</text:span><text:span text:style-name="T43"> </text:span><text:span text:style-name="T219">Ant</text:span></text:p>
        </text:list-item>
      </text:list>
      <text:p text:style-name="P65"/>
      <text:p text:style-name="P33">The<text:span text:style-name="T35"> </text:span>“CPAM”,<text:span text:style-name="T24"> </text:span>is<text:span text:style-name="T17"> </text:span>somehow<text:span text:style-name="T24"> </text:span>the<text:span text:style-name="T17"> </text:span>equivalent<text:span text:style-name="T24"> </text:span>of<text:span text:style-name="T24"> </text:span>NIH<text:span text:style-name="T17"> </text:span>in<text:span text:style-name="T24"> </text:span>the<text:span text:style-name="T17"> </text:span>USA.<text:span text:style-name="T17"> </text:span>I<text:span text:style-name="T24"> </text:span>was<text:span text:style-name="T24"> </text:span>hired<text:span text:style-name="T17"> </text:span>as<text:span text:style-name="T24"> </text:span>a<text:span text:style-name="T17"> </text:span><text:span text:style-name="T22">contractor, </text:span>Java<text:span text:style-name="T49"> </text:span>technology<text:span text:style-name="T24"> </text:span>SME,<text:span text:style-name="T17"> </text:span>in<text:span text:style-name="T42"> </text:span>a<text:span text:style-name="T63"> </text:span>team<text:span text:style-name="T54"> </text:span>which<text:span text:style-name="T51"> </text:span>was<text:span text:style-name="T54"> </text:span>developing<text:span text:style-name="T51"> </text:span>a<text:span text:style-name="T63"> </text:span>task<text:span text:style-name="T54"> </text:span>management<text:span text:style-name="T54"> </text:span>and<text:span text:style-name="T54"> </text:span>employee<text:span text:style-name="T63"> </text:span>assessment<text:span text:style-name="T54"> </text:span>software.</text:p>
      <text:p text:style-name="P72"/>
      <text:p text:style-name="P34">That<text:span text:style-name="T35"> </text:span>software<text:span text:style-name="T35"> </text:span>was<text:span text:style-name="T24"> </text:span>made<text:span text:style-name="T17"> </text:span>with<text:span text:style-name="T17"> </text:span>Java<text:span text:style-name="T49"> </text:span>Swing,<text:span text:style-name="T24"> </text:span>and<text:span text:style-name="T17"> </text:span>called<text:span text:style-name="T17"> </text:span>a<text:span text:style-name="T35"> </text:span>server<text:span text:style-name="T24"> </text:span>using<text:span text:style-name="T85"> </text:span>soap<text:span text:style-name="T24"> </text:span>web-services<text:span text:style-name="T24"> </text:span>(tomcat<text:span text:style-name="T24"> </text:span>axis2),<text:span text:style-name="T42"> </text:span>and<text:span text:style-name="T26"> </text:span>SQL<text:span text:style-name="T26"> </text:span>Server Database<text:span text:style-name="T51"> </text:span>behind<text:span text:style-name="T45"> </text:span>the<text:span text:style-name="T26"> </text:span>scene.</text:p>
      <text:p text:style-name="P72"/>
      <text:p text:style-name="P68">All<text:span text:style-name="T47"> </text:span>classical<text:span text:style-name="T47"> </text:span>public<text:span text:style-name="T38"> </text:span>administration<text:span text:style-name="T38"> </text:span>needs,<text:span text:style-name="T35"> </text:span>nothing<text:span text:style-name="T38"> </text:span>fancy.</text:p>
      <text:p text:style-name="P69"/>
      <text:p text:style-name="P66"><text:span text:style-name="T108">Duties and a</text:span><text:span text:style-name="T109">chievements</text:span><text:span text:style-name="T155">:</text:span></text:p>
      <text:list text:style-name="L15">
        <text:list-item>
          <text:p text:style-name="P193">Training the Devs to Java Swing, <text:span text:style-name="T222">Spring, Hibernate</text:span> <text:span text:style-name="T221">Framework</text:span><text:span text:style-name="T222">s</text:span></text:p>
        </text:list-item>
        <text:list-item>
          <text:p text:style-name="P193">UML / Use Cases based analysis</text:p>
        </text:list-item>
        <text:list-item>
          <text:p text:style-name="P193">Java<text:span text:style-name="T17"> </text:span>Dev<text:span text:style-name="T24"> </text:span>(I<text:span text:style-name="T24"> </text:span>coded,<text:span text:style-name="T17"> </text:span>I<text:span text:style-name="T24"> </text:span>always<text:span text:style-name="T17"> </text:span>get<text:span text:style-name="T24"> </text:span>bored<text:span text:style-name="T24"> </text:span>if<text:span text:style-name="T49"> </text:span>i<text:span text:style-name="T35"> </text:span>do<text:span text:style-name="T24"> </text:span>not<text:span text:style-name="T24"> </text:span>code),<text:span text:style-name="T24"> </text:span>And<text:span text:style-name="T17"> </text:span>was<text:span text:style-name="T24"> </text:span>required<text:span text:style-name="T17"> </text:span>to<text:span text:style-name="T17"> </text:span>give<text:span text:style-name="T17"> </text:span>my<text:span text:style-name="T24"> </text:span>point<text:span text:style-name="T17"> </text:span>of<text:span text:style-name="T42"> </text:span>view<text:span text:style-name="T51"> </text:span>for<text:span text:style-name="T51"> </text:span>toics<text:span text:style-name="T51"> </text:span>where<text:span text:style-name="T54"> </text:span>the team<text:span text:style-name="T54"> </text:span>members<text:span text:style-name="T51"> </text:span>needed<text:span text:style-name="T26"> </text:span>Java Tech<text:span text:style-name="T51"> </text:span>expertise.</text:p>
        </text:list-item>
        <text:list-item>
          <text:p text:style-name="P193">I introduced<text:span text:style-name="T49"> </text:span>J<text:span text:style-name="T249">U</text:span>nit<text:span text:style-name="T49"> </text:span>Testing,<text:span text:style-name="T63"> </text:span>and<text:span text:style-name="T49"> </text:span>the<text:span text:style-name="T63"> </text:span>concept<text:span text:style-name="T49"> </text:span>of<text:span text:style-name="T49"> </text:span>"acceptance<text:span text:style-name="T17"> </text:span>tests"<text:span text:style-name="T63"> </text:span>mirrored<text:span text:style-name="T63"> </text:span>on<text:span text:style-name="T49"> </text:span>Use<text:span text:style-name="T49"> </text:span>Cases.</text:p>
        </text:list-item>
      </text:list>
      <text:p text:style-name="P73"/>
      <text:h text:style-name="P22" text:outline-level="3"><text:span text:style-name="T121">&gt; </text:span><text:span text:style-name="T122">M</text:span><text:span text:style-name="T121">némosyne</text:span></text:h>
      <text:h text:style-name="P21" text:outline-level="3"><text:span text:style-name="T121"/></text:h>
      <text:p text:style-name="P87"><text:span text:style-name="T27">.NET</text:span><text:span text:style-name="T58"> </text:span><text:span text:style-name="T27">Developer</text:span></text:p>
      <text:p text:style-name="P96">10/2008<text:span text:style-name="T26"> </text:span>–<text:span text:style-name="T26"> </text:span>12/2008</text:p>
      <text:p text:style-name="P100"/>
      <text:p text:style-name="P27">B2B<text:span text:style-name="T35"> </text:span>MNEMOSYNE<text:span text:style-name="T17"> </text:span>was<text:span text:style-name="T35"> </text:span>a<text:span text:style-name="T35"> </text:span>software<text:span text:style-name="T17"> </text:span>vendor,<text:span text:style-name="T35"> </text:span>which<text:span text:style-name="T24"> </text:span>aimed<text:span text:style-name="T17"> </text:span>at<text:span text:style-name="T38"> </text:span>providing<text:span text:style-name="T24"> </text:span>tools<text:span text:style-name="T24"> </text:span>for<text:span text:style-name="T35"> </text:span>Notaries,<text:span text:style-name="T24"> </text:span>and<text:span text:style-name="T24"> </text:span>the<text:span text:style-name="T42"> </text:span>software<text:span text:style-name="T51"> </text:span>had<text:span text:style-name="T51"> </text:span>to<text:span text:style-name="T51"> </text:span>bee<text:span text:style-name="T54"> </text:span>capable<text:span text:style-name="T54"> </text:span>of<text:span text:style-name="T51"> </text:span>building<text:span text:style-name="T54"> </text:span>digital<text:span text:style-name="T54"> </text:span>documents<text:span text:style-name="T51"> </text:span>recognized<text:span text:style-name="T54"> </text:span>by<text:span text:style-name="T51"> </text:span>the<text:span text:style-name="T51"> </text:span>Law.</text:p>
      <text:p text:style-name="P36">I<text:span text:style-name="T47"> </text:span>there<text:span text:style-name="T38"> </text:span>developed<text:span text:style-name="T47"> </text:span>a<text:span text:style-name="T60"> </text:span>C#<text:span text:style-name="T47"> </text:span>ASP.NET<text:span text:style-name="T60"> </text:span>search<text:span text:style-name="T47"> </text:span>field<text:span text:style-name="T38"> </text:span>auto-completion<text:span text:style-name="T47"> </text:span>module.</text:p>
      <text:p text:style-name="P56"><text:span text:style-name="T146"/></text:p>
      <text:p text:style-name="P56"><text:span text:style-name="T110">Tech</text:span><text:span text:style-name="T106"> stack</text:span>: </text:p>
      <text:list xml:id="list174351204058921" text:continue-list="list174351873031182" text:style-name="L11">
        <text:list-item>
          <text:p text:style-name="P191"><text:span text:style-name="T111">Dev </text:span><text:span text:style-name="T112">stack</text:span><text:span text:style-name="T148">: </text:span><text:span text:style-name="T224">Visual</text:span><text:span text:style-name="T230"> </text:span><text:span text:style-name="T224">Studio,</text:span><text:span text:style-name="T230"> </text:span><text:span text:style-name="T224">C#</text:span><text:span text:style-name="T230"> </text:span><text:span text:style-name="T224">.NEt,</text:span><text:span text:style-name="T230"> </text:span><text:span text:style-name="T224">ASP</text:span><text:span text:style-name="T230"> </text:span><text:span text:style-name="T224">.NET</text:span><text:span text:style-name="T231"> </text:span><text:span text:style-name="T224">Ajax,</text:span><text:span text:style-name="T230"> </text:span><text:span text:style-name="T224">Telerik</text:span><text:span text:style-name="T231"> </text:span><text:span text:style-name="T224">ASP.NET</text:span><text:span text:style-name="T226"> </text:span><text:span text:style-name="T224">framework.</text:span></text:p>
        </text:list-item>
      </text:list>
      <text:p text:style-name="P56"/>
      <text:p text:style-name="P56"><text:span text:style-name="T146"/></text:p>
      <text:p text:style-name="P56"><text:span text:style-name="T146">Duties and a</text:span><text:span text:style-name="T147">chievements</text:span><text:span text:style-name="T223">:</text:span></text:p>
      <text:list text:style-name="L16">
        <text:list-item>
          <text:p text:style-name="P194"><text:span text:style-name="T223">I there</text:span><text:span text:style-name="T41"> </text:span><text:span text:style-name="T223">developed</text:span><text:span text:style-name="T48"> </text:span><text:span text:style-name="T223">a</text:span><text:span text:style-name="T62"> </text:span><text:span text:style-name="T223">C#</text:span><text:span text:style-name="T48"> </text:span><text:span text:style-name="T223">ASP.NET</text:span><text:span text:style-name="T62"> </text:span><text:span text:style-name="T223">search</text:span><text:span text:style-name="T48"> </text:span><text:span text:style-name="T223">field</text:span><text:span text:style-name="T41"> </text:span><text:span text:style-name="T223">auto-completion</text:span><text:span text:style-name="T48"> </text:span><text:span text:style-name="T223">module,</text:span><text:span text:style-name="T41"> </text:span><text:span text:style-name="T223">searched</text:span><text:span text:style-name="T41"> </text:span><text:span text:style-name="T223">data</text:span><text:span text:style-name="T48"> </text:span><text:span text:style-name="T223">were</text:span><text:span text:style-name="T44"> </text:span><text:span text:style-name="T223">archived files</text:span><text:span text:style-name="T33"> </text:span><text:span text:style-name="T223">and customer data.</text:span></text:p>
        </text:list-item>
        <text:list-item>
          <text:p text:style-name="P194"><text:span text:style-name="T223">I learned</text:span><text:span text:style-name="T62"> </text:span><text:span text:style-name="T223">on</text:span><text:span text:style-name="T62"> </text:span><text:span text:style-name="T223">the</text:span><text:span text:style-name="T69"> </text:span><text:span text:style-name="T223">Telerik</text:span><text:span text:style-name="T69"> </text:span><text:span text:style-name="T223">Ajax</text:span><text:span text:style-name="T69"> </text:span><text:span text:style-name="T223">Framework</text:span><text:span text:style-name="T62"> </text:span><text:span text:style-name="T223">for</text:span><text:span text:style-name="T69"> </text:span><text:span text:style-name="T223">ASP.NET.</text:span></text:p>
        </text:list-item>
      </text:list>
      <text:p text:style-name="P102"/>
      <text:p text:style-name="P101"/>
      <text:p text:style-name="P101"/>
      <text:p text:style-name="P101"/>
      <text:h text:style-name="P19" text:outline-level="3"><text:soft-page-break/><text:span text:style-name="T123">&gt; </text:span><text:span text:style-name="T124">A</text:span><text:span text:style-name="T123">scott</text:span></text:h>
      <text:h text:style-name="P19" text:outline-level="3"><text:span text:style-name="T123"/></text:h>
      <text:p text:style-name="P87"><text:span text:style-name="T11">Java</text:span><text:span text:style-name="T39"> </text:span><text:span text:style-name="T11">&amp;</text:span><text:span text:style-name="T39"> </text:span><text:span text:style-name="T11">.Net</text:span><text:span text:style-name="T36"> </text:span><text:span text:style-name="T11">Developer</text:span></text:p>
      <text:p text:style-name="P96">06/<text:span text:style-name="T26"> </text:span>2008 – 07/<text:span text:style-name="T26"> </text:span>2008</text:p>
      <text:p text:style-name="P100"/>
      <text:p text:style-name="P68">Ascott<text:span text:style-name="T86"> </text:span>was<text:span text:style-name="T67"> </text:span>a<text:span text:style-name="T57"> </text:span>French<text:span text:style-name="T57"> </text:span>SMB<text:span text:style-name="T67"> </text:span>consulting<text:span text:style-name="T67"> </text:span>company,<text:span text:style-name="T67"> </text:span>my<text:span text:style-name="T57"> </text:span>first<text:span text:style-name="T57"> </text:span>employer.</text:p>
      <text:p text:style-name="P32">I<text:span text:style-name="T35"> </text:span>worked<text:span text:style-name="T17"> </text:span>for<text:span text:style-name="T24"> </text:span>their<text:span text:style-name="T24"> </text:span>main<text:span text:style-name="T24"> </text:span>customer<text:span text:style-name="T49">:</text:span><text:span text:style-name="T35"> </text:span>the<text:span text:style-name="T17"> </text:span>french<text:span text:style-name="T17"> </text:span>SCOR<text:span text:style-name="T24"> </text:span>corporation,<text:span text:style-name="T24"> </text:span>which<text:span text:style-name="T17"> </text:span>plays<text:span text:style-name="T24"> </text:span>into<text:span text:style-name="T24"> </text:span>a<text:span text:style-name="T35"> </text:span>very<text:span text:style-name="T24"> </text:span>specific<text:span text:style-name="T42"> </text:span>financial<text:span text:style-name="T26"> </text:span>filed<text:span text:style-name="T74">:</text:span><text:span text:style-name="T26"> </text:span>reinsurance.</text:p>
      <text:p text:style-name="P32"/>
      <text:p text:style-name="P30">I<text:span text:style-name="T35"> </text:span>there<text:span text:style-name="T17"> </text:span>completed<text:span text:style-name="T24"> </text:span>a<text:span text:style-name="T35"> </text:span>few<text:span text:style-name="T24"> </text:span>minor<text:span text:style-name="T24"> </text:span>small<text:span text:style-name="T38"> </text:span>ASP.NET<text:span text:style-name="T35"> </text:span>development<text:span text:style-name="T24"> </text:span>tasks,<text:span text:style-name="T35"> </text:span>and<text:span text:style-name="T24"> </text:span>spent<text:span text:style-name="T24"> </text:span>most<text:span text:style-name="T24"> </text:span>of<text:span text:style-name="T35"> </text:span>my<text:span text:style-name="T24"> </text:span>time<text:span text:style-name="T42"> </text:span>implementing<text:span text:style-name="T49"> </text:span>reports<text:span text:style-name="T49"> </text:span>to<text:span text:style-name="T63"> </text:span>be<text:span text:style-name="T17"> </text:span>executed<text:span text:style-name="T49"> </text:span>in<text:span text:style-name="T63"> </text:span>Crystal<text:span text:style-name="T17"> </text:span>Report,<text:span text:style-name="T49"> </text:span>in<text:span text:style-name="T63"> </text:span>a<text:span text:style-name="T17"> </text:span>Business<text:span text:style-name="T49"> </text:span>Intelligence<text:span text:style-name="T63"> </text:span>Project.</text:p>
      <text:p text:style-name="P106"/>
      <text:p text:style-name="P57"><text:span text:style-name="T110">Tech</text:span><text:span text:style-name="T106"> stack</text:span>: </text:p>
      <text:list text:continue-list="list174351204058921" text:style-name="L11">
        <text:list-item>
          <text:p text:style-name="P192"><text:span text:style-name="T111">Dev </text:span><text:span text:style-name="T112">stack</text:span><text:span text:style-name="T148">: </text:span><text:span text:style-name="T224">Crystal</text:span><text:span text:style-name="T231"> </text:span><text:span text:style-name="T224">Reports</text:span><text:span text:style-name="T232"> </text:span><text:span text:style-name="T224">XI</text:span><text:span text:style-name="T232"> </text:span><text:span text:style-name="T224">for</text:span><text:span text:style-name="T232"> </text:span><text:span text:style-name="T224">the</text:span><text:span text:style-name="T233"> </text:span><text:span text:style-name="T224">BI</text:span><text:span text:style-name="T232"> </text:span><text:span text:style-name="T224">project,</text:span><text:span text:style-name="T232"> </text:span><text:span text:style-name="T224">ASP</text:span><text:span text:style-name="T232"> </text:span><text:span text:style-name="T224">.NET</text:span><text:span text:style-name="T231"> </text:span><text:span text:style-name="T224">ADO.NET,</text:span><text:span text:style-name="T232"> </text:span><text:span text:style-name="T224">and</text:span><text:span text:style-name="T232"> </text:span><text:span text:style-name="T224">IngresDB</text:span><text:span text:style-name="T232"> </text:span><text:span text:style-name="T224">for</text:span><text:span text:style-name="T228"> </text:span><text:span text:style-name="T224">the</text:span><text:span text:style-name="T234"> </text:span><text:span text:style-name="T224">.NET</text:span><text:span text:style-name="T235"> </text:span><text:span text:style-name="T224">project.</text:span></text:p>
        </text:list-item>
      </text:list>
      <text:p text:style-name="P57"><text:span text:style-name="T229"/></text:p>
      <text:p text:style-name="P40"><text:span text:style-name="T146">Duties and a</text:span><text:span text:style-name="T147">chievements</text:span><text:span text:style-name="T224">:</text:span></text:p>
      <text:list text:style-name="L17">
        <text:list-item>
          <text:p text:style-name="P195"><text:span text:style-name="T224">Design / Configuration of « Crystal Report » reports (SQL queries + report formatting),</text:span><text:span text:style-name="T235"> </text:span><text:span text:style-name="T224">Information</text:span><text:span text:style-name="T236"> </text:span><text:span text:style-name="T224">System</text:span><text:span text:style-name="T236"> </text:span><text:span text:style-name="T224">integration,</text:span><text:span text:style-name="T237"> </text:span><text:span text:style-name="T224">in</text:span><text:span text:style-name="T236"> </text:span><text:span text:style-name="T224">collaboration</text:span><text:span text:style-name="T236"> </text:span><text:span text:style-name="T224">with</text:span><text:span text:style-name="T236"> </text:span><text:span text:style-name="T224">other</text:span><text:span text:style-name="T227"> </text:span><text:span text:style-name="T224">consulting</text:span><text:span text:style-name="T236"> </text:span><text:span text:style-name="T224">companies</text:span><text:span text:style-name="T236"> </text:span><text:span text:style-name="T224">employees.</text:span><text:span text:style-name="T228"> </text:span><text:span text:style-name="T224">Reports</text:span><text:span text:style-name="T232"> </text:span><text:span text:style-name="T224">were</text:span><text:span text:style-name="T233"> </text:span><text:span text:style-name="T224">integrated</text:span><text:span text:style-name="T234"> </text:span><text:span text:style-name="T224">with</text:span><text:span text:style-name="T233"> </text:span><text:span text:style-name="T224">Business</text:span><text:span text:style-name="T233"> </text:span><text:span text:style-name="T224">Intellige</text:span><text:span text:style-name="T225">n</text:span><text:span text:style-name="T224">ce</text:span><text:span text:style-name="T231"> </text:span><text:span text:style-name="T224">processing</text:span><text:span text:style-name="T233"> </text:span><text:span text:style-name="T224">made</text:span><text:span text:style-name="T233"> </text:span><text:span text:style-name="T224">by</text:span><text:span text:style-name="T232"> </text:span><text:span text:style-name="T224">«</text:span><text:span text:style-name="T238"> </text:span><text:span text:style-name="T224">SIMCORP Dimension »</text:span></text:p>
        </text:list-item>
        <text:list-item>
          <text:p text:style-name="P195"><text:span text:style-name="T224">Developed</text:span><text:span text:style-name="T237"> </text:span><text:span text:style-name="T224">a</text:span><text:span text:style-name="T237"> </text:span><text:span text:style-name="T224">few</text:span><text:span text:style-name="T237"> </text:span><text:span text:style-name="T224">ASP.NET</text:span><text:span text:style-name="T237"> </text:span><text:span text:style-name="T224">pages</text:span><text:span text:style-name="T237"> </text:span><text:span text:style-name="T224">using</text:span><text:span text:style-name="T236"> </text:span><text:span text:style-name="T224">ADO.NET</text:span><text:span text:style-name="T239"> </text:span><text:span text:style-name="T224">and</text:span><text:span text:style-name="T236"> </text:span><text:span text:style-name="T224">specific</text:span><text:span text:style-name="T237"> </text:span><text:span text:style-name="T224">ODBC</text:span><text:span text:style-name="T237"> </text:span><text:span text:style-name="T224">driver</text:span><text:span text:style-name="T237"> </text:span><text:span text:style-name="T224">to</text:span><text:span text:style-name="T237"> </text:span><text:span text:style-name="T224">go</text:span><text:span text:style-name="T236"> </text:span><text:span text:style-name="T224">and</text:span><text:span text:style-name="T237"> </text:span><text:span text:style-name="T224">get</text:span><text:span text:style-name="T237"> </text:span><text:span text:style-name="T224">data</text:span><text:span text:style-name="T228"> </text:span><text:span text:style-name="T224">in</text:span><text:span text:style-name="T238"> </text:span><text:span text:style-name="T224">a</text:span><text:span text:style-name="T238"> </text:span><text:span text:style-name="T224">very old</text:span><text:span text:style-name="T235"> </text:span><text:span text:style-name="T224">kind</text:span><text:span text:style-name="T238"> </text:span><text:span text:style-name="T224">of Database</text:span><text:span text:style-name="T238"> </text:span><text:span text:style-name="T224">named «</text:span><text:span text:style-name="T240"> </text:span><text:span text:style-name="T224">Ingres</text:span><text:span text:style-name="T234"> </text:span><text:span text:style-name="T224">»,</text:span></text:p>
        </text:list-item>
        <text:list-item>
          <text:p text:style-name="P196"><text:span text:style-name="T224">I learned</text:span><text:span text:style-name="T231"> </text:span><text:span text:style-name="T224">about</text:span><text:span text:style-name="T231"> </text:span><text:span text:style-name="T224">IFRS</text:span><text:span text:style-name="T231"> </text:span><text:span text:style-name="T224">standards,</text:span><text:span text:style-name="T231"> </text:span><text:span text:style-name="T224">what</text:span><text:span text:style-name="T230"> </text:span><text:span text:style-name="T224">is</text:span><text:span text:style-name="T231"> </text:span><text:span text:style-name="T224">business</text:span><text:span text:style-name="T231"> </text:span><text:span text:style-name="T224">intelligence,</text:span><text:span text:style-name="T231"> </text:span><text:span text:style-name="T224">what</text:span><text:span text:style-name="T230"> </text:span><text:span text:style-name="T224">reinsurence</text:span><text:span text:style-name="T232"> </text:span><text:span text:style-name="T224">business</text:span><text:span text:style-name="T231"> </text:span><text:span text:style-name="T224">is.</text:span></text:p>
        </text:list-item>
      </text:list>
      <text:p text:style-name="P40"/>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3" text:outline-level="2"><text:soft-page-break/><text:span text:style-name="T184">E</text:span>ducation</text:h>
      <text:p text:style-name="P92"/>
      <text:p text:style-name="P92"/>
      <text:p text:style-name="P92"/>
      <text:p text:style-name="P112"/>
      <table:table table:name="Tableau2" table:style-name="Tableau2">
        <table:table-column table:style-name="Tableau2.A" table:number-columns-repeated="3"/>
        <table:table-row table:style-name="Tableau2.1">
          <table:table-cell table:style-name="Tableau2.A1" office:value-type="string">
            <text:p text:style-name="P114">2011</text:p>
          </table:table-cell>
          <table:table-cell table:style-name="Tableau2.A1" office:value-type="string">
            <text:p text:style-name="P79"><text:span text:style-name="T5">Software</text:span><text:span text:style-name="T7"> </text:span><text:span text:style-name="T1">Architect</text:span><text:span text:style-name="T7"> </text:span><text:span text:style-name="T1">Engineer</text:span><text:span text:style-name="T4"> </text:span><text:span text:style-name="T1">Degree</text:span></text:p>
          </table:table-cell>
          <table:table-cell table:style-name="Tableau2.A1" office:value-type="string">
            <text:p text:style-name="Table_20_Paragraph"><text:span text:style-name="T160">AFCEPF,</text:span><text:span text:style-name="T161"> </text:span><text:a xlink:type="simple" xlink:href="http://www.afcepf.fr/" text:style-name="Standard" text:visited-style-name="Standard"><text:span text:style-name="T10">http://www.afcepf.fr/</text:span></text:a></text:p>
          </table:table-cell>
        </table:table-row>
        <table:table-row table:style-name="Tableau2.2">
          <table:table-cell table:style-name="Tableau2.A1" office:value-type="string">
            <text:p text:style-name="P114">2007</text:p>
          </table:table-cell>
          <table:table-cell table:style-name="Tableau2.A1" office:value-type="string">
            <text:p text:style-name="P80"><text:span text:style-name="T1">2</text:span><text:span text:style-name="T3"> </text:span><text:span text:style-name="T1">years</text:span><text:span text:style-name="T3"> </text:span><text:span text:style-name="T1">Degree</text:span><text:span text:style-name="T9"> </text:span><text:span text:style-name="T1">in</text:span><text:span text:style-name="T3"> </text:span><text:span text:style-name="T1">IT</text:span><text:span text:style-name="T4"> </text:span><text:span text:style-name="T1">engineering</text:span></text:p>
          </table:table-cell>
          <table:table-cell table:style-name="Tableau2.A1" office:value-type="string">
            <text:p text:style-name="P1"><text:span text:style-name="T157">AFPA Paris,</text:span><text:span text:style-name="T159"> </text:span><text:a xlink:type="simple" xlink:href="https://www.afpa.fr/" text:style-name="Standard" text:visited-style-name="Standard"><text:span text:style-name="T10">https://www.afpa.fr/</text:span></text:a></text:p>
          </table:table-cell>
        </table:table-row>
        <table:table-row table:style-name="Tableau2.1">
          <table:table-cell table:style-name="Tableau2.A1" office:value-type="string">
            <text:p text:style-name="P114">2001</text:p>
          </table:table-cell>
          <table:table-cell table:style-name="Tableau2.A1" office:value-type="string">
            <text:p text:style-name="P81"><text:span text:style-name="T1">DEUG</text:span><text:span text:style-name="T3"> </text:span><text:span text:style-name="T1">MIAS</text:span><text:span text:style-name="T3"> </text:span><text:span text:style-name="T1">(Mathematics</text:span><text:span text:style-name="T4"> </text:span><text:span text:style-name="T1">under graduation)</text:span></text:p>
          </table:table-cell>
          <table:table-cell table:style-name="Tableau2.A1" office:value-type="string">
            <text:p text:style-name="P2"><text:span text:style-name="T157">Paris 6 University,</text:span><text:span text:style-name="T159"> </text:span><text:a xlink:type="simple" xlink:href="http://www.upmc.fr/en/" text:style-name="Standard" text:visited-style-name="Standard"><text:span text:style-name="T10">http://www.upmc.fr/en/</text:span></text:a></text:p>
          </table:table-cell>
        </table:table-row>
        <table:table-row table:style-name="Tableau2.4">
          <table:table-cell table:style-name="Tableau2.A1" office:value-type="string">
            <text:p text:style-name="P114">1999</text:p>
          </table:table-cell>
          <table:table-cell table:style-name="Tableau2.A1" office:value-type="string">
            <text:p text:style-name="P82"><text:span text:style-name="T5">DEUG</text:span><text:span text:style-name="T8"> </text:span><text:span text:style-name="T1">SCVT,</text:span><text:span text:style-name="T8"> </text:span><text:span text:style-name="T1">(Biochemistry</text:span><text:span text:style-name="T4"> </text:span><text:span text:style-name="T1">under graduation)</text:span></text:p>
          </table:table-cell>
          <table:table-cell table:style-name="Tableau2.A1" office:value-type="string">
            <text:p text:style-name="P2"><text:span text:style-name="T157">Paris 6 University,</text:span><text:span text:style-name="T159"> </text:span><text:a xlink:type="simple" xlink:href="http://www.upmc.fr/en/" text:style-name="Standard" text:visited-style-name="Standard"><text:span text:style-name="T10">http://www.upmc.fr/en/</text:span></text:a></text:p>
          </table:table-cell>
        </table:table-row>
      </table:table>
      <text:p text:style-name="P92"/>
      <text:p text:style-name="P92"/>
      <text:p text:style-name="P92"/>
      <text:p text:style-name="P92"/>
      <text:p text:style-name="P92"/>
      <text:p text:style-name="P92"/>
      <text:p text:style-name="P6"><text:bookmark text:name="Languages"/>Languages</text:p>
      <text:p text:style-name="P83">Fluent<text:span text:style-name="T47"> </text:span>English,<text:span text:style-name="T38"> </text:span>school<text:span text:style-name="T38"> </text:span>level<text:span text:style-name="T38"> </text:span>German,<text:span text:style-name="T35"> </text:span>a<text:span text:style-name="T38"> </text:span>few<text:span text:style-name="T38"> </text:span>words<text:span text:style-name="T35"> </text:span>of<text:span text:style-name="T38"> </text:span>Bulgarian,<text:span text:style-name="T35"> </text:span>souvenirs<text:span text:style-name="T38"> </text:span>of<text:span text:style-name="T42"> </text:span>classic<text:span text:style-name="T51"> </text:span>Ancient<text:span text:style-name="T26"> </text:span>Greek.</text:p>
      <text:p text:style-name="P14">And...</text:p>
      <text:p text:style-name="P113">Jogging,<text:span text:style-name="T47"> </text:span>trekking,<text:span text:style-name="T35"> </text:span>fencing<text:span text:style-name="T47"> </text:span>(sword,<text:span text:style-name="T38"> </text:span>saber),<text:span text:style-name="T47"> </text:span>trout<text:span text:style-name="T47"> </text:span>fishing.<text:span text:style-name="T38"> </text:span>An<text:span text:style-name="T38"> </text:span>Trout<text:span text:style-name="T47"> </text:span>Fishing,<text:span text:style-name="T35"> </text:span>plus<text:span text:style-name="T47"> </text:span>a<text:span text:style-name="T47"> </text:span>bit<text:span text:style-name="T38"> </text:span>of<text:span text:style-name="T47"> </text:span>Trout<text:span text:style-name="T47"> </text:span>Fishing<text:span text:style-name="T35"> </text:span>(I<text:span text:style-name="T42"> </text:span>LOVE Trout fishing<text:span text:style-name="T26">:</text:span>)<text:span text:style-name="T45">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5.512cm" fo:margin-right="5.509cm" fo:margin-top="0.247cm" fo:margin-bottom="0cm" style:contextual-spacing="false" fo:text-align="center" style:justify-single-word="false"/>
      <style:text-properties style:font-name="Microsoft Sans Serif" fo:font-family="'Microsoft Sans Serif'" style:font-family-generic="roman" style:font-pitch="variable" fo:font-size="18pt" fo:language="en" fo:country="US" style:font-name-asian="Microsoft Sans Serif1" style:font-family-asian="'Microsoft Sans Serif'" style:font-family-generic-asian="system" style:font-pitch-asian="variable" style:font-size-asian="18pt" style:language-asian="en" style:country-asian="US" style:font-name-complex="Microsoft Sans Serif1" style:font-family-complex="'Microsoft Sans Serif'" style:font-family-generic-complex="system" style:font-pitch-complex="variable" style:font-size-complex="18pt" style:language-complex="ar" style:country-complex="SA"/>
    </style:style>
    <style:style style:name="Heading_20_2" style:display-name="Heading 2" style:family="paragraph" style:parent-style-name="Standard" style:default-outline-level="3" style:list-style-name="" style:class="text">
      <style:paragraph-properties fo:margin-left="0.203cm"/>
      <style:text-properties style:font-name="Arial" fo:font-family="Arial" style:font-family-generic="roman" style:font-pitch="variable" fo:font-size="13pt" fo:language="en" fo:country="US" fo:font-style="italic" style:font-name-asian="Arial2" style:font-family-asian="Arial" style:font-family-generic-asian="system" style:font-pitch-asian="variable" style:font-size-asian="13pt" style:language-asian="en" style:country-asian="US" style:font-style-asian="italic" style:font-name-complex="Arial2" style:font-family-complex="Arial" style:font-family-generic-complex="system" style:font-pitch-complex="variable" style:font-size-complex="13pt" style:language-complex="ar" style:country-complex="SA" style:font-style-complex="italic"/>
    </style:style>
    <style:style style:name="List_20_Paragraph" style:display-name="List Paragraph" style:family="paragraph" style:parent-style-name="Standard">
      <style:paragraph-properties fo:margin-left="1.475cm" fo:text-indent="-0.63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99cm" fo:margin-top="0.071cm" fo:margin-bottom="0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ListLabel_20_1" style:display-name="ListLabel 1"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 style:display-name="ListLabel 2"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141%"/>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75cm"/>
        </style:list-level-properties>
        <style:text-properties style:font-name="Lucida Sans Unicode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11cm"/>
        </style:list-level-properties>
        <style:text-properties style:font-name="Lucida Sans Unicode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4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40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17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93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4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187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99cm" fo:margin-right="1.799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799cm" fo:margin-bottom="0.494cm" fo:margin-left="1.799cm" fo:margin-right="1.799cm" style:writing-mode="lr-tb" style:layout-grid-color="#c0c0c0" style:layout-grid-lines="256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328cm" fo:margin-bottom="0.494cm" fo:margin-left="1.799cm" fo:margin-right="1.799cm" style:writing-mode="lr-tb" style:layout-grid-color="#c0c0c0" style:layout-grid-lines="2511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834cm" fo:margin-bottom="0.494cm" fo:margin-left="1.799cm" fo:margin-right="1.799cm" style:writing-mode="lr-tb" style:layout-grid-color="#c0c0c0" style:layout-grid-lines="256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05cm" fo:margin-bottom="0.494cm" fo:margin-left="1.799cm" fo:margin-right="1.799cm" style:writing-mode="lr-tb" style:layout-grid-color="#c0c0c0" style:layout-grid-lines="249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4" draw:style-name="Mdp1"/>
    <style:master-page style:name="Converted7" style:page-layout-name="Mpm3" draw:style-name="Mdp1"/>
    <style:master-page style:name="Converted8" style:page-layout-name="Mpm3" draw:style-name="Mdp1"/>
    <style:master-page style:name="Converted9" style:page-layout-name="Mpm5" draw:style-name="Mdp1"/>
    <style:master-page style:name="Converted10" style:page-layout-name="Mpm6" draw:style-name="Mdp1"/>
    <style:master-page style:name="Converted11"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15:33:54</meta:creation-date>
    <dc:date>2025-07-25T17:43:50.587000000</dc:date>
    <meta:editing-duration>PT12H15M14S</meta:editing-duration>
    <meta:generator>LibreOffice/7.6.4.1$Windows_X86_64 LibreOffice_project/e19e193f88cd6c0525a17fb7a176ed8e6a3e2aa1</meta:generator>
    <meta:editing-cycles>396</meta:editing-cycles>
    <meta:print-date>2024-01-16T09:49:30.809000000</meta:print-date>
    <meta:document-statistic meta:table-count="2" meta:image-count="0" meta:object-count="0" meta:page-count="14" meta:paragraph-count="273" meta:word-count="4051" meta:character-count="25696" meta:non-whitespace-character-count="21993"/>
    <meta:user-defined meta:name="AppVersion">12.0000</meta:user-defined>
    <meta:user-defined meta:name="Created" meta:value-type="date">2022-05-23T00:00:00</meta:user-defined>
    <meta:user-defined meta:name="Creator">Writer</meta:user-defined>
    <meta:user-defined meta:name="LastSaved" meta:value-type="date">2022-05-23T00:00:00</meta:user-defined>
    <meta:template xlink:type="simple" xlink:actuate="onRequest" xlink:title="Normal" xlink:href=""/>
  </office:meta>
</office:document-meta>
</file>